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5in"/>
    </style:style>
    <style:style style:name="co2" style:family="table-column">
      <style:table-column-properties fo:break-before="auto" style:column-width="2.311in"/>
    </style:style>
    <style:style style:name="co3" style:family="table-column">
      <style:table-column-properties fo:break-before="auto" style:column-width="1.7528in"/>
    </style:style>
    <style:style style:name="co4" style:family="table-column">
      <style:table-column-properties fo:break-before="auto" style:column-width="3.0161in"/>
    </style:style>
    <style:style style:name="co5" style:family="table-column">
      <style:table-column-properties fo:break-before="auto" style:column-width="3.2807in"/>
    </style:style>
    <style:style style:name="co6" style:family="table-column">
      <style:table-column-properties fo:break-before="auto" style:column-width="2.4575in"/>
    </style:style>
    <style:style style:name="co7" style:family="table-column">
      <style:table-column-properties fo:break-before="auto" style:column-width="1.8409in"/>
    </style:style>
    <style:style style:name="co8" style:family="table-column">
      <style:table-column-properties fo:break-before="auto" style:column-width="2.6339in"/>
    </style:style>
    <style:style style:name="co9" style:family="table-column">
      <style:table-column-properties fo:break-before="auto" style:column-width="2.7957in"/>
    </style:style>
    <style:style style:name="co10" style:family="table-column">
      <style:table-column-properties fo:break-before="auto" style:column-width="2.1882in"/>
    </style:style>
    <style:style style:name="co11" style:family="table-column">
      <style:table-column-properties fo:break-before="auto" style:column-width="2.1783in"/>
    </style:style>
    <style:style style:name="co12" style:family="table-column">
      <style:table-column-properties fo:break-before="auto" style:column-width="1.8701in"/>
    </style:style>
    <style:style style:name="co13" style:family="table-column">
      <style:table-column-properties fo:break-before="auto" style:column-width="1.6055in"/>
    </style:style>
    <style:style style:name="co14" style:family="table-column">
      <style:table-column-properties fo:break-before="auto" style:column-width="2.3063in"/>
    </style:style>
    <style:style style:name="co15" style:family="table-column">
      <style:table-column-properties fo:break-before="auto" style:column-width="2.2083in"/>
    </style:style>
    <style:style style:name="co16" style:family="table-column">
      <style:table-column-properties fo:break-before="auto" style:column-width="1.6791in"/>
    </style:style>
    <style:style style:name="co17" style:family="table-column">
      <style:table-column-properties fo:break-before="auto" style:column-width="2.5008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22in"/>
    </style:style>
    <style:style style:name="co20" style:family="table-column">
      <style:table-column-properties fo:break-before="auto" style:column-width="1.2437in"/>
    </style:style>
    <style:style style:name="co21" style:family="table-column">
      <style:table-column-properties fo:break-before="auto" style:column-width="0.6465in"/>
    </style:style>
    <style:style style:name="co22" style:family="table-column">
      <style:table-column-properties fo:break-before="auto" style:column-width="2.8307in"/>
    </style:style>
    <style:style style:name="co23" style:family="table-column">
      <style:table-column-properties fo:break-before="auto" style:column-width="0.8681in"/>
    </style:style>
    <style:style style:name="co24" style:family="table-column">
      <style:table-column-properties fo:break-before="auto" style:column-width="2.1154in"/>
    </style:style>
    <style:style style:name="co25" style:family="table-column">
      <style:table-column-properties fo:break-before="auto" style:column-width="3.9673in"/>
    </style:style>
    <style:style style:name="co26" style:family="table-column">
      <style:table-column-properties fo:break-before="auto" style:column-width="4.6429in"/>
    </style:style>
    <style:style style:name="co27" style:family="table-column">
      <style:table-column-properties fo:break-before="auto" style:column-width="8.1925in"/>
    </style:style>
    <style:style style:name="co28" style:family="table-column">
      <style:table-column-properties fo:break-before="auto" style:column-width="6.8634in"/>
    </style:style>
    <style:style style:name="co29" style:family="table-column">
      <style:table-column-properties fo:break-before="auto" style:column-width="1.1161in"/>
    </style:style>
    <style:style style:name="co30" style:family="table-column">
      <style:table-column-properties fo:break-before="auto" style:column-width="1.2335in"/>
    </style:style>
    <style:style style:name="co31" style:family="table-column">
      <style:table-column-properties fo:break-before="auto" style:column-width="1.278in"/>
    </style:style>
    <style:style style:name="co32" style:family="table-column">
      <style:table-column-properties fo:break-before="auto" style:column-width="1.4244in"/>
    </style:style>
    <style:style style:name="co33" style:family="table-column">
      <style:table-column-properties fo:break-before="auto" style:column-width="2.5736in"/>
    </style:style>
    <style:style style:name="co34" style:family="table-column">
      <style:table-column-properties fo:break-before="auto" style:column-width="3.1161in"/>
    </style:style>
    <style:style style:name="co35" style:family="table-column">
      <style:table-column-properties fo:break-before="auto" style:column-width="1.9409in"/>
    </style:style>
    <style:style style:name="co36" style:family="table-column">
      <style:table-column-properties fo:break-before="auto" style:column-width="7.0453in"/>
    </style:style>
    <style:style style:name="co37" style:family="table-column">
      <style:table-column-properties fo:break-before="auto" style:column-width="2.0126in"/>
    </style:style>
    <style:style style:name="co38" style:family="table-column">
      <style:table-column-properties fo:break-before="auto" style:column-width="12.0016in"/>
    </style:style>
    <style:style style:name="co39" style:family="table-column">
      <style:table-column-properties fo:break-before="auto" style:column-width="3.9807in"/>
    </style:style>
    <style:style style:name="co40" style:family="table-column">
      <style:table-column-properties fo:break-before="auto" style:column-width="2.879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3118in" fo:break-before="auto" style:use-optimal-row-height="true"/>
    </style:style>
    <style:style style:name="ro11" style:family="table-row">
      <style:table-row-properties style:row-height="0.3409in" fo:break-before="auto" style:use-optimal-row-height="true"/>
    </style:style>
    <style:style style:name="ro12" style:family="table-row">
      <style:table-row-properties style:row-height="0.4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order-bottom="0.74pt solid #000000" fo:wrap-option="no-wrap" fo:border-left="none" fo:border-right="none" fo:border-top="2.24pt solid #000000" style:vertical-align="top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wrap-option="no-wrap" style:vertical-align="top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transparent" fo:wrap-option="no-wrap" style:vertical-align="top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wrap-option="no-wrap" style:vertical-align="top"/>
      <style:text-properties style:font-name="Liberation Sans" fo:font-size="12pt" style:font-name-asian="DejaVu Sans" style:font-size-asian="12pt" style:font-name-complex="Noto Sans Arabic" style:font-size-complex="12pt"/>
    </style:style>
    <style:style style:name="ce7" style:family="table-cell" style:parent-style-name="Default">
      <style:table-cell-properties fo:border-bottom="0.74pt solid #000000" fo:wrap-option="no-wrap" fo:border-left="none" fo:border-right="none" fo:border-top="none"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fo:wrap-option="no-wrap" style:vertical-align="top"/>
    </style:style>
    <style:style style:name="ce37" style:family="table-cell" style:parent-style-name="Default">
      <style:table-cell-properties fo:border-bottom="0.74pt solid #000000" fo:background-color="transparent" fo:wrap-option="no-wrap" fo:border-left="none" fo:border-right="none" fo:border-top="2.24pt solid #000000" style:vertical-align="top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transparent" fo:wrap-option="no-wrap" style:vertical-align="top"/>
    </style:style>
    <style:style style:name="ce9" style:family="table-cell" style:parent-style-name="Default">
      <style:table-cell-properties fo:background-color="#50ad9f" fo:wrap-option="no-wrap" style:vertical-align="top"/>
    </style:style>
    <style:style style:name="ce10" style:family="table-cell" style:parent-style-name="Default">
      <style:table-cell-properties fo:background-color="#bc272d" fo:wrap-option="no-wrap" style:vertical-align="top"/>
    </style:style>
    <style:style style:name="ce11" style:family="table-cell" style:parent-style-name="Default">
      <style:table-cell-properties fo:background-color="#e9c716" fo:wrap-option="no-wrap" style:vertical-align="top"/>
    </style:style>
    <style:style style:name="ce36" style:family="table-cell" style:parent-style-name="Default">
      <style:table-cell-properties fo:border-bottom="0.74pt solid #000000" fo:background-color="transparent" fo:wrap-option="no-wrap" fo:border-left="none" fo:border-right="none" fo:border-top="none" style:vertical-align="top"/>
    </style:style>
    <style:style style:name="ce39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74pt solid #000000" fo:background-color="#50ad9f" fo:wrap-option="no-wrap" fo:border-left="none" fo:border-right="none" fo:border-top="none" style:vertical-align="top"/>
    </style:style>
    <style:style style:name="ce42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9c716" style:text-align-source="fix" style:repeat-content="false" fo:wrap-option="no-wrap" style:vertical-align="bottom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fo:wrap-option="no-wrap" style:vertical-align="top"/>
    </style:style>
    <style:style style:name="ce17" style:family="table-cell" style:parent-style-name="Default">
      <style:table-cell-properties fo:background-color="#50ad9f" style:text-align-source="fix" style:repeat-content="false" fo:wrap-option="no-wrap" style:vertical-align="bottom"/>
      <style:paragraph-properties fo:text-align="center" fo:margin-left="0in"/>
      <style:text-properties fo:color="#000000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wrap-option="no-wrap" style:vertical-align="top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wrap-option="no-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order-bottom="0.74pt solid #000000" fo:wrap-option="no-wrap" fo:border-left="none" fo:border-right="none" fo:border-top="2.24pt solid #000000" style:vertical-align="top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background-color="transparent" fo:wrap-option="no-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wrap-option="no-wrap" fo:border-left="none" fo:border-right="none" fo:border-top="non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ison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8"/>
        <table:table-column table:style-name="co3" table:default-cell-style-name="ce3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9"/>
        <table:table-column table:style-name="co18" table:number-columns-repeated="16366" table:default-cell-style-name="Default"/>
        <table:table-row table:style-name="ro1">
          <table:table-cell table:style-name="ce5" office:value-type="string" calcext:value-type="string">
            <text:p>Gene Cluster Hit</text:p>
          </table:table-cell>
          <table:table-cell table:style-name="ce37" office:value-type="string" calcext:value-type="string">
            <text:p>C.javanica_Apopka97</text:p>
          </table:table-cell>
          <table:table-cell table:style-name="ce37" office:value-type="string" calcext:value-type="string">
            <text:p>C.javanica_IJ2G</text:p>
          </table:table-cell>
          <table:table-cell table:style-name="ce5" office:value-type="string" calcext:value-type="string">
            <text:p>C.fumosorosea_ARSEF2679</text:p>
          </table:table-cell>
          <table:table-cell table:style-name="ce5" office:value-type="string" calcext:value-type="string">
            <text:p>C.fumosorosea_grCorFumo1.1</text:p>
          </table:table-cell>
          <table:table-cell table:style-name="ce5" office:value-type="string" calcext:value-type="string">
            <text:p>C.militaris_ATCC34164</text:p>
          </table:table-cell>
          <table:table-cell table:style-name="ce5" office:value-type="string" calcext:value-type="string">
            <text:p>C.militaris_CM01</text:p>
          </table:table-cell>
          <table:table-cell table:style-name="ce5" office:value-type="string" calcext:value-type="string">
            <text:p>C.cateniannulata_FRD24</text:p>
          </table:table-cell>
          <table:table-cell table:style-name="ce5" office:value-type="string" calcext:value-type="string">
            <text:p>C.cateniannulata_MBC234</text:p>
          </table:table-cell>
          <table:table-cell table:style-name="ce5" office:value-type="string" calcext:value-type="string">
            <text:p>B.bassiana_ERL836</text:p>
          </table:table-cell>
          <table:table-cell table:style-name="ce5" office:value-type="string" calcext:value-type="string">
            <text:p>B.bassiana_JEF-350</text:p>
          </table:table-cell>
          <table:table-cell table:style-name="ce5" office:value-type="string" calcext:value-type="string">
            <text:p>M.brunneum4556</text:p>
          </table:table-cell>
          <table:table-cell table:style-name="ce5" office:value-type="string" calcext:value-type="string">
            <text:p>M.brunneum3297</text:p>
          </table:table-cell>
          <table:table-cell table:style-name="ce5" office:value-type="string" calcext:value-type="string">
            <text:p>E.festucae_Fl1</text:p>
          </table:table-cell>
          <table:table-cell table:style-name="ce5" office:value-type="string" calcext:value-type="string">
            <text:p>E.festucae_RoseCity</text:p>
          </table:table-cell>
          <table:table-cell table:style-name="ce5" office:value-type="string" calcext:value-type="string">
            <text:p>T.Reesei_CBS999.97</text:p>
          </table:table-cell>
          <table:table-cell table:style-name="ce5" office:value-type="string" calcext:value-type="string">
            <text:p>T.Reesei_QM6a</text:p>
          </table:table-cell>
          <table:table-cell table:style-name="ce20" office:value-type="string" calcext:value-type="string">
            <text:p>Final Count per species</text:p>
          </table:table-cell>
          <table:table-cell table:style-name="ce23" table:number-columns-repeated="16366"/>
        </table:table-row>
        <table:table-row table:style-name="ro2">
          <table:table-cell table:style-name="ce6" office:value-type="string" calcext:value-type="string">
            <text:p>4-epi-15-epi-brefeldin A</text:p>
          </table:table-cell>
          <table:table-cell table:style-name="ce33" table:number-columns-repeated="2"/>
          <table:table-cell table:style-name="ce18" table:number-columns-repeated="6"/>
          <table:table-cell table:style-name="ce10" table:number-columns-repeated="2"/>
          <table:table-cell table:style-name="ce18" table:number-columns-repeated="6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29" office:value-type="string" calcext:value-type="string">
            <text:p>Acurin A</text:p>
          </table:table-cell>
          <table:table-cell table:style-name="ce33" table:number-columns-repeated="14"/>
          <table:table-cell table:style-name="ce10"/>
          <table:table-cell table:style-name="ce33"/>
          <table:table-cell table:style-name="ce47" office:value-type="string" calcext:value-type="string">
            <text:p>1</text:p>
          </table:table-cell>
          <table:table-cell table:style-name="ce38" table:number-columns-repeated="16366"/>
        </table:table-row>
        <table:table-row table:style-name="ro2">
          <table:table-cell table:style-name="ce6" office:value-type="string" calcext:value-type="string">
            <text:p>AKML B/AKML D/AKML A/AKML C</text:p>
          </table:table-cell>
          <table:table-cell table:style-name="ce33" table:number-columns-repeated="2"/>
          <table:table-cell table:style-name="ce18" table:number-columns-repeated="8"/>
          <table:table-cell table:style-name="ce9" table:number-columns-repeated="2"/>
          <table:table-cell table:style-name="ce11"/>
          <table:table-cell table:style-name="ce9"/>
          <table:table-cell table:style-name="ce33" table:number-columns-repeated="2"/>
          <table:table-cell table:style-name="ce21" office:value-type="string" calcext:value-type="string">
            <text:p>4</text:p>
          </table:table-cell>
          <table:table-cell table:number-columns-repeated="16366"/>
        </table:table-row>
        <table:table-row table:style-name="ro2">
          <table:table-cell table:style-name="ce26" office:value-type="string" calcext:value-type="string">
            <text:p>ascochlorin</text:p>
          </table:table-cell>
          <table:table-cell table:style-name="ce33" table:number-columns-repeated="15"/>
          <table:table-cell table:style-name="ce11"/>
          <table:table-cell table:style-name="ce47" office:value-type="string" calcext:value-type="string">
            <text:p>1</text:p>
          </table:table-cell>
          <table:table-cell table:style-name="ce38" table:number-columns-repeated="16366"/>
        </table:table-row>
        <table:table-row table:style-name="ro2">
          <table:table-cell table:style-name="ce29" office:value-type="string" calcext:value-type="string">
            <text:p>aurofusarin</text:p>
          </table:table-cell>
          <table:table-cell table:style-name="ce33" table:number-columns-repeated="2"/>
          <table:table-cell table:style-name="ce18" table:number-columns-repeated="8"/>
          <table:table-cell/>
          <table:table-cell table:style-name="ce33"/>
          <table:table-cell table:style-name="ce18"/>
          <table:table-cell table:style-name="ce33"/>
          <table:table-cell table:style-name="ce10" table:number-columns-repeated="2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BAB/BAA</text:p>
          </table:table-cell>
          <table:table-cell table:style-name="ce33" table:number-columns-repeated="2"/>
          <table:table-cell table:style-name="ce18" table:number-columns-repeated="6"/>
          <table:table-cell table:number-columns-repeated="2"/>
          <table:table-cell table:style-name="ce9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1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bassianolide</text:p>
          </table:table-cell>
          <table:table-cell table:style-name="ce33" table:number-columns-repeated="2"/>
          <table:table-cell table:number-columns-repeated="6"/>
          <table:table-cell table:style-name="ce11" table:number-columns-repeated="2"/>
          <table:table-cell table:number-columns-repeated="6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beauvericin</text:p>
          </table:table-cell>
          <table:table-cell table:style-name="ce33" table:number-columns-repeated="2"/>
          <table:table-cell table:style-name="ce11" table:number-columns-repeated="3"/>
          <table:table-cell table:style-name="ce10"/>
          <table:table-cell table:number-columns-repeated="2" table:style-name="ce13" office:value-type="string" calcext:value-type="string">
            <text:p>x2</text:p>
          </table:table-cell>
          <table:table-cell table:style-name="ce9" table:number-columns-repeated="2"/>
          <table:table-cell table:style-name="ce18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8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beauveriolide B/beauveriolide C/beauveriolide D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9"/>
          <table:table-cell table:style-name="ce11"/>
          <table:table-cell table:style-name="ce18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beauveriolide I/beauveriolide III</text:p>
          </table:table-cell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4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burnettiene A/preburnettiene B/preburnettiene A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0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1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chaetoviridin E/11-epichaetomugilin A</text:p>
          </table:table-cell>
          <table:table-cell table:style-name="ce33"/>
          <table:table-cell table:style-name="ce10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33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1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choline</text:p>
          </table:table-cell>
          <table:table-cell table:style-name="ce9" table:number-columns-repeated="16"/>
          <table:table-cell table:style-name="ce21" office:value-type="string" calcext:value-type="string">
            <text:p>16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clapurines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3"/>
          <table:table-cell table:style-name="ce33"/>
          <table:table-cell table:style-name="ce11" table:number-columns-repeated="2"/>
          <table:table-cell table:style-name="ce33" table:number-columns-repeated="2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clavaric acid</text:p>
          </table:table-cell>
          <table:table-cell table:style-name="ce33" table:number-columns-repeated="2"/>
          <table:table-cell table:style-name="ce9" table:number-columns-repeated="8"/>
          <table:table-cell table:style-name="ce18"/>
          <table:table-cell table:style-name="ce33"/>
          <table:table-cell table:style-name="ce18"/>
          <table:table-cell table:style-name="ce33" table:number-columns-repeated="2"/>
          <table:table-cell table:style-name="ce9"/>
          <table:table-cell table:style-name="ce21" office:value-type="string" calcext:value-type="string">
            <text:p>9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cryptosporioptide B/cryptosporioptide A/cryptosporioptide C</text:p>
          </table:table-cell>
          <table:table-cell table:style-name="ce33" table:number-columns-repeated="2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47" office:value-type="string" calcext:value-type="string">
            <text:p>2</text:p>
          </table:table-cell>
          <table:table-cell table:style-name="ce38" table:number-columns-repeated="16366"/>
        </table:table-row>
        <table:table-row table:style-name="ro2">
          <table:table-cell table:style-name="ce29" office:value-type="string" calcext:value-type="string">
            <text:p>cyclochlorotine/hydroxycyclochlorotine A/cyclotine/cyclochlorotine B/deoxy-Cyclochlorotine</text:p>
          </table:table-cell>
          <table:table-cell table:style-name="ce33" table:number-columns-repeated="11"/>
          <table:table-cell table:style-name="ce11"/>
          <table:table-cell table:style-name="ce33" table:number-columns-repeated="4"/>
          <table:table-cell table:style-name="ce47" office:value-type="string" calcext:value-type="string">
            <text:p>1</text:p>
          </table:table-cell>
          <table:table-cell table:style-name="ce38" table:number-columns-repeated="16366"/>
        </table:table-row>
        <table:table-row table:style-name="ro2">
          <table:table-cell table:style-name="ce29" office:value-type="string" calcext:value-type="string">
            <text:p>cyclosporin</text:p>
          </table:table-cell>
          <table:table-cell table:style-name="ce33" table:number-columns-repeated="13"/>
          <table:table-cell table:style-name="ce10"/>
          <table:table-cell table:style-name="ce33" table:number-columns-repeated="2"/>
          <table:table-cell table:style-name="ce21" office:value-type="string" calcext:value-type="string">
            <text:p>1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desmethylbassianin</text:p>
          </table:table-cell>
          <table:table-cell table:style-name="ce33" table:number-columns-repeated="2"/>
          <table:table-cell table:style-name="ce18" table:number-columns-repeated="2"/>
          <table:table-cell table:style-name="ce11"/>
          <table:table-cell table:style-name="ce9"/>
          <table:table-cell table:style-name="ce18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/>
          <table:table-cell table:style-name="ce11" table:number-columns-repeated="2"/>
          <table:table-cell table:style-name="ce21" office:value-type="string" calcext:value-type="string">
            <text:p>4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destruxin A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0"/>
          <table:table-cell table:style-name="ce11"/>
          <table:table-cell table:style-name="ce18"/>
          <table:table-cell table:style-name="ce33" table:number-columns-repeated="3"/>
          <table:table-cell table:style-name="ce47" office:value-type="string" calcext:value-type="string">
            <text:p>2</text:p>
          </table:table-cell>
          <table:table-cell table:style-name="ce38" table:number-columns-repeated="16366"/>
        </table:table-row>
        <table:table-row table:style-name="ro2">
          <table:table-cell table:style-name="ce26" office:value-type="string" calcext:value-type="string">
            <text:p>dichlorodiaporthin</text:p>
          </table:table-cell>
          <table:table-cell table:style-name="ce33" table:number-columns-repeated="14"/>
          <table:table-cell table:style-name="ce11" table:number-columns-repeated="2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epichloenin A</text:p>
          </table:table-cell>
          <table:table-cell table:style-name="ce9" table:number-columns-repeated="2"/>
          <table:table-cell table:style-name="ce18" table:number-columns-repeated="4"/>
          <table:table-cell table:style-name="ce9" table:number-columns-repeated="2"/>
          <table:table-cell table:style-name="ce18" table:number-columns-repeated="3"/>
          <table:table-cell table:style-name="ce33"/>
          <table:table-cell table:style-name="ce9"/>
          <table:table-cell table:style-name="ce33" table:number-columns-repeated="3"/>
          <table:table-cell table:style-name="ce21" office:value-type="string" calcext:value-type="string">
            <text:p>5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ergotamine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3"/>
          <table:table-cell table:style-name="ce33"/>
          <table:table-cell table:style-name="ce10"/>
          <table:table-cell table:style-name="ce33" table:number-columns-repeated="3"/>
          <table:table-cell table:style-name="ce21" office:value-type="string" calcext:value-type="string">
            <text:p>1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ergovaline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3"/>
          <table:table-cell table:style-name="ce33"/>
          <table:table-cell table:style-name="ce11" table:number-columns-repeated="2"/>
          <table:table-cell table:style-name="ce33" table:number-columns-repeated="2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eupenifeldin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FR901512</text:p>
          </table:table-cell>
          <table:table-cell table:style-name="ce9"/>
          <table:table-cell table:style-name="ce33"/>
          <table:table-cell table:style-name="ce18" table:number-columns-repeated="5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1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fumonisin</text:p>
          </table:table-cell>
          <table:table-cell table:style-name="ce10" table:number-columns-repeated="2"/>
          <table:table-cell table:style-name="ce18" table:number-columns-repeated="5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fumosorinone</text:p>
          </table:table-cell>
          <table:table-cell table:style-name="ce33" table:number-columns-repeated="2"/>
          <table:table-cell table:style-name="ce9" table:number-columns-repeated="2"/>
          <table:table-cell table:style-name="ce18" table:number-columns-repeated="2"/>
          <table:table-cell table:style-name="ce9" table:number-columns-repeated="2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4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fusarielin H</text:p>
          </table:table-cell>
          <table:table-cell table:style-name="ce33" table:number-columns-repeated="2"/>
          <table:table-cell table:style-name="ce18" table:number-columns-repeated="4"/>
          <table:table-cell table:style-name="ce11" table:number-columns-repeated="2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fusarin</text:p>
          </table:table-cell>
          <table:table-cell table:style-name="ce33"/>
          <table:table-cell table:style-name="ce9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9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GKK1032 A2/pyrrocidine A/pyrrocidine B</text:p>
          </table:table-cell>
          <table:table-cell table:style-name="ce11" table:number-columns-repeated="2"/>
          <table:table-cell table:style-name="ce18" table:number-columns-repeated="5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harziphilone/t22azaphilone/isoharziphilone-1/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1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helvolic acid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lijiquinone</text:p>
          </table:table-cell>
          <table:table-cell table:style-name="ce10"/>
          <table:table-cell table:style-name="ce33"/>
          <table:table-cell table:style-name="ce18" table:number-columns-repeated="5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1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lucilactaene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1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lysergic acid/elymoclavine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1"/>
          <table:table-cell table:style-name="ce10"/>
          <table:table-cell table:style-name="ce18"/>
          <table:table-cell table:style-name="ce33" table:number-columns-repeated="3"/>
          <table:table-cell table:style-name="ce47" office:value-type="string" calcext:value-type="string">
            <text:p>2</text:p>
          </table:table-cell>
          <table:table-cell table:style-name="ce38" table:number-columns-repeated="16366"/>
        </table:table-row>
        <table:table-row table:style-name="ro2">
          <table:table-cell table:style-name="ce29" office:value-type="string" calcext:value-type="string">
            <text:p>melinacidin IV</text:p>
          </table:table-cell>
          <table:table-cell table:style-name="ce33" table:number-columns-repeated="14"/>
          <table:table-cell table:style-name="ce9" table:number-columns-repeated="2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metachelin C/metachelin A/dimerumic acid</text:p>
          </table:table-cell>
          <table:table-cell table:style-name="ce9"/>
          <table:table-cell table:style-name="ce10"/>
          <table:table-cell table:style-name="ce11" table:number-columns-repeated="2"/>
          <table:table-cell table:style-name="ce9" table:number-columns-repeated="2"/>
          <table:table-cell table:style-name="ce11" table:number-columns-repeated="2"/>
          <table:table-cell table:style-name="ce9" table:number-columns-repeated="4"/>
          <table:table-cell table:style-name="ce18"/>
          <table:table-cell table:style-name="ce33"/>
          <table:table-cell table:style-name="ce11" table:number-columns-repeated="2"/>
          <table:table-cell table:style-name="ce21" office:value-type="string" calcext:value-type="string">
            <text:p>14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neosartorin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3"/>
          <table:table-cell table:style-name="ce33"/>
          <table:table-cell table:style-name="ce10" table:number-columns-repeated="2"/>
          <table:table-cell table:style-name="ce33" table:number-columns-repeated="2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nivalenol/deoxynivalenol/3-acetyldeoxynivalenol</text:p>
          </table:table-cell>
          <table:table-cell table:style-name="ce33" table:number-columns-repeated="2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10" table:number-columns-repeated="3"/>
          <table:table-cell table:style-name="ce18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4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oosporein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9" table:number-columns-repeated="2"/>
          <table:table-cell table:style-name="ce18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3">
          <table:table-cell table:style-name="ce6" office:value-type="string" calcext:value-type="string">
            <text:p>peramine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7" office:value-type="string" calcext:value-type="string">
            <text:p>x2</text:p>
          </table:table-cell>
          <table:table-cell table:style-name="ce17"/>
          <table:table-cell table:style-name="ce9"/>
          <table:table-cell table:style-name="ce17" office:value-type="string" calcext:value-type="string">
            <text:p>x2</text:p>
          </table:table-cell>
          <table:table-cell table:style-name="ce33" table:number-columns-repeated="2"/>
          <table:table-cell table:style-name="ce21" office:value-type="string" calcext:value-type="string">
            <text:p>4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phomasetin</text:p>
          </table:table-cell>
          <table:table-cell table:style-name="ce11"/>
          <table:table-cell table:style-name="ce10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4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PR-toxin</text:p>
          </table:table-cell>
          <table:table-cell table:style-name="ce33" table:number-columns-repeated="2"/>
          <table:table-cell table:style-name="ce18" table:number-columns-repeated="2"/>
          <table:table-cell table:style-name="ce11" table:number-columns-repeated="2"/>
          <table:table-cell table:style-name="ce18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pseurotin/azaspirene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pyranoviolin A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pyrichalasin H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serinocyclin A/serinocyclin B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9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1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shearinine D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1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shimalactone A/shimalactone B</text:p>
          </table:table-cell>
          <table:table-cell table:style-name="ce11"/>
          <table:table-cell table:style-name="ce10"/>
          <table:table-cell table:style-name="ce11" table:number-columns-repeated="2"/>
          <table:table-cell table:style-name="ce18" table:number-columns-repeated="2"/>
          <table:table-cell table:style-name="ce11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5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sirodesmin PL</text:p>
          </table:table-cell>
          <table:table-cell table:style-name="ce33" table:number-columns-repeated="2"/>
          <table:table-cell table:style-name="ce18" table:number-columns-repeated="4"/>
          <table:table-cell table:style-name="ce11" table:number-columns-repeated="2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solanapyrone D</text:p>
          </table:table-cell>
          <table:table-cell table:style-name="ce9" table:number-columns-repeated="2"/>
          <table:table-cell table:style-name="ce18" table:number-columns-repeated="5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47" office:value-type="string" calcext:value-type="string">
            <text:p>2</text:p>
          </table:table-cell>
          <table:table-cell table:style-name="ce38" table:number-columns-repeated="16366"/>
        </table:table-row>
        <table:table-row table:style-name="ro2">
          <table:table-cell table:style-name="ce29" office:value-type="string" calcext:value-type="string">
            <text:p>sorbicillin</text:p>
          </table:table-cell>
          <table:table-cell table:style-name="ce33" table:number-columns-repeated="14"/>
          <table:table-cell table:style-name="ce11" table:number-columns-repeated="2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squalestatin S1</text:p>
          </table:table-cell>
          <table:table-cell table:style-name="ce11" table:number-columns-repeated="10"/>
          <table:table-cell table:style-name="ce18"/>
          <table:table-cell table:style-name="ce33"/>
          <table:table-cell table:style-name="ce18"/>
          <table:table-cell table:style-name="ce33"/>
          <table:table-cell table:style-name="ce11" table:number-columns-repeated="2"/>
          <table:table-cell table:style-name="ce21" office:value-type="string" calcext:value-type="string">
            <text:p>1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swainsonine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9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tenellin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9" table:number-columns-repeated="2"/>
          <table:table-cell table:style-name="ce18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trichodiene-11-one</text:p>
          </table:table-cell>
          <table:table-cell table:style-name="ce33" table:number-columns-repeated="2"/>
          <table:table-cell table:style-name="ce18" table:number-columns-repeated="4"/>
          <table:table-cell table:style-name="ce10"/>
          <table:table-cell table:style-name="ce33"/>
          <table:table-cell table:style-name="ce10" table:number-columns-repeated="2"/>
          <table:table-cell table:style-name="ce18"/>
          <table:table-cell table:style-name="ce33"/>
          <table:table-cell table:style-name="ce18"/>
          <table:table-cell table:style-name="ce33" table:number-columns-repeated="3"/>
          <table:table-cell table:style-name="ce47" office:value-type="string" calcext:value-type="string">
            <text:p>3</text:p>
          </table:table-cell>
          <table:table-cell table:style-name="ce38" table:number-columns-repeated="16366"/>
        </table:table-row>
        <table:table-row table:style-name="ro2">
          <table:table-cell table:style-name="ce29" office:value-type="string" calcext:value-type="string">
            <text:p>trichobrasilenol/xylarenic acid B/brasilane A/brasilane F/brasilane E/brasilane D</text:p>
          </table:table-cell>
          <table:table-cell table:style-name="ce33" table:number-columns-repeated="14"/>
          <table:table-cell table:style-name="ce11" table:number-columns-repeated="2"/>
          <table:table-cell table:style-name="ce47" office:value-type="string" calcext:value-type="string">
            <text:p>2</text:p>
          </table:table-cell>
          <table:table-cell table:style-name="ce38" table:number-columns-repeated="16366"/>
        </table:table-row>
        <table:table-row table:style-name="ro2">
          <table:table-cell table:style-name="ce29" office:value-type="string" calcext:value-type="string">
            <text:p>trichoxide</text:p>
          </table:table-cell>
          <table:table-cell table:style-name="ce33" table:number-columns-repeated="14"/>
          <table:table-cell table:style-name="ce11" table:number-columns-repeated="2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ustiloxin B</text:p>
          </table:table-cell>
          <table:table-cell table:style-name="ce33" table:number-columns-repeated="2"/>
          <table:table-cell table:style-name="ce11" table:number-columns-repeated="2"/>
          <table:table-cell table:style-name="ce18" table:number-columns-repeated="2"/>
          <table:table-cell table:style-name="ce11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3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viridicatumtoxin/previridicatumtoxin/5-hydroxyanthrotainin/8-O-desmethylanthrotainin</text:p>
          </table:table-cell>
          <table:table-cell table:style-name="ce33" table:number-columns-repeated="2"/>
          <table:table-cell table:style-name="ce18" table:number-columns-repeated="5"/>
          <table:table-cell table:style-name="ce33"/>
          <table:table-cell table:style-name="ce18" table:number-columns-repeated="2"/>
          <table:table-cell table:style-name="ce11" table:number-columns-repeated="2"/>
          <table:table-cell table:style-name="ce18"/>
          <table:table-cell table:style-name="ce33" table:number-columns-repeated="3"/>
          <table:table-cell table:style-name="ce21" office:value-type="string" calcext:value-type="string">
            <text:p>2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viriditoxin</text:p>
          </table:table-cell>
          <table:table-cell table:style-name="ce33" table:number-columns-repeated="2"/>
          <table:table-cell table:style-name="ce10" table:number-columns-repeated="2"/>
          <table:table-cell table:style-name="ce11" table:number-columns-repeated="2"/>
          <table:table-cell table:style-name="ce18"/>
          <table:table-cell table:style-name="ce33"/>
          <table:table-cell table:style-name="ce18" table:number-columns-repeated="3"/>
          <table:table-cell table:style-name="ce33"/>
          <table:table-cell table:style-name="ce18"/>
          <table:table-cell table:style-name="ce33" table:number-columns-repeated="3"/>
          <table:table-cell table:style-name="ce21" office:value-type="string" calcext:value-type="string">
            <text:p>4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YWA1</text:p>
          </table:table-cell>
          <table:table-cell table:style-name="ce36" table:number-columns-repeated="2"/>
          <table:table-cell table:style-name="ce18" table:number-columns-repeated="5"/>
          <table:table-cell table:style-name="ce33"/>
          <table:table-cell table:style-name="ce9" table:number-columns-repeated="4"/>
          <table:table-cell table:style-name="ce18"/>
          <table:table-cell table:style-name="ce33" table:number-columns-repeated="3"/>
          <table:table-cell table:style-name="ce22" office:value-type="string" calcext:value-type="string">
            <text:p>4</text:p>
          </table:table-cell>
          <table:table-cell table:number-columns-repeated="16366"/>
        </table:table-row>
        <table:table-row table:style-name="ro2">
          <table:table-cell table:style-name="ce7" office:value-type="string" calcext:value-type="string">
            <text:p>ε-Poly-L-lysine</text:p>
          </table:table-cell>
          <table:table-cell table:style-name="ce9" table:number-columns-repeated="2"/>
          <table:table-cell table:style-name="ce12" table:number-columns-repeated="11"/>
          <table:table-cell table:style-name="ce36" table:number-columns-repeated="3"/>
          <table:table-cell table:style-name="ce22" office:value-type="string" calcext:value-type="string">
            <text:p>13</text:p>
          </table:table-cell>
          <table:table-cell table:number-columns-repeated="16366"/>
        </table:table-row>
        <table:table-row table:style-name="ro2">
          <table:table-cell table:style-name="ce6" office:value-type="string" calcext:value-type="string">
            <text:p>Predicted clusters with no hit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0" calcext:value-type="float">
            <text:p>4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2" calcext:value-type="float">
            <text:p>22</text:p>
          </table:table-cell>
          <table:table-cell table:style-name="ce55"/>
          <table:table-cell table:number-columns-repeated="16366"/>
        </table:table-row>
        <table:table-row table:style-name="ro2">
          <table:table-cell table:style-name="ce6" office:value-type="string" calcext:value-type="string">
            <text:p>Total predicted clusters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48" calcext:value-type="float">
            <text:p>4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2" calcext:value-type="float">
            <text:p>52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5" calcext:value-type="float">
            <text:p>5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4" calcext:value-type="float">
            <text:p>34</text:p>
          </table:table-cell>
          <table:table-cell table:style-name="ce18"/>
          <table:table-cell table:number-columns-repeated="16366"/>
        </table:table-row>
        <table:table-row table:style-name="ro4">
          <table:table-cell table:style-name="ce18"/>
          <table:table-cell table:style-name="ce33" table:number-columns-repeated="2"/>
          <table:table-cell table:style-name="ce18" table:number-columns-repeated="4"/>
          <table:table-cell table:style-name="ce33"/>
          <table:table-cell table:number-columns-repeated="2"/>
          <table:table-cell table:style-name="ce16"/>
          <table:table-cell table:style-name="ce18" table:number-columns-repeated="3"/>
          <table:table-cell table:style-name="ce14" office:value-type="string" calcext:value-type="string">
            <text:p>% of genes in region with significant BLAST hit to those in the known compound gene cluster</text:p>
          </table:table-cell>
          <table:table-cell table:style-name="ce18" table:number-columns-repeated="3"/>
          <table:table-cell table:number-columns-repeated="16366"/>
        </table:table-row>
        <table:table-row table:style-name="ro4">
          <table:table-cell table:style-name="ce18"/>
          <table:table-cell table:style-name="ce33" table:number-columns-repeated="2"/>
          <table:table-cell table:style-name="ce18" table:number-columns-repeated="4"/>
          <table:table-cell table:style-name="ce33"/>
          <table:table-cell table:number-columns-repeated="2"/>
          <table:table-cell table:style-name="ce16"/>
          <table:table-cell table:style-name="ce18" table:number-columns-repeated="2"/>
          <table:table-cell table:style-name="ce9"/>
          <table:table-cell table:style-name="ce15" office:value-type="string" calcext:value-type="string">
            <text:p>70-100%</text:p>
          </table:table-cell>
          <table:table-cell table:style-name="ce18" table:number-columns-repeated="3"/>
          <table:table-cell table:number-columns-repeated="16366"/>
        </table:table-row>
        <table:table-row table:style-name="ro4">
          <table:table-cell table:style-name="ce18"/>
          <table:table-cell table:style-name="ce33" table:number-columns-repeated="2"/>
          <table:table-cell table:style-name="ce18" table:number-columns-repeated="4"/>
          <table:table-cell table:style-name="ce33"/>
          <table:table-cell table:number-columns-repeated="2"/>
          <table:table-cell table:style-name="ce16"/>
          <table:table-cell table:style-name="ce18" table:number-columns-repeated="2"/>
          <table:table-cell table:style-name="ce11"/>
          <table:table-cell table:style-name="ce15" office:value-type="string" calcext:value-type="string">
            <text:p>30-69%</text:p>
          </table:table-cell>
          <table:table-cell table:style-name="ce18" table:number-columns-repeated="3"/>
          <table:table-cell table:number-columns-repeated="16366"/>
        </table:table-row>
        <table:table-row table:style-name="ro4">
          <table:table-cell table:style-name="ce18"/>
          <table:table-cell table:number-columns-repeated="12"/>
          <table:table-cell table:style-name="ce10"/>
          <table:table-cell table:style-name="ce15" office:value-type="string" calcext:value-type="string">
            <text:p>1-29%</text:p>
          </table:table-cell>
          <table:table-cell table:style-name="ce19" table:number-columns-repeated="2"/>
          <table:table-cell table:style-name="Default"/>
          <table:table-cell table:number-columns-repeated="16366"/>
        </table:table-row>
        <table:table-row table:style-name="ro5" table:number-rows-repeated="104850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javanica_Apopka97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default-cell-style-name="ce2"/>
        <table:table-column table:style-name="co22" table:default-cell-style-name="ce3"/>
        <table:table-column table:style-name="co23" table:default-cell-style-name="Default"/>
        <table:table-column table:style-name="co18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35828" calcext:value-type="float">
            <text:p>3582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60813" calcext:value-type="float">
            <text:p>260813</text:p>
          </table:table-cell>
          <table:table-cell office:value-type="float" office:value="322230" calcext:value-type="float">
            <text:p>32223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977612" calcext:value-type="float">
            <text:p>1977612</text:p>
          </table:table-cell>
          <table:table-cell office:value-type="float" office:value="2031136" calcext:value-type="float">
            <text:p>203113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292634" calcext:value-type="float">
            <text:p>2292634</text:p>
          </table:table-cell>
          <table:table-cell office:value-type="float" office:value="2340313" calcext:value-type="float">
            <text:p>234031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868748" calcext:value-type="float">
            <text:p>2868748</text:p>
          </table:table-cell>
          <table:table-cell office:value-type="float" office:value="2929547" calcext:value-type="float">
            <text:p>292954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9935" calcext:value-type="float">
            <text:p>59935</text:p>
          </table:table-cell>
          <table:table-cell office:value-type="float" office:value="106303" calcext:value-type="float">
            <text:p>10630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46604" calcext:value-type="float">
            <text:p>146604</text:p>
          </table:table-cell>
          <table:table-cell office:value-type="float" office:value="200634" calcext:value-type="float">
            <text:p>200634</text:p>
          </table:table-cell>
          <table:table-cell table:style-name="ce2" office:value-type="string" calcext:value-type="string">
            <text:p><text:a xlink:href="https://mibig.secondarymetabolites.org/go/BGC0001251/1" xlink:type="simple">epichloenin A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64312" calcext:value-type="float">
            <text:p>264312</text:p>
          </table:table-cell>
          <table:table-cell office:value-type="float" office:value="330763" calcext:value-type="float">
            <text:p>33076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4" xlink:type="simple">Region 2.4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2420791" calcext:value-type="float">
            <text:p>2420791</text:p>
          </table:table-cell>
          <table:table-cell office:value-type="float" office:value="2454831" calcext:value-type="float">
            <text:p>2454831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2c5" xlink:type="simple">Region 2.5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936656" calcext:value-type="float">
            <text:p>2936656</text:p>
          </table:table-cell>
          <table:table-cell office:value-type="float" office:value="2958213" calcext:value-type="float">
            <text:p>295821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1" xlink:type="simple">Region 3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70132" calcext:value-type="float">
            <text:p>70132</text:p>
          </table:table-cell>
          <table:table-cell office:value-type="float" office:value="117548" calcext:value-type="float">
            <text:p>11754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2" xlink:type="simple">Region 3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053084" calcext:value-type="float">
            <text:p>3053084</text:p>
          </table:table-cell>
          <table:table-cell office:value-type="float" office:value="3122111" calcext:value-type="float">
            <text:p>312211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3" xlink:type="simple">Region 3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684161" calcext:value-type="float">
            <text:p>3684161</text:p>
          </table:table-cell>
          <table:table-cell office:value-type="float" office:value="3732594" calcext:value-type="float">
            <text:p>373259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1" xlink:type="simple">Region 4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46693" calcext:value-type="float">
            <text:p>146693</text:p>
          </table:table-cell>
          <table:table-cell office:value-type="float" office:value="241447" calcext:value-type="float">
            <text:p>241447</text:p>
          </table:table-cell>
          <table:table-cell table:style-name="ce2" office:value-type="string" calcext:value-type="string">
            <text:p><text:a xlink:href="https://mibig.secondarymetabolites.org/go/BGC0002258/1" xlink:type="simple">shimalactone A/shimalactone B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42%</text:p>
          </table:table-cell>
        </table:table-row>
        <table:table-row table:style-name="ro5">
          <table:table-cell office:value-type="string" calcext:value-type="string">
            <text:p><text:a xlink:href="#r4c2" xlink:type="simple">Region 4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722715" calcext:value-type="float">
            <text:p>722715</text:p>
          </table:table-cell>
          <table:table-cell office:value-type="float" office:value="783737" calcext:value-type="float">
            <text:p>78373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3" xlink:type="simple">Region 4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700022" calcext:value-type="float">
            <text:p>1700022</text:p>
          </table:table-cell>
          <table:table-cell office:value-type="float" office:value="1744001" calcext:value-type="float">
            <text:p>174400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4c4" xlink:type="simple">Region 4.4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fungal-ripp-like" xlink:type="simple">fungal-RiPP-like</text:a></text:p>
          </table:table-cell>
          <table:table-cell office:value-type="float" office:value="1932254" calcext:value-type="float">
            <text:p>1932254</text:p>
          </table:table-cell>
          <table:table-cell office:value-type="float" office:value="2007007" calcext:value-type="float">
            <text:p>200700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5" xlink:type="simple">Region 4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137263" calcext:value-type="float">
            <text:p>4137263</text:p>
          </table:table-cell>
          <table:table-cell office:value-type="float" office:value="4187527" calcext:value-type="float">
            <text:p>418752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6" xlink:type="simple">Region 4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324099" calcext:value-type="float">
            <text:p>4324099</text:p>
          </table:table-cell>
          <table:table-cell office:value-type="float" office:value="4367973" calcext:value-type="float">
            <text:p>4367973</text:p>
          </table:table-cell>
          <table:table-cell table:style-name="ce2" office:value-type="string" calcext:value-type="string">
            <text:p><text:a xlink:href="https://mibig.secondarymetabolites.org/go/BGC0002192/1" xlink:type="simple">FR901512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6">
          <table:table-cell office:value-type="string" calcext:value-type="string">
            <text:p><text:a xlink:href="#r4c7" xlink:type="simple">Region 4.7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,<text:a xlink:href="https://docs.antismash.secondarymetabolites.org/glossary/#fungal-ripp-like" xlink:type="simple">fungal-RiPP-like</text:a></text:p>
          </table:table-cell>
          <table:table-cell office:value-type="float" office:value="4376382" calcext:value-type="float">
            <text:p>4376382</text:p>
          </table:table-cell>
          <table:table-cell office:value-type="float" office:value="4435002" calcext:value-type="float">
            <text:p>4435002</text:p>
          </table:table-cell>
          <table:table-cell table:style-name="ce2" office:value-type="string" calcext:value-type="string">
            <text:p><text:a xlink:href="https://mibig.secondarymetabolites.org/go/BGC0002239/1" xlink:type="simple">GKK1032 A2/pyrrocidine A/pyrrocidine B</text:a></text:p>
          </table:table-cell>
          <table:table-cell table:style-name="ce2" office:value-type="string" calcext:value-type="string">
            <text:p>Polyketide+NRP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6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58616" calcext:value-type="float">
            <text:p>58616</text:p>
          </table:table-cell>
          <table:table-cell table:style-name="ce2" office:value-type="string" calcext:value-type="string">
            <text:p><text:a xlink:href="https://mibig.secondarymetabolites.org/go/BGC0000146/1" xlink:type="simple">solanapyrone D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83%</text:p>
          </table:table-cell>
        </table:table-row>
        <table:table-row table:style-name="ro6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,<text:a xlink:href="https://docs.antismash.secondarymetabolites.org/glossary/#fungal-ripp-like" xlink:type="simple">fungal-RiPP-like</text:a></text:p>
          </table:table-cell>
          <table:table-cell office:value-type="float" office:value="580696" calcext:value-type="float">
            <text:p>580696</text:p>
          </table:table-cell>
          <table:table-cell office:value-type="float" office:value="674169" calcext:value-type="float">
            <text:p>67416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3" xlink:type="simple">Region 5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904091" calcext:value-type="float">
            <text:p>2904091</text:p>
          </table:table-cell>
          <table:table-cell office:value-type="float" office:value="2951445" calcext:value-type="float">
            <text:p>295144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4" xlink:type="simple">Region 5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562170" calcext:value-type="float">
            <text:p>3562170</text:p>
          </table:table-cell>
          <table:table-cell office:value-type="float" office:value="3606393" calcext:value-type="float">
            <text:p>360639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5" xlink:type="simple">Region 5.5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4132053" calcext:value-type="float">
            <text:p>4132053</text:p>
          </table:table-cell>
          <table:table-cell office:value-type="float" office:value="4174181" calcext:value-type="float">
            <text:p>417418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6" xlink:type="simple">Region 5.6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4473101" calcext:value-type="float">
            <text:p>4473101</text:p>
          </table:table-cell>
          <table:table-cell office:value-type="float" office:value="4520263" calcext:value-type="float">
            <text:p>4520263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5c7" xlink:type="simple">Region 5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900141" calcext:value-type="float">
            <text:p>4900141</text:p>
          </table:table-cell>
          <table:table-cell office:value-type="float" office:value="4971066" calcext:value-type="float">
            <text:p>497106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63991" calcext:value-type="float">
            <text:p>163991</text:p>
          </table:table-cell>
          <table:table-cell office:value-type="float" office:value="216113" calcext:value-type="float">
            <text:p>21611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2" xlink:type="simple">Region 6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642561" calcext:value-type="float">
            <text:p>642561</text:p>
          </table:table-cell>
          <table:table-cell office:value-type="float" office:value="686369" calcext:value-type="float">
            <text:p>68636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3" xlink:type="simple">Region 6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943118" calcext:value-type="float">
            <text:p>943118</text:p>
          </table:table-cell>
          <table:table-cell office:value-type="float" office:value="991234" calcext:value-type="float">
            <text:p>99123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6c4" xlink:type="simple">Region 6.4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</text:p>
          </table:table-cell>
          <table:table-cell office:value-type="float" office:value="1037874" calcext:value-type="float">
            <text:p>1037874</text:p>
          </table:table-cell>
          <table:table-cell office:value-type="float" office:value="1099097" calcext:value-type="float">
            <text:p>109909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5" xlink:type="simple">Region 6.5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402466" calcext:value-type="float">
            <text:p>1402466</text:p>
          </table:table-cell>
          <table:table-cell office:value-type="float" office:value="1450513" calcext:value-type="float">
            <text:p>145051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6" xlink:type="simple">Region 6.6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230916" calcext:value-type="float">
            <text:p>2230916</text:p>
          </table:table-cell>
          <table:table-cell office:value-type="float" office:value="2253026" calcext:value-type="float">
            <text:p>2253026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6c7" xlink:type="simple">Region 6.7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410850" calcext:value-type="float">
            <text:p>2410850</text:p>
          </table:table-cell>
          <table:table-cell office:value-type="float" office:value="2458506" calcext:value-type="float">
            <text:p>245850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8" xlink:type="simple">Region 6.8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2880687" calcext:value-type="float">
            <text:p>2880687</text:p>
          </table:table-cell>
          <table:table-cell office:value-type="float" office:value="2949376" calcext:value-type="float">
            <text:p>294937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9" xlink:type="simple">Region 6.9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573753" calcext:value-type="float">
            <text:p>3573753</text:p>
          </table:table-cell>
          <table:table-cell office:value-type="float" office:value="3634823" calcext:value-type="float">
            <text:p>363482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10" xlink:type="simple">Region 6.10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495415" calcext:value-type="float">
            <text:p>4495415</text:p>
          </table:table-cell>
          <table:table-cell office:value-type="float" office:value="4550701" calcext:value-type="float">
            <text:p>4550701</text:p>
          </table:table-cell>
          <table:table-cell table:style-name="ce2" office:value-type="string" calcext:value-type="string">
            <text:p><text:a xlink:href="https://mibig.secondarymetabolites.org/go/BGC0002255/1" xlink:type="simple">lijiquinone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25%</text:p>
          </table:table-cell>
        </table:table-row>
        <table:table-row table:style-name="ro5">
          <table:table-cell office:value-type="string" calcext:value-type="string">
            <text:p><text:a xlink:href="#r6c11" xlink:type="simple">Region 6.1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997278" calcext:value-type="float">
            <text:p>4997278</text:p>
          </table:table-cell>
          <table:table-cell office:value-type="float" office:value="5041527" calcext:value-type="float">
            <text:p>504152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6c12" xlink:type="simple">Region 6.12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,<text:a xlink:href="https://docs.antismash.secondarymetabolites.org/glossary/#fungal-ripp-like" xlink:type="simple">fungal-RiPP-like</text:a></text:p>
          </table:table-cell>
          <table:table-cell office:value-type="float" office:value="5433305" calcext:value-type="float">
            <text:p>5433305</text:p>
          </table:table-cell>
          <table:table-cell office:value-type="float" office:value="5528524" calcext:value-type="float">
            <text:p>552852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90202" calcext:value-type="float">
            <text:p>190202</text:p>
          </table:table-cell>
          <table:table-cell office:value-type="float" office:value="250798" calcext:value-type="float">
            <text:p>25079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01911" calcext:value-type="float">
            <text:p>501911</text:p>
          </table:table-cell>
          <table:table-cell office:value-type="float" office:value="548733" calcext:value-type="float">
            <text:p>54873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3" xlink:type="simple">Region 7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093141" calcext:value-type="float">
            <text:p>1093141</text:p>
          </table:table-cell>
          <table:table-cell office:value-type="float" office:value="1153616" calcext:value-type="float">
            <text:p>115361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4" xlink:type="simple">Region 7.4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2822437" calcext:value-type="float">
            <text:p>2822437</text:p>
          </table:table-cell>
          <table:table-cell office:value-type="float" office:value="2874607" calcext:value-type="float">
            <text:p>2874607</text:p>
          </table:table-cell>
          <table:table-cell table:style-name="ce2" office:value-type="string" calcext:value-type="string">
            <text:p><text:a xlink:href="https://mibig.secondarymetabolites.org/go/BGC0000063/1" xlink:type="simple">fumonis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1%</text:p>
          </table:table-cell>
        </table:table-row>
        <table:table-row table:style-name="ro6">
          <table:table-cell office:value-type="string" calcext:value-type="string">
            <text:p><text:a xlink:href="#r7c5" xlink:type="simple">Region 7.5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3310567" calcext:value-type="float">
            <text:p>3310567</text:p>
          </table:table-cell>
          <table:table-cell office:value-type="float" office:value="3365192" calcext:value-type="float">
            <text:p>3365192</text:p>
          </table:table-cell>
          <table:table-cell table:style-name="ce2" office:value-type="string" calcext:value-type="string">
            <text:p><text:a xlink:href="https://mibig.secondarymetabolites.org/go/BGC0001738/1" xlink:type="simple">phomasetin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57%</text:p>
          </table:table-cell>
        </table:table-row>
        <table:table-row table:style-name="ro5">
          <table:table-cell office:value-type="string" calcext:value-type="string">
            <text:p><text:a xlink:href="#r7c6" xlink:type="simple">Region 7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947761" calcext:value-type="float">
            <text:p>3947761</text:p>
          </table:table-cell>
          <table:table-cell office:value-type="float" office:value="3993208" calcext:value-type="float">
            <text:p>3993208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75%</text:p>
          </table:table-cell>
        </table:table-row>
        <table:table-row table:style-name="ro5">
          <table:table-cell office:value-type="string" calcext:value-type="string">
            <text:p><text:a xlink:href="#r7c7" xlink:type="simple">Region 7.7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530689" calcext:value-type="float">
            <text:p>4530689</text:p>
          </table:table-cell>
          <table:table-cell office:value-type="float" office:value="4576376" calcext:value-type="float">
            <text:p>457637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8" xlink:type="simple">Region 7.8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598008" calcext:value-type="float">
            <text:p>4598008</text:p>
          </table:table-cell>
          <table:table-cell office:value-type="float" office:value="4641012" calcext:value-type="float">
            <text:p>464101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9" xlink:type="simple">Region 7.9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114201" calcext:value-type="float">
            <text:p>6114201</text:p>
          </table:table-cell>
          <table:table-cell office:value-type="float" office:value="6174942" calcext:value-type="float">
            <text:p>617494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10" xlink:type="simple">Region 7.10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990917" calcext:value-type="float">
            <text:p>6990917</text:p>
          </table:table-cell>
          <table:table-cell office:value-type="float" office:value="7052134" calcext:value-type="float">
            <text:p>705213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7c11" xlink:type="simple">Region 7.1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7156336" calcext:value-type="float">
            <text:p>7156336</text:p>
          </table:table-cell>
          <table:table-cell office:value-type="float" office:value="7227294" calcext:value-type="float">
            <text:p>7227294</text:p>
          </table:table-cell>
          <table:table-cell table:style-name="ce2" office:value-type="string" calcext:value-type="string">
            <text:p><text:a xlink:href="https://mibig.secondarymetabolites.org/go/BGC0002259/1" xlink:type="simple">beauveriolide I/beauveriolide III</text:a></text:p>
          </table:table-cell>
          <table:table-cell table:style-name="ce2" office:value-type="string" calcext:value-type="string">
            <text:p>Polyketide+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7c12" xlink:type="simple">Region 7.1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8118141" calcext:value-type="float">
            <text:p>8118141</text:p>
          </table:table-cell>
          <table:table-cell office:value-type="float" office:value="8163807" calcext:value-type="float">
            <text:p>8163807</text:p>
          </table:table-cell>
          <table:table-cell table:number-columns-repeated="3"/>
        </table:table-row>
      </table:table>
      <table:table table:name="Cjavanica_IJ2G" table:style-name="ta1">
        <table:table-column table:style-name="co18" table:number-columns-repeated="4" table:default-cell-style-name="ce2"/>
        <table:table-column table:style-name="co24" table:default-cell-style-name="ce3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 table:number-columns-spanned="2" table:number-rows-spanned="1">
            <text:p>Most similar known cluster</text:p>
          </table:table-cell>
          <table:covered-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27070" calcext:value-type="float">
            <text:p>27070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25%</text:p>
          </table:table-cell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68509" calcext:value-type="float">
            <text:p>568509</text:p>
          </table:table-cell>
          <table:table-cell office:value-type="float" office:value="614196" calcext:value-type="float">
            <text:p>61419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638637" calcext:value-type="float">
            <text:p>638637</text:p>
          </table:table-cell>
          <table:table-cell office:value-type="float" office:value="681641" calcext:value-type="float">
            <text:p>68164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029951" calcext:value-type="float">
            <text:p>3029951</text:p>
          </table:table-cell>
          <table:table-cell office:value-type="float" office:value="3090781" calcext:value-type="float">
            <text:p>309078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3195238" calcext:value-type="float">
            <text:p>3195238</text:p>
          </table:table-cell>
          <table:table-cell office:value-type="float" office:value="3266287" calcext:value-type="float">
            <text:p>3266287</text:p>
          </table:table-cell>
          <table:table-cell table:style-name="ce2" office:value-type="string" calcext:value-type="string">
            <text:p><text:a xlink:href="https://mibig.secondarymetabolites.org/go/BGC0002259/1" xlink:type="simple">beauveriolide I/beauveriolide III</text:a></text:p>
          </table:table-cell>
          <table:table-cell table:style-name="ce2" office:value-type="string" calcext:value-type="string">
            <text:p>Polyketide+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112628" calcext:value-type="float">
            <text:p>112628</text:p>
          </table:table-cell>
          <table:table-cell office:value-type="float" office:value="154672" calcext:value-type="float">
            <text:p>15467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681950" calcext:value-type="float">
            <text:p>681950</text:p>
          </table:table-cell>
          <table:table-cell office:value-type="float" office:value="726173" calcext:value-type="float">
            <text:p>72617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338665" calcext:value-type="float">
            <text:p>1338665</text:p>
          </table:table-cell>
          <table:table-cell office:value-type="float" office:value="1386019" calcext:value-type="float">
            <text:p>138601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3c1" xlink:type="simple">Region 3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490106" calcext:value-type="float">
            <text:p>2490106</text:p>
          </table:table-cell>
          <table:table-cell office:value-type="float" office:value="2538011" calcext:value-type="float">
            <text:p>253801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4c1" xlink:type="simple">Region 4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43025" calcext:value-type="float">
            <text:p>4302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4c2" xlink:type="simple">Region 4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976473" calcext:value-type="float">
            <text:p>976473</text:p>
          </table:table-cell>
          <table:table-cell office:value-type="float" office:value="1020431" calcext:value-type="float">
            <text:p>102043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4c3" xlink:type="simple">Region 4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fungal-ripp-like" xlink:type="simple">fungal-RiPP-like</text:a></text:p>
          </table:table-cell>
          <table:table-cell office:value-type="float" office:value="1209308" calcext:value-type="float">
            <text:p>1209308</text:p>
          </table:table-cell>
          <table:table-cell office:value-type="float" office:value="1284138" calcext:value-type="float">
            <text:p>128413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456009" calcext:value-type="float">
            <text:p>1456009</text:p>
          </table:table-cell>
          <table:table-cell office:value-type="float" office:value="1501930" calcext:value-type="float">
            <text:p>150193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753085" calcext:value-type="float">
            <text:p>1753085</text:p>
          </table:table-cell>
          <table:table-cell office:value-type="float" office:value="1813802" calcext:value-type="float">
            <text:p>181380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439595" calcext:value-type="float">
            <text:p>439595</text:p>
          </table:table-cell>
          <table:table-cell office:value-type="float" office:value="508284" calcext:value-type="float">
            <text:p>50828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6c2" xlink:type="simple">Region 6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935428" calcext:value-type="float">
            <text:p>935428</text:p>
          </table:table-cell>
          <table:table-cell office:value-type="float" office:value="982213" calcext:value-type="float">
            <text:p>98221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6c3" xlink:type="simple">Region 6.3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143978" calcext:value-type="float">
            <text:p>1143978</text:p>
          </table:table-cell>
          <table:table-cell office:value-type="float" office:value="1166090" calcext:value-type="float">
            <text:p>1166090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6c4" xlink:type="simple">Region 6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947415" calcext:value-type="float">
            <text:p>1947415</text:p>
          </table:table-cell>
          <table:table-cell office:value-type="float" office:value="1995462" calcext:value-type="float">
            <text:p>199546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601871" calcext:value-type="float">
            <text:p>601871</text:p>
          </table:table-cell>
          <table:table-cell office:value-type="float" office:value="656486" calcext:value-type="float">
            <text:p>656486</text:p>
          </table:table-cell>
          <table:table-cell table:style-name="ce2" office:value-type="string" calcext:value-type="string">
            <text:p><text:a xlink:href="https://mibig.secondarymetabolites.org/go/BGC0001738/1" xlink:type="simple">phomasetin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28%</text:p>
          </table:table-cell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096189" calcext:value-type="float">
            <text:p>1096189</text:p>
          </table:table-cell>
          <table:table-cell office:value-type="float" office:value="1152152" calcext:value-type="float">
            <text:p>1152152</text:p>
          </table:table-cell>
          <table:table-cell table:style-name="ce2" office:value-type="string" calcext:value-type="string">
            <text:p><text:a xlink:href="https://mibig.secondarymetabolites.org/go/BGC0000063/1" xlink:type="simple">fumonis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1%</text:p>
          </table:table-cell>
        </table:table-row>
        <table:table-row table:style-name="ro5">
          <table:table-cell office:value-type="string" calcext:value-type="string">
            <text:p><text:a xlink:href="#r8c1" xlink:type="simple">Region 8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93737" calcext:value-type="float">
            <text:p>193737</text:p>
          </table:table-cell>
          <table:table-cell office:value-type="float" office:value="240903" calcext:value-type="float">
            <text:p>240903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8c2" xlink:type="simple">Region 8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25201" calcext:value-type="float">
            <text:p>625201</text:p>
          </table:table-cell>
          <table:table-cell office:value-type="float" office:value="696032" calcext:value-type="float">
            <text:p>69603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9c1" xlink:type="simple">Region 9.1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</text:p>
          </table:table-cell>
          <table:table-cell office:value-type="float" office:value="295656" calcext:value-type="float">
            <text:p>295656</text:p>
          </table:table-cell>
          <table:table-cell office:value-type="float" office:value="356547" calcext:value-type="float">
            <text:p>35654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9c2" xlink:type="simple">Region 9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01900" calcext:value-type="float">
            <text:p>401900</text:p>
          </table:table-cell>
          <table:table-cell office:value-type="float" office:value="451953" calcext:value-type="float">
            <text:p>45195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9c3" xlink:type="simple">Region 9.3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716086" calcext:value-type="float">
            <text:p>716086</text:p>
          </table:table-cell>
          <table:table-cell office:value-type="float" office:value="760288" calcext:value-type="float">
            <text:p>76028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9c4" xlink:type="simple">Region 9.4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190311" calcext:value-type="float">
            <text:p>1190311</text:p>
          </table:table-cell>
          <table:table-cell office:value-type="float" office:value="1241632" calcext:value-type="float">
            <text:p>124163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1c1" xlink:type="simple">Region 1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52604" calcext:value-type="float">
            <text:p>252604</text:p>
          </table:table-cell>
          <table:table-cell office:value-type="float" office:value="306125" calcext:value-type="float">
            <text:p>30612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1c2" xlink:type="simple">Region 11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70366" calcext:value-type="float">
            <text:p>570366</text:p>
          </table:table-cell>
          <table:table-cell office:value-type="float" office:value="617886" calcext:value-type="float">
            <text:p>61788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1c3" xlink:type="simple">Region 11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152463" calcext:value-type="float">
            <text:p>1152463</text:p>
          </table:table-cell>
          <table:table-cell office:value-type="float" office:value="1213880" calcext:value-type="float">
            <text:p>121388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2c1" xlink:type="simple">Region 12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87413" calcext:value-type="float">
            <text:p>687413</text:p>
          </table:table-cell>
          <table:table-cell office:value-type="float" office:value="748483" calcext:value-type="float">
            <text:p>74848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3c1" xlink:type="simple">Region 13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56638" calcext:value-type="float">
            <text:p>356638</text:p>
          </table:table-cell>
          <table:table-cell office:value-type="float" office:value="432062" calcext:value-type="float">
            <text:p>43206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4c1" xlink:type="simple">Region 14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38062" calcext:value-type="float">
            <text:p>138062</text:p>
          </table:table-cell>
          <table:table-cell office:value-type="float" office:value="188326" calcext:value-type="float">
            <text:p>18832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15c1" xlink:type="simple">Region 15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nrps-like" xlink:type="simple">NRPS-like</text:a></text:p>
          </table:table-cell>
          <table:table-cell office:value-type="float" office:value="416578" calcext:value-type="float">
            <text:p>416578</text:p>
          </table:table-cell>
          <table:table-cell office:value-type="float" office:value="502317" calcext:value-type="float">
            <text:p>50231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6c1" xlink:type="simple">Region 16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503936" calcext:value-type="float">
            <text:p>503936</text:p>
          </table:table-cell>
          <table:table-cell office:value-type="float" office:value="593831" calcext:value-type="float">
            <text:p>593831</text:p>
          </table:table-cell>
          <table:table-cell table:style-name="ce2" office:value-type="string" calcext:value-type="string">
            <text:p><text:a xlink:href="https://mibig.secondarymetabolites.org/go/BGC0002258/1" xlink:type="simple">shimalactone A/shimalactone B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28%</text:p>
          </table:table-cell>
        </table:table-row>
        <table:table-row table:style-name="ro5">
          <table:table-cell office:value-type="string" calcext:value-type="string">
            <text:p><text:a xlink:href="#r17c1" xlink:type="simple">Region 17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00658" calcext:value-type="float">
            <text:p>400658</text:p>
          </table:table-cell>
          <table:table-cell office:value-type="float" office:value="462433" calcext:value-type="float">
            <text:p>46243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7c2" xlink:type="simple">Region 17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21490" calcext:value-type="float">
            <text:p>521490</text:p>
          </table:table-cell>
          <table:table-cell office:value-type="float" office:value="575529" calcext:value-type="float">
            <text:p>575529</text:p>
          </table:table-cell>
          <table:table-cell table:style-name="ce2" office:value-type="string" calcext:value-type="string">
            <text:p><text:a xlink:href="https://mibig.secondarymetabolites.org/go/BGC0001251/1" xlink:type="simple">epichloenin A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7c3" xlink:type="simple">Region 17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616775" calcext:value-type="float">
            <text:p>616775</text:p>
          </table:table-cell>
          <table:table-cell office:value-type="float" office:value="663144" calcext:value-type="float">
            <text:p>66314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8c1" xlink:type="simple">Region 18.1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177866" calcext:value-type="float">
            <text:p>177866</text:p>
          </table:table-cell>
          <table:table-cell office:value-type="float" office:value="211906" calcext:value-type="float">
            <text:p>211906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20c1" xlink:type="simple">Region 20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03335" calcext:value-type="float">
            <text:p>503335</text:p>
          </table:table-cell>
          <table:table-cell office:value-type="float" office:value="524765" calcext:value-type="float">
            <text:p>52476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1c1" xlink:type="simple">Region 21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88842" calcext:value-type="float">
            <text:p>188842</text:p>
          </table:table-cell>
          <table:table-cell office:value-type="float" office:value="255285" calcext:value-type="float">
            <text:p>25528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2c1" xlink:type="simple">Region 22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88049" calcext:value-type="float">
            <text:p>88049</text:p>
          </table:table-cell>
          <table:table-cell office:value-type="float" office:value="131969" calcext:value-type="float">
            <text:p>13196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3c1" xlink:type="simple">Region 23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83931" calcext:value-type="float">
            <text:p>283931</text:p>
          </table:table-cell>
          <table:table-cell office:value-type="float" office:value="330775" calcext:value-type="float">
            <text:p>33077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4c1" xlink:type="simple">Region 24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37229" calcext:value-type="float">
            <text:p>137229</text:p>
          </table:table-cell>
          <table:table-cell office:value-type="float" office:value="180590" calcext:value-type="float">
            <text:p>18059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7">
          <table:table-cell office:value-type="string" calcext:value-type="string">
            <text:p><text:a xlink:href="#r25c1" xlink:type="simple">Region 25.1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,<text:a xlink:href="https://docs.antismash.secondarymetabolites.org/glossary/#fungal-ripp-like" xlink:type="simple">fungal-RiPP-like</text:a></text:p>
          </table:table-cell>
          <table:table-cell office:value-type="float" office:value="19391" calcext:value-type="float">
            <text:p>19391</text:p>
          </table:table-cell>
          <table:table-cell office:value-type="float" office:value="114604" calcext:value-type="float">
            <text:p>11460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30c1" xlink:type="simple">Region 30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-like" xlink:type="simple">NRPS-like</text:a></text:p>
          </table:table-cell>
          <table:table-cell office:value-type="float" office:value="207782" calcext:value-type="float">
            <text:p>207782</text:p>
          </table:table-cell>
          <table:table-cell office:value-type="float" office:value="250549" calcext:value-type="float">
            <text:p>250549</text:p>
          </table:table-cell>
          <table:table-cell table:style-name="ce2" office:value-type="string" calcext:value-type="string">
            <text:p><text:a xlink:href="https://mibig.secondarymetabolites.org/go/BGC0002239/1" xlink:type="simple">GKK1032 A2/pyrrocidine A/pyrrocidine B</text:a></text:p>
          </table:table-cell>
          <table:table-cell table:style-name="ce2" office:value-type="string" calcext:value-type="string">
            <text:p>Polyketide+NRP</text:p>
          </table:table-cell>
          <table:table-cell table:style-name="ce4" office:value-type="string" calcext:value-type="string">
            <text:p>60%</text:p>
          </table:table-cell>
        </table:table-row>
        <table:table-row table:style-name="ro5">
          <table:table-cell office:value-type="string" calcext:value-type="string">
            <text:p><text:a xlink:href="#r31c1" xlink:type="simple">Region 31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78178" calcext:value-type="float">
            <text:p>178178</text:p>
          </table:table-cell>
          <table:table-cell office:value-type="float" office:value="226228" calcext:value-type="float">
            <text:p>226228</text:p>
          </table:table-cell>
          <table:table-cell table:style-name="ce2" office:value-type="string" calcext:value-type="string">
            <text:p><text:a xlink:href="https://mibig.secondarymetabolites.org/go/BGC0000146/1" xlink:type="simple">solanapyrone D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83%</text:p>
          </table:table-cell>
        </table:table-row>
        <table:table-row table:style-name="ro5">
          <table:table-cell office:value-type="string" calcext:value-type="string">
            <text:p><text:a xlink:href="#r33c1" xlink:type="simple">Region 33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4381" calcext:value-type="float">
            <text:p>14381</text:p>
          </table:table-cell>
          <table:table-cell office:value-type="float" office:value="74422" calcext:value-type="float">
            <text:p>74422</text:p>
          </table:table-cell>
          <table:table-cell table:style-name="ce2" office:value-type="string" calcext:value-type="string">
            <text:p><text:a xlink:href="https://mibig.secondarymetabolites.org/go/BGC0001405/1" xlink:type="simple">chaetoviridin E/11-epichaetomugilin A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1%</text:p>
          </table:table-cell>
        </table:table-row>
        <table:table-row table:style-name="ro6">
          <table:table-cell office:value-type="string" calcext:value-type="string">
            <text:p><text:a xlink:href="#r41c1" xlink:type="simple">Region 41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42661" calcext:value-type="float">
            <text:p>42661</text:p>
          </table:table-cell>
          <table:table-cell table:style-name="ce2" office:value-type="string" calcext:value-type="string">
            <text:p><text:a xlink:href="https://mibig.secondarymetabolites.org/go/BGC0001268/1" xlink:type="simple">fusarin C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100%</text:p>
          </table:table-cell>
        </table:table-row>
      </table:table>
      <table:table table:name="CfumosoroseaARSEF_2679" table:style-name="ta1">
        <table:table-column table:style-name="co18" table:number-columns-repeated="4" table:default-cell-style-name="ce2"/>
        <table:table-column table:style-name="co25" table:default-cell-style-name="ce3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46459" calcext:value-type="float">
            <text:p>546459</text:p>
          </table:table-cell>
          <table:table-cell office:value-type="float" office:value="596251" calcext:value-type="float">
            <text:p>596251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912312" calcext:value-type="float">
            <text:p>912312</text:p>
          </table:table-cell>
          <table:table-cell office:value-type="float" office:value="973278" calcext:value-type="float">
            <text:p>97327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348487" calcext:value-type="float">
            <text:p>3348487</text:p>
          </table:table-cell>
          <table:table-cell office:value-type="float" office:value="3423990" calcext:value-type="float">
            <text:p>342399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4c1" xlink:type="simple">Region 24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465644" calcext:value-type="float">
            <text:p>465644</text:p>
          </table:table-cell>
          <table:table-cell office:value-type="float" office:value="487221" calcext:value-type="float">
            <text:p>487221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39c1" xlink:type="simple">Region 39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10379" calcext:value-type="float">
            <text:p>1037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6c1" xlink:type="simple">Region 46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575100" calcext:value-type="float">
            <text:p>575100</text:p>
          </table:table-cell>
          <table:table-cell office:value-type="float" office:value="636164" calcext:value-type="float">
            <text:p>63616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7c1" xlink:type="simple">Region 57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426839" calcext:value-type="float">
            <text:p>426839</text:p>
          </table:table-cell>
          <table:table-cell office:value-type="float" office:value="479032" calcext:value-type="float">
            <text:p>47903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9c1" xlink:type="simple">Region 79.1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68026" calcext:value-type="float">
            <text:p>68026</text:p>
          </table:table-cell>
          <table:table-cell office:value-type="float" office:value="102081" calcext:value-type="float">
            <text:p>102081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90c1" xlink:type="simple">Region 90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12342" calcext:value-type="float">
            <text:p>112342</text:p>
          </table:table-cell>
          <table:table-cell office:value-type="float" office:value="157714" calcext:value-type="float">
            <text:p>15771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90c2" xlink:type="simple">Region 90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370373" calcext:value-type="float">
            <text:p>370373</text:p>
          </table:table-cell>
          <table:table-cell office:value-type="float" office:value="391635" calcext:value-type="float">
            <text:p>39163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2c1" xlink:type="simple">Region 112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88116" calcext:value-type="float">
            <text:p>188116</text:p>
          </table:table-cell>
          <table:table-cell office:value-type="float" office:value="236369" calcext:value-type="float">
            <text:p>23636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2c2" xlink:type="simple">Region 112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82843" calcext:value-type="float">
            <text:p>482843</text:p>
          </table:table-cell>
          <table:table-cell office:value-type="float" office:value="536370" calcext:value-type="float">
            <text:p>53637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2c3" xlink:type="simple">Region 112.3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705196" calcext:value-type="float">
            <text:p>705196</text:p>
          </table:table-cell>
          <table:table-cell office:value-type="float" office:value="749062" calcext:value-type="float">
            <text:p>749062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12c4" xlink:type="simple">Region 112.4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975886" calcext:value-type="float">
            <text:p>975886</text:p>
          </table:table-cell>
          <table:table-cell office:value-type="float" office:value="998185" calcext:value-type="float">
            <text:p>998185</text:p>
          </table:table-cell>
          <table:table-cell table:style-name="ce2" office:value-type="string" calcext:value-type="string">
            <text:p><text:a xlink:href="https://mibig.secondarymetabolites.org/go/BGC0001248/1" xlink:type="simple">clavar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6">
          <table:table-cell office:value-type="string" calcext:value-type="string">
            <text:p><text:a xlink:href="#r112c5" xlink:type="simple">Region 112.5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,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118065" calcext:value-type="float">
            <text:p>1118065</text:p>
          </table:table-cell>
          <table:table-cell office:value-type="float" office:value="1170080" calcext:value-type="float">
            <text:p>117008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2c6" xlink:type="simple">Region 112.6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206987" calcext:value-type="float">
            <text:p>1206987</text:p>
          </table:table-cell>
          <table:table-cell office:value-type="float" office:value="1270400" calcext:value-type="float">
            <text:p>127040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2c7" xlink:type="simple">Region 112.7</text:a></text:p>
          </table:table-cell>
          <table:table-cell office:value-type="string" calcext:value-type="string">
            <text:p><text:a xlink:href="https://docs.antismash.secondarymetabolites.org/glossary/#fungal-ripp" xlink:type="simple">fungal-RiPP</text:a></text:p>
          </table:table-cell>
          <table:table-cell office:value-type="float" office:value="1558016" calcext:value-type="float">
            <text:p>1558016</text:p>
          </table:table-cell>
          <table:table-cell office:value-type="float" office:value="1601037" calcext:value-type="float">
            <text:p>1601037</text:p>
          </table:table-cell>
          <table:table-cell table:style-name="ce2" office:value-type="string" calcext:value-type="string">
            <text:p><text:a xlink:href="https://mibig.secondarymetabolites.org/go/BGC0000627/1" xlink:type="simple">ustiloxin B</text:a></text:p>
          </table:table-cell>
          <table:table-cell table:style-name="ce2" office:value-type="string" calcext:value-type="string">
            <text:p>RiPP:Dikaritin</text:p>
          </table:table-cell>
          <table:table-cell table:style-name="ce4" office:value-type="string" calcext:value-type="string">
            <text:p>36%</text:p>
          </table:table-cell>
        </table:table-row>
        <table:table-row table:style-name="ro5">
          <table:table-cell office:value-type="string" calcext:value-type="string">
            <text:p><text:a xlink:href="#r113c1" xlink:type="simple">Region 113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42404" calcext:value-type="float">
            <text:p>4240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3c2" xlink:type="simple">Region 113.2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490912" calcext:value-type="float">
            <text:p>490912</text:p>
          </table:table-cell>
          <table:table-cell office:value-type="float" office:value="578137" calcext:value-type="float">
            <text:p>578137</text:p>
          </table:table-cell>
          <table:table-cell table:style-name="ce2" office:value-type="string" calcext:value-type="string">
            <text:p><text:a xlink:href="https://mibig.secondarymetabolites.org/go/BGC0002258/1" xlink:type="simple">shimalactone A/shimalactone B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42%</text:p>
          </table:table-cell>
        </table:table-row>
        <table:table-row table:style-name="ro6">
          <table:table-cell office:value-type="string" calcext:value-type="string">
            <text:p><text:a xlink:href="#r124c1" xlink:type="simple">Region 124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nrps-like" xlink:type="simple">NRPS-like</text:a></text:p>
          </table:table-cell>
          <table:table-cell office:value-type="float" office:value="3412" calcext:value-type="float">
            <text:p>3412</text:p>
          </table:table-cell>
          <table:table-cell office:value-type="float" office:value="61615" calcext:value-type="float">
            <text:p>6161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35c1" xlink:type="simple">Region 135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24642" calcext:value-type="float">
            <text:p>2464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57c1" xlink:type="simple">Region 157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70771" calcext:value-type="float">
            <text:p>170771</text:p>
          </table:table-cell>
          <table:table-cell office:value-type="float" office:value="231728" calcext:value-type="float">
            <text:p>23172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68c1" xlink:type="simple">Region 168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67319" calcext:value-type="float">
            <text:p>367319</text:p>
          </table:table-cell>
          <table:table-cell office:value-type="float" office:value="428002" calcext:value-type="float">
            <text:p>42800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79c1" xlink:type="simple">Region 179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32466" calcext:value-type="float">
            <text:p>132466</text:p>
          </table:table-cell>
          <table:table-cell office:value-type="float" office:value="175867" calcext:value-type="float">
            <text:p>17586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01c1" xlink:type="simple">Region 20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42359" calcext:value-type="float">
            <text:p>242359</text:p>
          </table:table-cell>
          <table:table-cell office:value-type="float" office:value="283544" calcext:value-type="float">
            <text:p>28354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23c1" xlink:type="simple">Region 223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27977" calcext:value-type="float">
            <text:p>2797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23c2" xlink:type="simple">Region 223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900922" calcext:value-type="float">
            <text:p>900922</text:p>
          </table:table-cell>
          <table:table-cell office:value-type="float" office:value="946408" calcext:value-type="float">
            <text:p>94640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35c1" xlink:type="simple">Region 235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77423" calcext:value-type="float">
            <text:p>177423</text:p>
          </table:table-cell>
          <table:table-cell office:value-type="float" office:value="222622" calcext:value-type="float">
            <text:p>22262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246c1" xlink:type="simple">Region 246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nrps" xlink:type="simple">NRPS</text:a></text:p>
          </table:table-cell>
          <table:table-cell office:value-type="float" office:value="163256" calcext:value-type="float">
            <text:p>163256</text:p>
          </table:table-cell>
          <table:table-cell office:value-type="float" office:value="216781" calcext:value-type="float">
            <text:p>21678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268c1" xlink:type="simple">Region 268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,<text:a xlink:href="https://docs.antismash.secondarymetabolites.org/glossary/#isocyanide-nrp" xlink:type="simple">isocyanide-nrp</text:a></text:p>
          </table:table-cell>
          <table:table-cell office:value-type="float" office:value="1" calcext:value-type="float">
            <text:p>1</text:p>
          </table:table-cell>
          <table:table-cell office:value-type="float" office:value="113155" calcext:value-type="float">
            <text:p>113155</text:p>
          </table:table-cell>
          <table:table-cell table:style-name="ce2" office:value-type="string" calcext:value-type="string">
            <text:p><text:a xlink:href="https://mibig.secondarymetabolites.org/go/BGC0001218/1" xlink:type="simple">fumosorinone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83%</text:p>
          </table:table-cell>
        </table:table-row>
        <table:table-row table:style-name="ro5">
          <table:table-cell office:value-type="string" calcext:value-type="string">
            <text:p><text:a xlink:href="#r312c1" xlink:type="simple">Region 312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46252" calcext:value-type="float">
            <text:p>46252</text:p>
          </table:table-cell>
          <table:table-cell office:value-type="float" office:value="105291" calcext:value-type="float">
            <text:p>10529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34c1" xlink:type="simple">Region 334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113764" calcext:value-type="float">
            <text:p>1113764</text:p>
          </table:table-cell>
          <table:table-cell office:value-type="float" office:value="1161532" calcext:value-type="float">
            <text:p>116153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34c2" xlink:type="simple">Region 334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453091" calcext:value-type="float">
            <text:p>1453091</text:p>
          </table:table-cell>
          <table:table-cell office:value-type="float" office:value="1496773" calcext:value-type="float">
            <text:p>149677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68c1" xlink:type="simple">Region 368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53220" calcext:value-type="float">
            <text:p>5322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68c2" xlink:type="simple">Region 368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07944" calcext:value-type="float">
            <text:p>107944</text:p>
          </table:table-cell>
          <table:table-cell office:value-type="float" office:value="150147" calcext:value-type="float">
            <text:p>15014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76c1" xlink:type="simple">Region 376.1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639672" calcext:value-type="float">
            <text:p>639672</text:p>
          </table:table-cell>
          <table:table-cell office:value-type="float" office:value="683188" calcext:value-type="float">
            <text:p>68318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376c2" xlink:type="simple">Region 376.2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</text:p>
          </table:table-cell>
          <table:table-cell office:value-type="float" office:value="728190" calcext:value-type="float">
            <text:p>728190</text:p>
          </table:table-cell>
          <table:table-cell office:value-type="float" office:value="788517" calcext:value-type="float">
            <text:p>78851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76c3" xlink:type="simple">Region 376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114397" calcext:value-type="float">
            <text:p>1114397</text:p>
          </table:table-cell>
          <table:table-cell office:value-type="float" office:value="1167422" calcext:value-type="float">
            <text:p>116742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76c4" xlink:type="simple">Region 376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441452" calcext:value-type="float">
            <text:p>1441452</text:p>
          </table:table-cell>
          <table:table-cell office:value-type="float" office:value="1484778" calcext:value-type="float">
            <text:p>148477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85c1" xlink:type="simple">Region 385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8948" calcext:value-type="float">
            <text:p>38948</text:p>
          </table:table-cell>
          <table:table-cell office:value-type="float" office:value="69938" calcext:value-type="float">
            <text:p>69938</text:p>
          </table:table-cell>
          <table:table-cell table:style-name="ce2" office:value-type="string" calcext:value-type="string">
            <text:p><text:a xlink:href="https://mibig.secondarymetabolites.org/go/BGC0001866/1" xlink:type="simple">viriditox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22%</text:p>
          </table:table-cell>
        </table:table-row>
        <table:table-row table:style-name="ro5">
          <table:table-cell office:value-type="string" calcext:value-type="string">
            <text:p><text:a xlink:href="#r387c1" xlink:type="simple">Region 387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35767" calcext:value-type="float">
            <text:p>135767</text:p>
          </table:table-cell>
          <table:table-cell office:value-type="float" office:value="207914" calcext:value-type="float">
            <text:p>20791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98c1" xlink:type="simple">Region 398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59912" calcext:value-type="float">
            <text:p>359912</text:p>
          </table:table-cell>
          <table:table-cell office:value-type="float" office:value="407019" calcext:value-type="float">
            <text:p>40701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98c2" xlink:type="simple">Region 398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949357" calcext:value-type="float">
            <text:p>949357</text:p>
          </table:table-cell>
          <table:table-cell office:value-type="float" office:value="1011365" calcext:value-type="float">
            <text:p>101136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01c1" xlink:type="simple">Region 40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984" calcext:value-type="float">
            <text:p>3984</text:p>
          </table:table-cell>
          <table:table-cell office:value-type="float" office:value="38636" calcext:value-type="float">
            <text:p>3863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04c1" xlink:type="simple">Region 404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29379" calcext:value-type="float">
            <text:p>29379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417c1" xlink:type="simple">Region 417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25614" calcext:value-type="float">
            <text:p>2561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19c1" xlink:type="simple">Region 419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733" calcext:value-type="float">
            <text:p>733</text:p>
          </table:table-cell>
          <table:table-cell office:value-type="float" office:value="27383" calcext:value-type="float">
            <text:p>27383</text:p>
          </table:table-cell>
          <table:table-cell table:style-name="Default"/>
          <table:table-cell table:number-columns-repeated="2"/>
        </table:table-row>
      </table:table>
      <table:table table:name="Cfumosorosea_grCorFumo1.1" table:style-name="ta1">
        <table:table-column table:style-name="co18" table:number-columns-repeated="4" table:default-cell-style-name="ce2"/>
        <table:table-column table:style-name="co26" table:default-cell-style-name="ce3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284363" calcext:value-type="float">
            <text:p>284363</text:p>
          </table:table-cell>
          <table:table-cell office:value-type="float" office:value="371588" calcext:value-type="float">
            <text:p>371588</text:p>
          </table:table-cell>
          <table:table-cell table:style-name="ce2" office:value-type="string" calcext:value-type="string">
            <text:p><text:a xlink:href="https://mibig.secondarymetabolites.org/go/BGC0002258/1" xlink:type="simple">shimalactone A/shimalactone B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42%</text:p>
          </table:table-cell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821038" calcext:value-type="float">
            <text:p>821038</text:p>
          </table:table-cell>
          <table:table-cell office:value-type="float" office:value="882043" calcext:value-type="float">
            <text:p>88204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001326" calcext:value-type="float">
            <text:p>2001326</text:p>
          </table:table-cell>
          <table:table-cell office:value-type="float" office:value="2049094" calcext:value-type="float">
            <text:p>204909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368939" calcext:value-type="float">
            <text:p>2368939</text:p>
          </table:table-cell>
          <table:table-cell office:value-type="float" office:value="2414696" calcext:value-type="float">
            <text:p>241469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828859" calcext:value-type="float">
            <text:p>3828859</text:p>
          </table:table-cell>
          <table:table-cell office:value-type="float" office:value="3873856" calcext:value-type="float">
            <text:p>3873856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62%</text:p>
          </table:table-cell>
        </table:table-row>
        <table:table-row table:style-name="ro5">
          <table:table-cell office:value-type="string" calcext:value-type="string">
            <text:p><text:a xlink:href="#r1c6" xlink:type="simple">Region 1.6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4848762" calcext:value-type="float">
            <text:p>4848762</text:p>
          </table:table-cell>
          <table:table-cell office:value-type="float" office:value="4892395" calcext:value-type="float">
            <text:p>489239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7" xlink:type="simple">Region 1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251979" calcext:value-type="float">
            <text:p>6251979</text:p>
          </table:table-cell>
          <table:table-cell office:value-type="float" office:value="6313043" calcext:value-type="float">
            <text:p>631304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8" xlink:type="simple">Region 1.8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6939090" calcext:value-type="float">
            <text:p>6939090</text:p>
          </table:table-cell>
          <table:table-cell office:value-type="float" office:value="6991283" calcext:value-type="float">
            <text:p>699128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1c9" xlink:type="simple">Region 1.9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t1pks" xlink:type="simple">T1PKS</text:a></text:p>
          </table:table-cell>
          <table:table-cell office:value-type="float" office:value="7689649" calcext:value-type="float">
            <text:p>7689649</text:p>
          </table:table-cell>
          <table:table-cell office:value-type="float" office:value="7758725" calcext:value-type="float">
            <text:p>775872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10" xlink:type="simple">Region 1.10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8084898" calcext:value-type="float">
            <text:p>8084898</text:p>
          </table:table-cell>
          <table:table-cell office:value-type="float" office:value="8134750" calcext:value-type="float">
            <text:p>8134750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52162" calcext:value-type="float">
            <text:p>152162</text:p>
          </table:table-cell>
          <table:table-cell office:value-type="float" office:value="195563" calcext:value-type="float">
            <text:p>19556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91593" calcext:value-type="float">
            <text:p>391593</text:p>
          </table:table-cell>
          <table:table-cell office:value-type="float" office:value="441756" calcext:value-type="float">
            <text:p>44175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2401948" calcext:value-type="float">
            <text:p>2401948</text:p>
          </table:table-cell>
          <table:table-cell office:value-type="float" office:value="2474095" calcext:value-type="float">
            <text:p>247409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4" xlink:type="simple">Region 2.4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3090462" calcext:value-type="float">
            <text:p>3090462</text:p>
          </table:table-cell>
          <table:table-cell office:value-type="float" office:value="3112039" calcext:value-type="float">
            <text:p>3112039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2c5" xlink:type="simple">Region 2.5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5193099" calcext:value-type="float">
            <text:p>5193099</text:p>
          </table:table-cell>
          <table:table-cell office:value-type="float" office:value="5252224" calcext:value-type="float">
            <text:p>525222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6" xlink:type="simple">Region 2.6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285008" calcext:value-type="float">
            <text:p>5285008</text:p>
          </table:table-cell>
          <table:table-cell office:value-type="float" office:value="5331929" calcext:value-type="float">
            <text:p>5331929</text:p>
          </table:table-cell>
          <table:table-cell table:style-name="ce2" office:value-type="string" calcext:value-type="string">
            <text:p><text:a xlink:href="https://mibig.secondarymetabolites.org/go/BGC0001866/1" xlink:type="simple">viriditox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22%</text:p>
          </table:table-cell>
        </table:table-row>
        <table:table-row table:style-name="ro5">
          <table:table-cell office:value-type="string" calcext:value-type="string">
            <text:p><text:a xlink:href="#r3c1" xlink:type="simple">Region 3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55711" calcext:value-type="float">
            <text:p>455711</text:p>
          </table:table-cell>
          <table:table-cell office:value-type="float" office:value="516668" calcext:value-type="float">
            <text:p>51666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2" xlink:type="simple">Region 3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874638" calcext:value-type="float">
            <text:p>874638</text:p>
          </table:table-cell>
          <table:table-cell office:value-type="float" office:value="922379" calcext:value-type="float">
            <text:p>92237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3" xlink:type="simple">Region 3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169329" calcext:value-type="float">
            <text:p>1169329</text:p>
          </table:table-cell>
          <table:table-cell office:value-type="float" office:value="1222849" calcext:value-type="float">
            <text:p>122284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4" xlink:type="simple">Region 3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392178" calcext:value-type="float">
            <text:p>1392178</text:p>
          </table:table-cell>
          <table:table-cell office:value-type="float" office:value="1436044" calcext:value-type="float">
            <text:p>1436044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3c5" xlink:type="simple">Region 3.5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663353" calcext:value-type="float">
            <text:p>1663353</text:p>
          </table:table-cell>
          <table:table-cell office:value-type="float" office:value="1685652" calcext:value-type="float">
            <text:p>1685652</text:p>
          </table:table-cell>
          <table:table-cell table:style-name="ce2" office:value-type="string" calcext:value-type="string">
            <text:p><text:a xlink:href="https://mibig.secondarymetabolites.org/go/BGC0001248/1" xlink:type="simple">clavar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7">
          <table:table-cell office:value-type="string" calcext:value-type="string">
            <text:p><text:a xlink:href="#r3c6" xlink:type="simple">Region 3.6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-like" xlink:type="simple">NRPS-like</text:a>,<text:a xlink:href="https://docs.antismash.secondarymetabolites.org/glossary/#nrps" xlink:type="simple">NRPS</text:a></text:p>
          </table:table-cell>
          <table:table-cell office:value-type="float" office:value="1805661" calcext:value-type="float">
            <text:p>1805661</text:p>
          </table:table-cell>
          <table:table-cell office:value-type="float" office:value="1857676" calcext:value-type="float">
            <text:p>185767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7" xlink:type="simple">Region 3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894818" calcext:value-type="float">
            <text:p>1894818</text:p>
          </table:table-cell>
          <table:table-cell office:value-type="float" office:value="1958231" calcext:value-type="float">
            <text:p>195823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8" xlink:type="simple">Region 3.8</text:a></text:p>
          </table:table-cell>
          <table:table-cell office:value-type="string" calcext:value-type="string">
            <text:p><text:a xlink:href="https://docs.antismash.secondarymetabolites.org/glossary/#fungal-ripp" xlink:type="simple">fungal-RiPP</text:a></text:p>
          </table:table-cell>
          <table:table-cell office:value-type="float" office:value="2247182" calcext:value-type="float">
            <text:p>2247182</text:p>
          </table:table-cell>
          <table:table-cell office:value-type="float" office:value="2290203" calcext:value-type="float">
            <text:p>2290203</text:p>
          </table:table-cell>
          <table:table-cell table:style-name="ce2" office:value-type="string" calcext:value-type="string">
            <text:p><text:a xlink:href="https://mibig.secondarymetabolites.org/go/BGC0000627/1" xlink:type="simple">ustiloxin B</text:a></text:p>
          </table:table-cell>
          <table:table-cell table:style-name="ce2" office:value-type="string" calcext:value-type="string">
            <text:p>RiPP:Dikaritin</text:p>
          </table:table-cell>
          <table:table-cell table:style-name="ce4" office:value-type="string" calcext:value-type="string">
            <text:p>36%</text:p>
          </table:table-cell>
        </table:table-row>
        <table:table-row table:style-name="ro5">
          <table:table-cell office:value-type="string" calcext:value-type="string">
            <text:p><text:a xlink:href="#r3c9" xlink:type="simple">Region 3.9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434817" calcext:value-type="float">
            <text:p>2434817</text:p>
          </table:table-cell>
          <table:table-cell office:value-type="float" office:value="2496837" calcext:value-type="float">
            <text:p>249683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10" xlink:type="simple">Region 3.10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047959" calcext:value-type="float">
            <text:p>3047959</text:p>
          </table:table-cell>
          <table:table-cell office:value-type="float" office:value="3095066" calcext:value-type="float">
            <text:p>309506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4c1" xlink:type="simple">Region 4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nrps" xlink:type="simple">NRPS</text:a></text:p>
          </table:table-cell>
          <table:table-cell office:value-type="float" office:value="284067" calcext:value-type="float">
            <text:p>284067</text:p>
          </table:table-cell>
          <table:table-cell office:value-type="float" office:value="391941" calcext:value-type="float">
            <text:p>39194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2" xlink:type="simple">Region 4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760053" calcext:value-type="float">
            <text:p>760053</text:p>
          </table:table-cell>
          <table:table-cell office:value-type="float" office:value="838633" calcext:value-type="float">
            <text:p>83863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3" xlink:type="simple">Region 4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592202" calcext:value-type="float">
            <text:p>2592202</text:p>
          </table:table-cell>
          <table:table-cell office:value-type="float" office:value="2653069" calcext:value-type="float">
            <text:p>265306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28180" calcext:value-type="float">
            <text:p>28180</text:p>
          </table:table-cell>
          <table:table-cell office:value-type="float" office:value="71760" calcext:value-type="float">
            <text:p>7176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2197521" calcext:value-type="float">
            <text:p>2197521</text:p>
          </table:table-cell>
          <table:table-cell office:value-type="float" office:value="2231576" calcext:value-type="float">
            <text:p>2231576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770961" calcext:value-type="float">
            <text:p>1770961</text:p>
          </table:table-cell>
          <table:table-cell office:value-type="float" office:value="1792223" calcext:value-type="float">
            <text:p>179222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919613" calcext:value-type="float">
            <text:p>919613</text:p>
          </table:table-cell>
          <table:table-cell office:value-type="float" office:value="965101" calcext:value-type="float">
            <text:p>96510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890112" calcext:value-type="float">
            <text:p>1890112</text:p>
          </table:table-cell>
          <table:table-cell office:value-type="float" office:value="1951190" calcext:value-type="float">
            <text:p>195119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1" xlink:type="simple">Region 8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69680" calcext:value-type="float">
            <text:p>169680</text:p>
          </table:table-cell>
          <table:table-cell office:value-type="float" office:value="213138" calcext:value-type="float">
            <text:p>21313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2" xlink:type="simple">Region 8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67764" calcext:value-type="float">
            <text:p>267764</text:p>
          </table:table-cell>
          <table:table-cell office:value-type="float" office:value="330136" calcext:value-type="float">
            <text:p>33013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3" xlink:type="simple">Region 8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524887" calcext:value-type="float">
            <text:p>1524887</text:p>
          </table:table-cell>
          <table:table-cell office:value-type="float" office:value="1569137" calcext:value-type="float">
            <text:p>156913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8c4" xlink:type="simple">Region 8.4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,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2037029" calcext:value-type="float">
            <text:p>2037029</text:p>
          </table:table-cell>
          <table:table-cell office:value-type="float" office:value="2141199" calcext:value-type="float">
            <text:p>2141199</text:p>
          </table:table-cell>
          <table:table-cell table:style-name="ce2" office:value-type="string" calcext:value-type="string">
            <text:p><text:a xlink:href="https://mibig.secondarymetabolites.org/go/BGC0001218/1" xlink:type="simple">fumosorinone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9c1" xlink:type="simple">Region 9.1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1039715" calcext:value-type="float">
            <text:p>1039715</text:p>
          </table:table-cell>
          <table:table-cell office:value-type="float" office:value="1083231" calcext:value-type="float">
            <text:p>108323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9c2" xlink:type="simple">Region 9.2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</text:p>
          </table:table-cell>
          <table:table-cell office:value-type="float" office:value="1128285" calcext:value-type="float">
            <text:p>1128285</text:p>
          </table:table-cell>
          <table:table-cell office:value-type="float" office:value="1188610" calcext:value-type="float">
            <text:p>118861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9c3" xlink:type="simple">Region 9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521463" calcext:value-type="float">
            <text:p>1521463</text:p>
          </table:table-cell>
          <table:table-cell office:value-type="float" office:value="1574488" calcext:value-type="float">
            <text:p>1574488</text:p>
          </table:table-cell>
          <table:table-cell table:style-name="Default"/>
          <table:table-cell table:number-columns-repeated="2"/>
        </table:table-row>
      </table:table>
      <table:table table:name="Cmilitaris_ATCC34164" table:style-name="ta1">
        <table:table-column table:style-name="co18" table:number-columns-repeated="4" table:default-cell-style-name="ce2"/>
        <table:table-column table:style-name="co27" table:default-cell-style-name="ce3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17601" calcext:value-type="float">
            <text:p>417601</text:p>
          </table:table-cell>
          <table:table-cell office:value-type="float" office:value="478581" calcext:value-type="float">
            <text:p>47858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614824" calcext:value-type="float">
            <text:p>1614824</text:p>
          </table:table-cell>
          <table:table-cell office:value-type="float" office:value="1662459" calcext:value-type="float">
            <text:p>166245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078" calcext:value-type="float">
            <text:p>1078</text:p>
          </table:table-cell>
          <table:table-cell office:value-type="float" office:value="48855" calcext:value-type="float">
            <text:p>48855</text:p>
          </table:table-cell>
          <table:table-cell table:style-name="ce2" office:value-type="string" calcext:value-type="string">
            <text:p><text:a xlink:href="https://mibig.secondarymetabolites.org/go/BGC0001866/1" xlink:type="simple">viriditox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55%</text:p>
          </table:table-cell>
        </table:table-row>
        <table:table-row table:style-name="ro5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326010" calcext:value-type="float">
            <text:p>2326010</text:p>
          </table:table-cell>
          <table:table-cell office:value-type="float" office:value="2347398" calcext:value-type="float">
            <text:p>234739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7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417368" calcext:value-type="float">
            <text:p>2417368</text:p>
          </table:table-cell>
          <table:table-cell office:value-type="float" office:value="2464117" calcext:value-type="float">
            <text:p>2464117</text:p>
          </table:table-cell>
          <table:table-cell table:style-name="ce2" office:value-type="string" calcext:value-type="string">
            <text:p><text:a xlink:href="https://mibig.secondarymetabolites.org/go/BGC0002063/1" xlink:type="simple">cryptosporioptide B/cryptosporioptide A/cryptosporioptide C</text:a></text:p>
          </table:table-cell>
          <table:table-cell table:style-name="ce2" office:value-type="string" calcext:value-type="string">
            <text:p>Polyketide:Iterative type I polyketide</text:p>
          </table:table-cell>
          <table:table-cell table:style-name="ce4" office:value-type="string" calcext:value-type="string">
            <text:p>7%</text:p>
          </table:table-cell>
        </table:table-row>
        <table:table-row table:style-name="ro8">
          <table:table-cell office:value-type="string" calcext:value-type="string">
            <text:p><text:a xlink:href="#r3c1" xlink:type="simple">Region 3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22531" calcext:value-type="float">
            <text:p>22531</text:p>
          </table:table-cell>
          <table:table-cell office:value-type="float" office:value="75306" calcext:value-type="float">
            <text:p>75306</text:p>
          </table:table-cell>
          <table:table-cell table:style-name="ce2" office:value-type="string" calcext:value-type="string">
            <text:p><text:a xlink:href="https://mibig.secondarymetabolites.org/go/BGC0001136/1" xlink:type="simple">desmethylbassianin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60%</text:p>
          </table:table-cell>
        </table:table-row>
        <table:table-row table:style-name="ro5">
          <table:table-cell office:value-type="string" calcext:value-type="string">
            <text:p><text:a xlink:href="#r3c2" xlink:type="simple">Region 3.2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</text:p>
          </table:table-cell>
          <table:table-cell office:value-type="float" office:value="334262" calcext:value-type="float">
            <text:p>334262</text:p>
          </table:table-cell>
          <table:table-cell office:value-type="float" office:value="391696" calcext:value-type="float">
            <text:p>39169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3" xlink:type="simple">Region 3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030044" calcext:value-type="float">
            <text:p>1030044</text:p>
          </table:table-cell>
          <table:table-cell office:value-type="float" office:value="1074412" calcext:value-type="float">
            <text:p>107441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4" xlink:type="simple">Region 3.4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257328" calcext:value-type="float">
            <text:p>1257328</text:p>
          </table:table-cell>
          <table:table-cell office:value-type="float" office:value="1346792" calcext:value-type="float">
            <text:p>1346792</text:p>
          </table:table-cell>
          <table:table-cell table:style-name="ce2" office:value-type="string" calcext:value-type="string">
            <text:p><text:a xlink:href="https://mibig.secondarymetabolites.org/go/BGC0001278/1" xlink:type="simple">nivalenol/deoxynivalenol/3-acetyldeoxynivalenol/15-acetyldeoxynivalenol/neosolaniol/calonectrin/apotrichodiol/isotrichotriol/15-decalonectrin/T-2 toxin/3-acetyl T-2 toxin/trichodie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8%</text:p>
          </table:table-cell>
        </table:table-row>
        <table:table-row table:style-name="ro5">
          <table:table-cell office:value-type="string" calcext:value-type="string">
            <text:p><text:a xlink:href="#r3c5" xlink:type="simple">Region 3.5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834759" calcext:value-type="float">
            <text:p>2834759</text:p>
          </table:table-cell>
          <table:table-cell office:value-type="float" office:value="2895794" calcext:value-type="float">
            <text:p>289579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1" xlink:type="simple">Region 4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89498" calcext:value-type="float">
            <text:p>189498</text:p>
          </table:table-cell>
          <table:table-cell office:value-type="float" office:value="211796" calcext:value-type="float">
            <text:p>211796</text:p>
          </table:table-cell>
          <table:table-cell table:style-name="ce2" office:value-type="string" calcext:value-type="string">
            <text:p><text:a xlink:href="https://mibig.secondarymetabolites.org/go/BGC0001248/1" xlink:type="simple">clavar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4c2" xlink:type="simple">Region 4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15487" calcext:value-type="float">
            <text:p>615487</text:p>
          </table:table-cell>
          <table:table-cell office:value-type="float" office:value="676459" calcext:value-type="float">
            <text:p>67645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3" xlink:type="simple">Region 4.3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869949" calcext:value-type="float">
            <text:p>869949</text:p>
          </table:table-cell>
          <table:table-cell office:value-type="float" office:value="913940" calcext:value-type="float">
            <text:p>91394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4" xlink:type="simple">Region 4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586874" calcext:value-type="float">
            <text:p>1586874</text:p>
          </table:table-cell>
          <table:table-cell office:value-type="float" office:value="1632367" calcext:value-type="float">
            <text:p>163236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5" xlink:type="simple">Region 4.5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965926" calcext:value-type="float">
            <text:p>4965926</text:p>
          </table:table-cell>
          <table:table-cell office:value-type="float" office:value="5026565" calcext:value-type="float">
            <text:p>5026565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30%</text:p>
          </table:table-cell>
        </table:table-row>
        <table:table-row table:style-name="ro5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181633" calcext:value-type="float">
            <text:p>1181633</text:p>
          </table:table-cell>
          <table:table-cell office:value-type="float" office:value="1249181" calcext:value-type="float">
            <text:p>124918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indole" xlink:type="simple">indole</text:a></text:p>
          </table:table-cell>
          <table:table-cell office:value-type="float" office:value="1787500" calcext:value-type="float">
            <text:p>1787500</text:p>
          </table:table-cell>
          <table:table-cell office:value-type="float" office:value="1809048" calcext:value-type="float">
            <text:p>180904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3" xlink:type="simple">Region 5.3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2963228" calcext:value-type="float">
            <text:p>2963228</text:p>
          </table:table-cell>
          <table:table-cell office:value-type="float" office:value="3005268" calcext:value-type="float">
            <text:p>300526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5c4" xlink:type="simple">Region 5.4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</text:p>
          </table:table-cell>
          <table:table-cell office:value-type="float" office:value="3037327" calcext:value-type="float">
            <text:p>3037327</text:p>
          </table:table-cell>
          <table:table-cell office:value-type="float" office:value="3097372" calcext:value-type="float">
            <text:p>309737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5" xlink:type="simple">Region 5.5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688839" calcext:value-type="float">
            <text:p>3688839</text:p>
          </table:table-cell>
          <table:table-cell office:value-type="float" office:value="3737299" calcext:value-type="float">
            <text:p>373729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5c6" xlink:type="simple">Region 5.6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4455302" calcext:value-type="float">
            <text:p>4455302</text:p>
          </table:table-cell>
          <table:table-cell office:value-type="float" office:value="4524605" calcext:value-type="float">
            <text:p>4524605</text:p>
          </table:table-cell>
          <table:table-cell table:style-name="ce2" office:value-type="string" calcext:value-type="string">
            <text:p><text:a xlink:href="https://mibig.secondarymetabolites.org/go/BGC0002259/1" xlink:type="simple">beauveriolide I/beauveriolide III</text:a></text:p>
          </table:table-cell>
          <table:table-cell table:style-name="ce2" office:value-type="string" calcext:value-type="string">
            <text:p>Polyketide+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5c7" xlink:type="simple">Region 5.7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5705473" calcext:value-type="float">
            <text:p>5705473</text:p>
          </table:table-cell>
          <table:table-cell office:value-type="float" office:value="5766444" calcext:value-type="float">
            <text:p>576644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822578" calcext:value-type="float">
            <text:p>822578</text:p>
          </table:table-cell>
          <table:table-cell office:value-type="float" office:value="866868" calcext:value-type="float">
            <text:p>86686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2" xlink:type="simple">Region 6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344291" calcext:value-type="float">
            <text:p>1344291</text:p>
          </table:table-cell>
          <table:table-cell office:value-type="float" office:value="1400349" calcext:value-type="float">
            <text:p>140034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3" xlink:type="simple">Region 6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754981" calcext:value-type="float">
            <text:p>1754981</text:p>
          </table:table-cell>
          <table:table-cell office:value-type="float" office:value="1816068" calcext:value-type="float">
            <text:p>181606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4" xlink:type="simple">Region 6.4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135448" calcext:value-type="float">
            <text:p>2135448</text:p>
          </table:table-cell>
          <table:table-cell office:value-type="float" office:value="2156930" calcext:value-type="float">
            <text:p>2156930</text:p>
          </table:table-cell>
          <table:table-cell table:style-name="ce2" office:value-type="string" calcext:value-type="string">
            <text:p><text:a xlink:href="https://mibig.secondarymetabolites.org/go/BGC0000667/1" xlink:type="simple">PR-toxin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6c5" xlink:type="simple">Region 6.5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271609" calcext:value-type="float">
            <text:p>3271609</text:p>
          </table:table-cell>
          <table:table-cell office:value-type="float" office:value="3315469" calcext:value-type="float">
            <text:p>3315469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6c6" xlink:type="simple">Region 6.6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636275" calcext:value-type="float">
            <text:p>3636275</text:p>
          </table:table-cell>
          <table:table-cell office:value-type="float" office:value="3711474" calcext:value-type="float">
            <text:p>371147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7" xlink:type="simple">Region 6.7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090598" calcext:value-type="float">
            <text:p>4090598</text:p>
          </table:table-cell>
          <table:table-cell office:value-type="float" office:value="4135469" calcext:value-type="float">
            <text:p>413546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8" xlink:type="simple">Region 6.8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327223" calcext:value-type="float">
            <text:p>4327223</text:p>
          </table:table-cell>
          <table:table-cell office:value-type="float" office:value="4374354" calcext:value-type="float">
            <text:p>437435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9" xlink:type="simple">Region 6.9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790965" calcext:value-type="float">
            <text:p>5790965</text:p>
          </table:table-cell>
          <table:table-cell office:value-type="float" office:value="5840010" calcext:value-type="float">
            <text:p>584001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90427" calcext:value-type="float">
            <text:p>190427</text:p>
          </table:table-cell>
          <table:table-cell office:value-type="float" office:value="271267" calcext:value-type="float">
            <text:p>27126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515240" calcext:value-type="float">
            <text:p>1515240</text:p>
          </table:table-cell>
          <table:table-cell office:value-type="float" office:value="1536807" calcext:value-type="float">
            <text:p>1536807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7c3" xlink:type="simple">Region 7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708929" calcext:value-type="float">
            <text:p>3708929</text:p>
          </table:table-cell>
          <table:table-cell office:value-type="float" office:value="3769829" calcext:value-type="float">
            <text:p>376982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4" xlink:type="simple">Region 7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298434" calcext:value-type="float">
            <text:p>4298434</text:p>
          </table:table-cell>
          <table:table-cell office:value-type="float" office:value="4343860" calcext:value-type="float">
            <text:p>4343860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75%</text:p>
          </table:table-cell>
        </table:table-row>
        <table:table-row table:style-name="ro5">
          <table:table-cell office:value-type="string" calcext:value-type="string">
            <text:p><text:a xlink:href="#r7c5" xlink:type="simple">Region 7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726125" calcext:value-type="float">
            <text:p>4726125</text:p>
          </table:table-cell>
          <table:table-cell office:value-type="float" office:value="4770472" calcext:value-type="float">
            <text:p>477047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6" xlink:type="simple">Region 7.6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5186674" calcext:value-type="float">
            <text:p>5186674</text:p>
          </table:table-cell>
          <table:table-cell office:value-type="float" office:value="5247751" calcext:value-type="float">
            <text:p>524775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7c7" xlink:type="simple">Region 7.7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6136346" calcext:value-type="float">
            <text:p>6136346</text:p>
          </table:table-cell>
          <table:table-cell office:value-type="float" office:value="6188673" calcext:value-type="float">
            <text:p>6188673</text:p>
          </table:table-cell>
          <table:table-cell table:style-name="ce2" office:value-type="string" calcext:value-type="string">
            <text:p><text:a xlink:href="https://mibig.secondarymetabolites.org/go/BGC0001738/1" xlink:type="simple">phomasetin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85%</text:p>
          </table:table-cell>
        </table:table-row>
        <table:table-row table:style-name="ro5">
          <table:table-cell office:value-type="string" calcext:value-type="string">
            <text:p><text:a xlink:href="#r7c8" xlink:type="simple">Region 7.8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225089" calcext:value-type="float">
            <text:p>6225089</text:p>
          </table:table-cell>
          <table:table-cell office:value-type="float" office:value="6286233" calcext:value-type="float">
            <text:p>628623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9" xlink:type="simple">Region 7.9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6983456" calcext:value-type="float">
            <text:p>6983456</text:p>
          </table:table-cell>
          <table:table-cell office:value-type="float" office:value="7017684" calcext:value-type="float">
            <text:p>7017684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</table:table>
      <table:table table:name="CmilitarisCM01" table:style-name="ta1">
        <table:table-column table:style-name="co18" table:number-columns-repeated="4" table:default-cell-style-name="ce2"/>
        <table:table-column table:style-name="co28" table:default-cell-style-name="ce3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977437" calcext:value-type="float">
            <text:p>1977437</text:p>
          </table:table-cell>
          <table:table-cell office:value-type="float" office:value="2068707" calcext:value-type="float">
            <text:p>206870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246767" calcext:value-type="float">
            <text:p>2246767</text:p>
          </table:table-cell>
          <table:table-cell office:value-type="float" office:value="2291135" calcext:value-type="float">
            <text:p>229113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125016" calcext:value-type="float">
            <text:p>3125016</text:p>
          </table:table-cell>
          <table:table-cell office:value-type="float" office:value="3185931" calcext:value-type="float">
            <text:p>318593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4097039" calcext:value-type="float">
            <text:p>4097039</text:p>
          </table:table-cell>
          <table:table-cell office:value-type="float" office:value="4165983" calcext:value-type="float">
            <text:p>4165983</text:p>
          </table:table-cell>
          <table:table-cell table:style-name="ce2" office:value-type="string" calcext:value-type="string">
            <text:p><text:a xlink:href="https://mibig.secondarymetabolites.org/go/BGC0002259/1" xlink:type="simple">beauveriolide I/beauveriolide III</text:a></text:p>
          </table:table-cell>
          <table:table-cell table:style-name="ce2" office:value-type="string" calcext:value-type="string">
            <text:p>Polyketide+NRP</text:p>
          </table:table-cell>
          <table:table-cell table:style-name="ce4" office:value-type="string" calcext:value-type="string">
            <text:p>75%</text:p>
          </table:table-cell>
        </table:table-row>
        <table:table-row table:style-name="ro5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870305" calcext:value-type="float">
            <text:p>4870305</text:p>
          </table:table-cell>
          <table:table-cell office:value-type="float" office:value="4917848" calcext:value-type="float">
            <text:p>491784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7">
          <table:table-cell office:value-type="string" calcext:value-type="string">
            <text:p><text:a xlink:href="#r1c6" xlink:type="simple">Region 1.6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,<text:a xlink:href="https://docs.antismash.secondarymetabolites.org/glossary/#nrps-like" xlink:type="simple">NRPS-like</text:a></text:p>
          </table:table-cell>
          <table:table-cell office:value-type="float" office:value="5461686" calcext:value-type="float">
            <text:p>5461686</text:p>
          </table:table-cell>
          <table:table-cell office:value-type="float" office:value="5522038" calcext:value-type="float">
            <text:p>552203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7" xlink:type="simple">Region 1.7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5566556" calcext:value-type="float">
            <text:p>5566556</text:p>
          </table:table-cell>
          <table:table-cell office:value-type="float" office:value="5608595" calcext:value-type="float">
            <text:p>560859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8" xlink:type="simple">Region 1.8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6191625" calcext:value-type="float">
            <text:p>6191625</text:p>
          </table:table-cell>
          <table:table-cell office:value-type="float" office:value="6238331" calcext:value-type="float">
            <text:p>6238331</text:p>
          </table:table-cell>
          <table:table-cell table:style-name="ce2" office:value-type="string" calcext:value-type="string">
            <text:p><text:a xlink:href="https://mibig.secondarymetabolites.org/go/BGC0001866/1" xlink:type="simple">viriditox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55%</text:p>
          </table:table-cell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379952" calcext:value-type="float">
            <text:p>1379952</text:p>
          </table:table-cell>
          <table:table-cell office:value-type="float" office:value="1427059" calcext:value-type="float">
            <text:p>142705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642105" calcext:value-type="float">
            <text:p>1642105</text:p>
          </table:table-cell>
          <table:table-cell office:value-type="float" office:value="1686976" calcext:value-type="float">
            <text:p>168697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046212" calcext:value-type="float">
            <text:p>2046212</text:p>
          </table:table-cell>
          <table:table-cell office:value-type="float" office:value="2111455" calcext:value-type="float">
            <text:p>211145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4" xlink:type="simple">Region 2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2429166" calcext:value-type="float">
            <text:p>2429166</text:p>
          </table:table-cell>
          <table:table-cell office:value-type="float" office:value="2476203" calcext:value-type="float">
            <text:p>2476203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2c5" xlink:type="simple">Region 2.5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3546961" calcext:value-type="float">
            <text:p>3546961</text:p>
          </table:table-cell>
          <table:table-cell office:value-type="float" office:value="3568291" calcext:value-type="float">
            <text:p>3568291</text:p>
          </table:table-cell>
          <table:table-cell table:style-name="ce2" office:value-type="string" calcext:value-type="string">
            <text:p><text:a xlink:href="https://mibig.secondarymetabolites.org/go/BGC0000667/1" xlink:type="simple">PR-toxin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2c6" xlink:type="simple">Region 2.6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776056" calcext:value-type="float">
            <text:p>3776056</text:p>
          </table:table-cell>
          <table:table-cell office:value-type="float" office:value="3837147" calcext:value-type="float">
            <text:p>383714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7" xlink:type="simple">Region 2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860155" calcext:value-type="float">
            <text:p>3860155</text:p>
          </table:table-cell>
          <table:table-cell office:value-type="float" office:value="3921010" calcext:value-type="float">
            <text:p>392101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8" xlink:type="simple">Region 2.8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192343" calcext:value-type="float">
            <text:p>4192343</text:p>
          </table:table-cell>
          <table:table-cell office:value-type="float" office:value="4248401" calcext:value-type="float">
            <text:p>424840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9" xlink:type="simple">Region 2.9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4664618" calcext:value-type="float">
            <text:p>4664618</text:p>
          </table:table-cell>
          <table:table-cell office:value-type="float" office:value="4708544" calcext:value-type="float">
            <text:p>470854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7">
          <table:table-cell office:value-type="string" calcext:value-type="string">
            <text:p><text:a xlink:href="#r3c1" xlink:type="simple">Region 3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01200" calcext:value-type="float">
            <text:p>101200</text:p>
          </table:table-cell>
          <table:table-cell office:value-type="float" office:value="147949" calcext:value-type="float">
            <text:p>147949</text:p>
          </table:table-cell>
          <table:table-cell table:style-name="ce2" office:value-type="string" calcext:value-type="string">
            <text:p><text:a xlink:href="https://mibig.secondarymetabolites.org/go/BGC0002063/1" xlink:type="simple">cryptosporioptide B/cryptosporioptide A/cryptosporioptide C</text:a></text:p>
          </table:table-cell>
          <table:table-cell table:style-name="ce2" office:value-type="string" calcext:value-type="string">
            <text:p>Polyketide:Iterative type I polyketide</text:p>
          </table:table-cell>
          <table:table-cell table:style-name="ce4" office:value-type="string" calcext:value-type="string">
            <text:p>7%</text:p>
          </table:table-cell>
        </table:table-row>
        <table:table-row table:style-name="ro5">
          <table:table-cell office:value-type="string" calcext:value-type="string">
            <text:p><text:a xlink:href="#r3c2" xlink:type="simple">Region 3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47848" calcext:value-type="float">
            <text:p>247848</text:p>
          </table:table-cell>
          <table:table-cell office:value-type="float" office:value="269242" calcext:value-type="float">
            <text:p>26924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3" xlink:type="simple">Region 3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439546" calcext:value-type="float">
            <text:p>2439546</text:p>
          </table:table-cell>
          <table:table-cell office:value-type="float" office:value="2501249" calcext:value-type="float">
            <text:p>250124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4" xlink:type="simple">Region 3.4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3513472" calcext:value-type="float">
            <text:p>3513472</text:p>
          </table:table-cell>
          <table:table-cell office:value-type="float" office:value="3580640" calcext:value-type="float">
            <text:p>358064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1" xlink:type="simple">Region 4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51644" calcext:value-type="float">
            <text:p>151644</text:p>
          </table:table-cell>
          <table:table-cell office:value-type="float" office:value="195500" calcext:value-type="float">
            <text:p>19550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2" xlink:type="simple">Region 4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856910" calcext:value-type="float">
            <text:p>856910</text:p>
          </table:table-cell>
          <table:table-cell office:value-type="float" office:value="902360" calcext:value-type="float">
            <text:p>90236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3" xlink:type="simple">Region 4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983761" calcext:value-type="float">
            <text:p>3983761</text:p>
          </table:table-cell>
          <table:table-cell office:value-type="float" office:value="4044400" calcext:value-type="float">
            <text:p>4044400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20%</text:p>
          </table:table-cell>
        </table:table-row>
        <table:table-row table:style-name="ro6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99485" calcext:value-type="float">
            <text:p>199485</text:p>
          </table:table-cell>
          <table:table-cell office:value-type="float" office:value="251807" calcext:value-type="float">
            <text:p>251807</text:p>
          </table:table-cell>
          <table:table-cell table:style-name="ce2" office:value-type="string" calcext:value-type="string">
            <text:p><text:a xlink:href="https://mibig.secondarymetabolites.org/go/BGC0001738/1" xlink:type="simple">phomasetin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71%</text:p>
          </table:table-cell>
        </table:table-row>
        <table:table-row table:style-name="ro5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639772" calcext:value-type="float">
            <text:p>639772</text:p>
          </table:table-cell>
          <table:table-cell office:value-type="float" office:value="683499" calcext:value-type="float">
            <text:p>68349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3" xlink:type="simple">Region 5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006862" calcext:value-type="float">
            <text:p>1006862</text:p>
          </table:table-cell>
          <table:table-cell office:value-type="float" office:value="1052288" calcext:value-type="float">
            <text:p>1052288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75%</text:p>
          </table:table-cell>
        </table:table-row>
        <table:table-row table:style-name="ro5">
          <table:table-cell office:value-type="string" calcext:value-type="string">
            <text:p><text:a xlink:href="#r5c4" xlink:type="simple">Region 5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589774" calcext:value-type="float">
            <text:p>1589774</text:p>
          </table:table-cell>
          <table:table-cell office:value-type="float" office:value="1653763" calcext:value-type="float">
            <text:p>165376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02958" calcext:value-type="float">
            <text:p>302958</text:p>
          </table:table-cell>
          <table:table-cell office:value-type="float" office:value="363578" calcext:value-type="float">
            <text:p>36357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2" xlink:type="simple">Region 6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083320" calcext:value-type="float">
            <text:p>1083320</text:p>
          </table:table-cell>
          <table:table-cell office:value-type="float" office:value="1104834" calcext:value-type="float">
            <text:p>1104834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6c3" xlink:type="simple">Region 6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2331316" calcext:value-type="float">
            <text:p>2331316</text:p>
          </table:table-cell>
          <table:table-cell office:value-type="float" office:value="2395136" calcext:value-type="float">
            <text:p>239513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37981" calcext:value-type="float">
            <text:p>37981</text:p>
          </table:table-cell>
          <table:table-cell office:value-type="float" office:value="90759" calcext:value-type="float">
            <text:p>90759</text:p>
          </table:table-cell>
          <table:table-cell table:style-name="ce2" office:value-type="string" calcext:value-type="string">
            <text:p><text:a xlink:href="https://mibig.secondarymetabolites.org/go/BGC0001136/1" xlink:type="simple">desmethylbassianin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80%</text:p>
          </table:table-cell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</text:p>
          </table:table-cell>
          <table:table-cell office:value-type="float" office:value="317275" calcext:value-type="float">
            <text:p>317275</text:p>
          </table:table-cell>
          <table:table-cell office:value-type="float" office:value="374393" calcext:value-type="float">
            <text:p>37439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3" xlink:type="simple">Region 7.3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1710098" calcext:value-type="float">
            <text:p>1710098</text:p>
          </table:table-cell>
          <table:table-cell office:value-type="float" office:value="1744330" calcext:value-type="float">
            <text:p>1744330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7c4" xlink:type="simple">Region 7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592208" calcext:value-type="float">
            <text:p>2592208</text:p>
          </table:table-cell>
          <table:table-cell office:value-type="float" office:value="2639740" calcext:value-type="float">
            <text:p>263974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9c1" xlink:type="simple">Region 9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57835" calcext:value-type="float">
            <text:p>5783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9c2" xlink:type="simple">Region 9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99211" calcext:value-type="float">
            <text:p>199211</text:p>
          </table:table-cell>
          <table:table-cell office:value-type="float" office:value="260183" calcext:value-type="float">
            <text:p>26018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9c3" xlink:type="simple">Region 9.3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655507" calcext:value-type="float">
            <text:p>655507</text:p>
          </table:table-cell>
          <table:table-cell office:value-type="float" office:value="677810" calcext:value-type="float">
            <text:p>677810</text:p>
          </table:table-cell>
          <table:table-cell table:style-name="ce2" office:value-type="string" calcext:value-type="string">
            <text:p><text:a xlink:href="https://mibig.secondarymetabolites.org/go/BGC0001248/1" xlink:type="simple">clavar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</table:table>
      <table:table table:name="CcateniannulataFRD24" table:style-name="ta1">
        <table:table-column table:style-name="co18" table:number-columns-repeated="4" table:default-cell-style-name="ce2"/>
        <table:table-column table:style-name="co18" table:default-cell-style-name="ce3"/>
        <table:table-column table:style-name="co18" table:number-columns-repeated="2" table:default-cell-style-name="Default"/>
        <table:table-row table:style-name="ro6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fungal-ripp" xlink:type="simple">fungal-RiPP</text:a></text:p>
          </table:table-cell>
          <table:table-cell office:value-type="float" office:value="524832" calcext:value-type="float">
            <text:p>524832</text:p>
          </table:table-cell>
          <table:table-cell office:value-type="float" office:value="566680" calcext:value-type="float">
            <text:p>566680</text:p>
          </table:table-cell>
          <table:table-cell table:style-name="ce2" office:value-type="string" calcext:value-type="string">
            <text:p><text:a xlink:href="https://mibig.secondarymetabolites.org/go/BGC0000627/1" xlink:type="simple">ustiloxin B</text:a></text:p>
          </table:table-cell>
          <table:table-cell table:style-name="ce2" office:value-type="string" calcext:value-type="string">
            <text:p>RiPP:Dikaritin</text:p>
          </table:table-cell>
          <table:table-cell table:style-name="ce4" office:value-type="string" calcext:value-type="string">
            <text:p>31%</text:p>
          </table:table-cell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751113" calcext:value-type="float">
            <text:p>751113</text:p>
          </table:table-cell>
          <table:table-cell office:value-type="float" office:value="800710" calcext:value-type="float">
            <text:p>800710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801212" calcext:value-type="float">
            <text:p>801212</text:p>
          </table:table-cell>
          <table:table-cell office:value-type="float" office:value="856665" calcext:value-type="float">
            <text:p>856665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30%</text:p>
          </table:table-cell>
        </table:table-row>
        <table:table-row table:style-name="ro6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apaa" xlink:type="simple">NAPAA</text:a></text:p>
          </table:table-cell>
          <table:table-cell office:value-type="float" office:value="1897982" calcext:value-type="float">
            <text:p>1897982</text:p>
          </table:table-cell>
          <table:table-cell office:value-type="float" office:value="1955052" calcext:value-type="float">
            <text:p>1955052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2207850" calcext:value-type="float">
            <text:p>2207850</text:p>
          </table:table-cell>
          <table:table-cell office:value-type="float" office:value="2275850" calcext:value-type="float">
            <text:p>227585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6" xlink:type="simple">Region 1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140021" calcext:value-type="float">
            <text:p>3140021</text:p>
          </table:table-cell>
          <table:table-cell office:value-type="float" office:value="3185595" calcext:value-type="float">
            <text:p>3185595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08796" calcext:value-type="float">
            <text:p>308796</text:p>
          </table:table-cell>
          <table:table-cell office:value-type="float" office:value="353700" calcext:value-type="float">
            <text:p>35370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720724" calcext:value-type="float">
            <text:p>720724</text:p>
          </table:table-cell>
          <table:table-cell office:value-type="float" office:value="789034" calcext:value-type="float">
            <text:p>78903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indole" xlink:type="simple">indole</text:a></text:p>
          </table:table-cell>
          <table:table-cell office:value-type="float" office:value="1195929" calcext:value-type="float">
            <text:p>1195929</text:p>
          </table:table-cell>
          <table:table-cell office:value-type="float" office:value="1216674" calcext:value-type="float">
            <text:p>121667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2c4" xlink:type="simple">Region 2.4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fungal-ripp-like" xlink:type="simple">fungal-RiPP-like</text:a></text:p>
          </table:table-cell>
          <table:table-cell office:value-type="float" office:value="1326254" calcext:value-type="float">
            <text:p>1326254</text:p>
          </table:table-cell>
          <table:table-cell office:value-type="float" office:value="1394906" calcext:value-type="float">
            <text:p>139490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5" xlink:type="simple">Region 2.5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102079" calcext:value-type="float">
            <text:p>2102079</text:p>
          </table:table-cell>
          <table:table-cell office:value-type="float" office:value="2123663" calcext:value-type="float">
            <text:p>2123663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2c6" xlink:type="simple">Region 2.6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224468" calcext:value-type="float">
            <text:p>2224468</text:p>
          </table:table-cell>
          <table:table-cell office:value-type="float" office:value="2294753" calcext:value-type="float">
            <text:p>229475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7" xlink:type="simple">Region 2.7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2360062" calcext:value-type="float">
            <text:p>2360062</text:p>
          </table:table-cell>
          <table:table-cell office:value-type="float" office:value="2403928" calcext:value-type="float">
            <text:p>2403928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2c8" xlink:type="simple">Region 2.8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629960" calcext:value-type="float">
            <text:p>2629960</text:p>
          </table:table-cell>
          <table:table-cell office:value-type="float" office:value="2653418" calcext:value-type="float">
            <text:p>2653418</text:p>
          </table:table-cell>
          <table:table-cell table:style-name="ce2" office:value-type="string" calcext:value-type="string">
            <text:p><text:a xlink:href="https://mibig.secondarymetabolites.org/go/BGC0001248/1" xlink:type="simple">clavar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7">
          <table:table-cell office:value-type="string" calcext:value-type="string">
            <text:p><text:a xlink:href="#r2c9" xlink:type="simple">Region 2.9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-like" xlink:type="simple">NRPS-like</text:a>,<text:a xlink:href="https://docs.antismash.secondarymetabolites.org/glossary/#nrps" xlink:type="simple">NRPS</text:a></text:p>
          </table:table-cell>
          <table:table-cell office:value-type="float" office:value="2774261" calcext:value-type="float">
            <text:p>2774261</text:p>
          </table:table-cell>
          <table:table-cell office:value-type="float" office:value="2826282" calcext:value-type="float">
            <text:p>282628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10" xlink:type="simple">Region 2.10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4669093" calcext:value-type="float">
            <text:p>4669093</text:p>
          </table:table-cell>
          <table:table-cell office:value-type="float" office:value="4731138" calcext:value-type="float">
            <text:p>473113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1" xlink:type="simple">Region 3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98793" calcext:value-type="float">
            <text:p>198793</text:p>
          </table:table-cell>
          <table:table-cell office:value-type="float" office:value="244284" calcext:value-type="float">
            <text:p>24428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2" xlink:type="simple">Region 3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835515" calcext:value-type="float">
            <text:p>835515</text:p>
          </table:table-cell>
          <table:table-cell office:value-type="float" office:value="897274" calcext:value-type="float">
            <text:p>89727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3" xlink:type="simple">Region 3.3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958534" calcext:value-type="float">
            <text:p>958534</text:p>
          </table:table-cell>
          <table:table-cell office:value-type="float" office:value="1011036" calcext:value-type="float">
            <text:p>101103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4" xlink:type="simple">Region 3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645613" calcext:value-type="float">
            <text:p>1645613</text:p>
          </table:table-cell>
          <table:table-cell office:value-type="float" office:value="1706689" calcext:value-type="float">
            <text:p>170668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5" xlink:type="simple">Region 3.5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103594" calcext:value-type="float">
            <text:p>2103594</text:p>
          </table:table-cell>
          <table:table-cell office:value-type="float" office:value="2164593" calcext:value-type="float">
            <text:p>216459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6" xlink:type="simple">Region 3.6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298444" calcext:value-type="float">
            <text:p>2298444</text:p>
          </table:table-cell>
          <table:table-cell office:value-type="float" office:value="2342900" calcext:value-type="float">
            <text:p>234290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7" xlink:type="simple">Region 3.7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3381358" calcext:value-type="float">
            <text:p>3381358</text:p>
          </table:table-cell>
          <table:table-cell office:value-type="float" office:value="3423497" calcext:value-type="float">
            <text:p>342349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8" xlink:type="simple">Region 3.8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827689" calcext:value-type="float">
            <text:p>3827689</text:p>
          </table:table-cell>
          <table:table-cell office:value-type="float" office:value="3888385" calcext:value-type="float">
            <text:p>388838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9" xlink:type="simple">Region 3.9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052500" calcext:value-type="float">
            <text:p>4052500</text:p>
          </table:table-cell>
          <table:table-cell office:value-type="float" office:value="4096745" calcext:value-type="float">
            <text:p>409674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a xlink:href="#r3c10" xlink:type="simple">Region 3.10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,<text:a xlink:href="https://docs.antismash.secondarymetabolites.org/glossary/#fungal-ripp-like" xlink:type="simple">fungal-RiPP-like</text:a>,<text:a xlink:href="https://docs.antismash.secondarymetabolites.org/glossary/#isocyanide-nrp" xlink:type="simple">isocyanide-nrp</text:a></text:p>
          </table:table-cell>
          <table:table-cell office:value-type="float" office:value="4402068" calcext:value-type="float">
            <text:p>4402068</text:p>
          </table:table-cell>
          <table:table-cell office:value-type="float" office:value="4530840" calcext:value-type="float">
            <text:p>4530840</text:p>
          </table:table-cell>
          <table:table-cell table:style-name="ce2" office:value-type="string" calcext:value-type="string">
            <text:p><text:a xlink:href="https://mibig.secondarymetabolites.org/go/BGC0001218/1" xlink:type="simple">fumosorinone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83%</text:p>
          </table:table-cell>
        </table:table-row>
        <table:table-row table:style-name="ro5">
          <table:table-cell office:value-type="string" calcext:value-type="string">
            <text:p><text:a xlink:href="#r4c1" xlink:type="simple">Region 4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248399" calcext:value-type="float">
            <text:p>248399</text:p>
          </table:table-cell>
          <table:table-cell office:value-type="float" office:value="293974" calcext:value-type="float">
            <text:p>29397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2" xlink:type="simple">Region 4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417666" calcext:value-type="float">
            <text:p>1417666</text:p>
          </table:table-cell>
          <table:table-cell office:value-type="float" office:value="1478319" calcext:value-type="float">
            <text:p>147831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4c3" xlink:type="simple">Region 4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,<text:a xlink:href="https://docs.antismash.secondarymetabolites.org/glossary/#nrps-like" xlink:type="simple">NRPS-like</text:a></text:p>
          </table:table-cell>
          <table:table-cell office:value-type="float" office:value="3938255" calcext:value-type="float">
            <text:p>3938255</text:p>
          </table:table-cell>
          <table:table-cell office:value-type="float" office:value="4057426" calcext:value-type="float">
            <text:p>4057426</text:p>
          </table:table-cell>
          <table:table-cell table:style-name="ce2" office:value-type="string" calcext:value-type="string">
            <text:p><text:a xlink:href="https://mibig.secondarymetabolites.org/go/BGC0002258/1" xlink:type="simple">shimalactone A/shimalactone B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42%</text:p>
          </table:table-cell>
        </table:table-row>
        <table:table-row table:style-name="ro5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0556" calcext:value-type="float">
            <text:p>50556</text:p>
          </table:table-cell>
          <table:table-cell office:value-type="float" office:value="98255" calcext:value-type="float">
            <text:p>9825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63589" calcext:value-type="float">
            <text:p>463589</text:p>
          </table:table-cell>
          <table:table-cell office:value-type="float" office:value="516413" calcext:value-type="float">
            <text:p>51641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3" xlink:type="simple">Region 5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578855" calcext:value-type="float">
            <text:p>578855</text:p>
          </table:table-cell>
          <table:table-cell office:value-type="float" office:value="639595" calcext:value-type="float">
            <text:p>63959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4" xlink:type="simple">Region 5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851347" calcext:value-type="float">
            <text:p>1851347</text:p>
          </table:table-cell>
          <table:table-cell office:value-type="float" office:value="1898221" calcext:value-type="float">
            <text:p>189822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57797" calcext:value-type="float">
            <text:p>5779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6c2" xlink:type="simple">Region 6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t1pks" xlink:type="simple">T1PKS</text:a></text:p>
          </table:table-cell>
          <table:table-cell office:value-type="float" office:value="292495" calcext:value-type="float">
            <text:p>292495</text:p>
          </table:table-cell>
          <table:table-cell office:value-type="float" office:value="380465" calcext:value-type="float">
            <text:p>38046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3" xlink:type="simple">Region 6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864414" calcext:value-type="float">
            <text:p>864414</text:p>
          </table:table-cell>
          <table:table-cell office:value-type="float" office:value="909766" calcext:value-type="float">
            <text:p>90976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4" xlink:type="simple">Region 6.4</text:a></text:p>
          </table:table-cell>
          <table:table-cell office:value-type="string" calcext:value-type="string">
            <text:p><text:a xlink:href="https://docs.antismash.secondarymetabolites.org/glossary/#indole" xlink:type="simple">indole</text:a>,<text:a xlink:href="https://docs.antismash.secondarymetabolites.org/glossary/#nrps" xlink:type="simple">NRPS</text:a></text:p>
          </table:table-cell>
          <table:table-cell office:value-type="float" office:value="966154" calcext:value-type="float">
            <text:p>966154</text:p>
          </table:table-cell>
          <table:table-cell office:value-type="float" office:value="1011305" calcext:value-type="float">
            <text:p>1011305</text:p>
          </table:table-cell>
          <table:table-cell table:style-name="ce2" office:value-type="string" calcext:value-type="string">
            <text:p><text:a xlink:href="https://mibig.secondarymetabolites.org/go/BGC0001044/1" xlink:type="simple">sirodesmin PL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6c5" xlink:type="simple">Region 6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397566" calcext:value-type="float">
            <text:p>1397566</text:p>
          </table:table-cell>
          <table:table-cell office:value-type="float" office:value="1453710" calcext:value-type="float">
            <text:p>145371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6" xlink:type="simple">Region 6.6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458851" calcext:value-type="float">
            <text:p>3458851</text:p>
          </table:table-cell>
          <table:table-cell office:value-type="float" office:value="3502639" calcext:value-type="float">
            <text:p>350263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7" xlink:type="simple">Region 6.7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511972" calcext:value-type="float">
            <text:p>3511972</text:p>
          </table:table-cell>
          <table:table-cell office:value-type="float" office:value="3565093" calcext:value-type="float">
            <text:p>3565093</text:p>
          </table:table-cell>
          <table:table-cell table:style-name="ce2" office:value-type="string" calcext:value-type="string">
            <text:p><text:a xlink:href="https://mibig.secondarymetabolites.org/go/BGC0001250/1" xlink:type="simple">epichloenin A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607" calcext:value-type="float">
            <text:p>5607</text:p>
          </table:table-cell>
          <table:table-cell office:value-type="float" office:value="51243" calcext:value-type="float">
            <text:p>5124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20190" calcext:value-type="float">
            <text:p>120190</text:p>
          </table:table-cell>
          <table:table-cell office:value-type="float" office:value="144256" calcext:value-type="float">
            <text:p>144256</text:p>
          </table:table-cell>
          <table:table-cell table:style-name="ce2" office:value-type="string" calcext:value-type="string">
            <text:p><text:a xlink:href="https://mibig.secondarymetabolites.org/go/BGC0001811/1" xlink:type="simple">trichodiene-11-o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8%</text:p>
          </table:table-cell>
        </table:table-row>
        <table:table-row table:style-name="ro5">
          <table:table-cell office:value-type="string" calcext:value-type="string">
            <text:p><text:a xlink:href="#r7c3" xlink:type="simple">Region 7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34078" calcext:value-type="float">
            <text:p>534078</text:p>
          </table:table-cell>
          <table:table-cell office:value-type="float" office:value="581937" calcext:value-type="float">
            <text:p>581937</text:p>
          </table:table-cell>
          <table:table-cell table:style-name="ce2" office:value-type="string" calcext:value-type="string">
            <text:p><text:a xlink:href="https://mibig.secondarymetabolites.org/go/BGC0001600/1" xlink:type="simple">fusarielin H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7c4" xlink:type="simple">Region 7.4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700447" calcext:value-type="float">
            <text:p>700447</text:p>
          </table:table-cell>
          <table:table-cell office:value-type="float" office:value="721871" calcext:value-type="float">
            <text:p>72187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5" xlink:type="simple">Region 7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996901" calcext:value-type="float">
            <text:p>996901</text:p>
          </table:table-cell>
          <table:table-cell office:value-type="float" office:value="1046628" calcext:value-type="float">
            <text:p>104662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7c6" xlink:type="simple">Region 7.6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</text:p>
          </table:table-cell>
          <table:table-cell office:value-type="float" office:value="1735616" calcext:value-type="float">
            <text:p>1735616</text:p>
          </table:table-cell>
          <table:table-cell office:value-type="float" office:value="1795950" calcext:value-type="float">
            <text:p>179595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7" xlink:type="simple">Region 7.7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231056" calcext:value-type="float">
            <text:p>2231056</text:p>
          </table:table-cell>
          <table:table-cell office:value-type="float" office:value="2280851" calcext:value-type="float">
            <text:p>228085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1" xlink:type="simple">Region 8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913883" calcext:value-type="float">
            <text:p>1913883</text:p>
          </table:table-cell>
          <table:table-cell office:value-type="float" office:value="1959398" calcext:value-type="float">
            <text:p>195939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8c2" xlink:type="simple">Region 8.2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fungal-ripp-like" xlink:type="simple">fungal-RiPP-like</text:a></text:p>
          </table:table-cell>
          <table:table-cell office:value-type="float" office:value="2125889" calcext:value-type="float">
            <text:p>2125889</text:p>
          </table:table-cell>
          <table:table-cell office:value-type="float" office:value="2201955" calcext:value-type="float">
            <text:p>2201955</text:p>
          </table:table-cell>
          <table:table-cell table:style-name="Default"/>
          <table:table-cell table:number-columns-repeated="2"/>
        </table:table-row>
      </table:table>
      <table:table table:name="CcateniannulataMBC234" table:style-name="ta1">
        <table:table-column table:style-name="co18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3"/>
        <table:table-column table:style-name="co32" table:default-cell-style-name="Default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 table:number-columns-spanned="2" table:number-rows-spanned="1">
            <text:p>Most similar known cluster</text:p>
          </table:table-cell>
          <table:covered-table-cell/>
          <table:table-cell table:style-name="ce1" office:value-type="string" calcext:value-type="string">
            <text:p>Similarity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43c1" xlink:type="simple">Region 43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32071" calcext:value-type="float">
            <text:p>3207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52c1" xlink:type="simple">Region 52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indole" xlink:type="simple">indole</text:a></text:p>
          </table:table-cell>
          <table:table-cell office:value-type="float" office:value="40745" calcext:value-type="float">
            <text:p>40745</text:p>
          </table:table-cell>
          <table:table-cell office:value-type="float" office:value="85899" calcext:value-type="float">
            <text:p>85899</text:p>
          </table:table-cell>
          <table:table-cell table:style-name="ce2" office:value-type="string" calcext:value-type="string">
            <text:p><text:a xlink:href="https://mibig.secondarymetabolites.org/go/BGC0001044/1" xlink:type="simple">sirodesmin PL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44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52c2" xlink:type="simple">Region 52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42413" calcext:value-type="float">
            <text:p>142413</text:p>
          </table:table-cell>
          <table:table-cell office:value-type="float" office:value="187765" calcext:value-type="float">
            <text:p>18776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57c1" xlink:type="simple">Region 57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51609" calcext:value-type="float">
            <text:p>151609</text:p>
          </table:table-cell>
          <table:table-cell office:value-type="float" office:value="208465" calcext:value-type="float">
            <text:p>20846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6">
          <table:table-cell office:value-type="string" calcext:value-type="string">
            <text:p><text:a xlink:href="https://fungismash.secondarymetabolites.org/upload/fungi-5d2eaf4c-6bd0-4589-b56b-12c2995f43b8/index.html#r59c1" xlink:type="simple">Region 59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nrps" xlink:type="simple">NRPS</text:a></text:p>
          </table:table-cell>
          <table:table-cell office:value-type="float" office:value="20854" calcext:value-type="float">
            <text:p>20854</text:p>
          </table:table-cell>
          <table:table-cell office:value-type="float" office:value="72731" calcext:value-type="float">
            <text:p>7273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60c1" xlink:type="simple">Region 60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57758" calcext:value-type="float">
            <text:p>157758</text:p>
          </table:table-cell>
          <table:table-cell office:value-type="float" office:value="179182" calcext:value-type="float">
            <text:p>17918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6">
          <table:table-cell office:value-type="string" calcext:value-type="string">
            <text:p><text:a xlink:href="https://fungismash.secondarymetabolites.org/upload/fungi-5d2eaf4c-6bd0-4589-b56b-12c2995f43b8/index.html#r71c1" xlink:type="simple">Region 71.1</text:a></text:p>
          </table:table-cell>
          <table:table-cell office:value-type="string" calcext:value-type="string">
            <text:p><text:a xlink:href="https://docs.antismash.secondarymetabolites.org/glossary/#napaa" xlink:type="simple">NAPAA</text:a>,<text:a xlink:href="https://docs.antismash.secondarymetabolites.org/glossary/#t1pks" xlink:type="simple">T1PKS</text:a></text:p>
          </table:table-cell>
          <table:table-cell office:value-type="float" office:value="81388" calcext:value-type="float">
            <text:p>81388</text:p>
          </table:table-cell>
          <table:table-cell office:value-type="float" office:value="138418" calcext:value-type="float">
            <text:p>138418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99c1" xlink:type="simple">Region 99.1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9163" calcext:value-type="float">
            <text:p>9163</text:p>
          </table:table-cell>
          <table:table-cell office:value-type="float" office:value="51229" calcext:value-type="float">
            <text:p>5122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08c1" xlink:type="simple">Region 108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33554" calcext:value-type="float">
            <text:p>133554</text:p>
          </table:table-cell>
          <table:table-cell office:value-type="float" office:value="179417" calcext:value-type="float">
            <text:p>17941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09c1" xlink:type="simple">Region 109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0380" calcext:value-type="float">
            <text:p>60380</text:p>
          </table:table-cell>
          <table:table-cell office:value-type="float" office:value="121076" calcext:value-type="float">
            <text:p>12107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13c1" xlink:type="simple">Region 113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73283" calcext:value-type="float">
            <text:p>73283</text:p>
          </table:table-cell>
          <table:table-cell office:value-type="float" office:value="122130" calcext:value-type="float">
            <text:p>12213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15c1" xlink:type="simple">Region 115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9172" calcext:value-type="float">
            <text:p>9172</text:p>
          </table:table-cell>
          <table:table-cell office:value-type="float" office:value="63790" calcext:value-type="float">
            <text:p>6379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32c1" xlink:type="simple">Region 132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16020" calcext:value-type="float">
            <text:p>1602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38c1" xlink:type="simple">Region 138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8919" calcext:value-type="float">
            <text:p>18919</text:p>
          </table:table-cell>
          <table:table-cell office:value-type="float" office:value="40503" calcext:value-type="float">
            <text:p>40503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51c1" xlink:type="simple">Region 151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52c1" xlink:type="simple">Region 152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2020" calcext:value-type="float">
            <text:p>32020</text:p>
          </table:table-cell>
          <table:table-cell office:value-type="float" office:value="77671" calcext:value-type="float">
            <text:p>7767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65c1" xlink:type="simple">Region 165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27889" calcext:value-type="float">
            <text:p>2788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67c1" xlink:type="simple">Region 167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98066" calcext:value-type="float">
            <text:p>98066</text:p>
          </table:table-cell>
          <table:table-cell office:value-type="float" office:value="158621" calcext:value-type="float">
            <text:p>15862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6">
          <table:table-cell office:value-type="string" calcext:value-type="string">
            <text:p><text:a xlink:href="https://fungismash.secondarymetabolites.org/upload/fungi-5d2eaf4c-6bd0-4589-b56b-12c2995f43b8/index.html#r176c1" xlink:type="simple">Region 176.1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44791" calcext:value-type="float">
            <text:p>4479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 office:value-type="string" calcext:value-type="string">
            <text:p>q</text:p>
          </table:table-cell>
        </table:table-row>
        <table:table-row table:style-name="ro6">
          <table:table-cell office:value-type="string" calcext:value-type="string">
            <text:p><text:a xlink:href="https://fungismash.secondarymetabolites.org/upload/fungi-5d2eaf4c-6bd0-4589-b56b-12c2995f43b8/index.html#r179c1" xlink:type="simple">Region 179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,<text:a xlink:href="https://docs.antismash.secondarymetabolites.org/glossary/#fungal-ripp-like" xlink:type="simple">fungal-RiPP-like</text:a></text:p>
          </table:table-cell>
          <table:table-cell office:value-type="float" office:value="81143" calcext:value-type="float">
            <text:p>81143</text:p>
          </table:table-cell>
          <table:table-cell office:value-type="float" office:value="173820" calcext:value-type="float">
            <text:p>173820</text:p>
          </table:table-cell>
          <table:table-cell table:style-name="ce2" office:value-type="string" calcext:value-type="string">
            <text:p><text:a xlink:href="https://mibig.secondarymetabolites.org/go/BGC0001218/1" xlink:type="simple">fumosorinone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100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198c1" xlink:type="simple">Region 198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6432" calcext:value-type="float">
            <text:p>16432</text:p>
          </table:table-cell>
          <table:table-cell office:value-type="float" office:value="72573" calcext:value-type="float">
            <text:p>7257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10c1" xlink:type="simple">Region 210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7855" calcext:value-type="float">
            <text:p>7855</text:p>
          </table:table-cell>
          <table:table-cell office:value-type="float" office:value="68508" calcext:value-type="float">
            <text:p>6850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11c1" xlink:type="simple">Region 21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91092" calcext:value-type="float">
            <text:p>191092</text:p>
          </table:table-cell>
          <table:table-cell office:value-type="float" office:value="236663" calcext:value-type="float">
            <text:p>236663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50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36c1" xlink:type="simple">Region 236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2571" calcext:value-type="float">
            <text:p>12571</text:p>
          </table:table-cell>
          <table:table-cell office:value-type="float" office:value="82852" calcext:value-type="float">
            <text:p>8285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36c2" xlink:type="simple">Region 236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48251" calcext:value-type="float">
            <text:p>148251</text:p>
          </table:table-cell>
          <table:table-cell office:value-type="float" office:value="192117" calcext:value-type="float">
            <text:p>192117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50c1" xlink:type="simple">Region 250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52370" calcext:value-type="float">
            <text:p>52370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30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56c1" xlink:type="simple">Region 256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39730" calcext:value-type="float">
            <text:p>3973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64c1" xlink:type="simple">Region 264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6762" calcext:value-type="float">
            <text:p>16762</text:p>
          </table:table-cell>
          <table:table-cell office:value-type="float" office:value="102272" calcext:value-type="float">
            <text:p>10227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74c1" xlink:type="simple">Region 274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14662" calcext:value-type="float">
            <text:p>114662</text:p>
          </table:table-cell>
          <table:table-cell office:value-type="float" office:value="164518" calcext:value-type="float">
            <text:p>16451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78c1" xlink:type="simple">Region 278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29964" calcext:value-type="float">
            <text:p>2996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91c1" xlink:type="simple">Region 291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32406" calcext:value-type="float">
            <text:p>32406</text:p>
          </table:table-cell>
          <table:table-cell table:style-name="ce2" office:value-type="string" calcext:value-type="string">
            <text:p><text:a xlink:href="https://mibig.secondarymetabolites.org/go/BGC0001600/1" xlink:type="simple">fusarielin H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50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293c1" xlink:type="simple">Region 293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33117" calcext:value-type="float">
            <text:p>33117</text:p>
          </table:table-cell>
          <table:table-cell office:value-type="float" office:value="85619" calcext:value-type="float">
            <text:p>8561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300c1" xlink:type="simple">Region 300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4847" calcext:value-type="float">
            <text:p>54847</text:p>
          </table:table-cell>
          <table:table-cell office:value-type="float" office:value="84476" calcext:value-type="float">
            <text:p>84476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20%</text:p>
          </table:table-cell>
          <table:table-cell/>
        </table:table-row>
        <table:table-row table:style-name="ro6">
          <table:table-cell office:value-type="string" calcext:value-type="string">
            <text:p><text:a xlink:href="https://fungismash.secondarymetabolites.org/upload/fungi-5d2eaf4c-6bd0-4589-b56b-12c2995f43b8/index.html#r302c1" xlink:type="simple">Region 302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fungal-ripp-like" xlink:type="simple">fungal-RiPP-like</text:a></text:p>
          </table:table-cell>
          <table:table-cell office:value-type="float" office:value="13864" calcext:value-type="float">
            <text:p>13864</text:p>
          </table:table-cell>
          <table:table-cell office:value-type="float" office:value="73064" calcext:value-type="float">
            <text:p>7306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317c1" xlink:type="simple">Region 317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75157" calcext:value-type="float">
            <text:p>75157</text:p>
          </table:table-cell>
          <table:table-cell office:value-type="float" office:value="122031" calcext:value-type="float">
            <text:p>12203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331c1" xlink:type="simple">Region 331.1</text:a></text:p>
          </table:table-cell>
          <table:table-cell office:value-type="string" calcext:value-type="string">
            <text:p><text:a xlink:href="https://docs.antismash.secondarymetabolites.org/glossary/#ni-siderophore" xlink:type="simple">NI-siderophore</text:a></text:p>
          </table:table-cell>
          <table:table-cell office:value-type="float" office:value="1" calcext:value-type="float">
            <text:p>1</text:p>
          </table:table-cell>
          <table:table-cell office:value-type="float" office:value="21614" calcext:value-type="float">
            <text:p>2161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371c1" xlink:type="simple">Region 371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46897" calcext:value-type="float">
            <text:p>4689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381c1" xlink:type="simple">Region 381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" calcext:value-type="float">
            <text:p>1</text:p>
          </table:table-cell>
          <table:table-cell office:value-type="float" office:value="18142" calcext:value-type="float">
            <text:p>18142</text:p>
          </table:table-cell>
          <table:table-cell table:style-name="ce2" office:value-type="string" calcext:value-type="string">
            <text:p><text:a xlink:href="https://mibig.secondarymetabolites.org/go/BGC0001248/1" xlink:type="simple">clavar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387c1" xlink:type="simple">Region 387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48519" calcext:value-type="float">
            <text:p>4851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392c1" xlink:type="simple">Region 392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52798" calcext:value-type="float">
            <text:p>5279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400c1" xlink:type="simple">Region 400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40830" calcext:value-type="float">
            <text:p>4083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400c2" xlink:type="simple">Region 400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10323" calcext:value-type="float">
            <text:p>110323</text:p>
          </table:table-cell>
          <table:table-cell office:value-type="float" office:value="131744" calcext:value-type="float">
            <text:p>131744</text:p>
          </table:table-cell>
          <table:table-cell table:style-name="ce2" office:value-type="string" calcext:value-type="string">
            <text:p><text:a xlink:href="https://mibig.secondarymetabolites.org/go/BGC0001277/1" xlink:type="simple">nivalenol/vomitoxin/3-acetyldeoxynivalenol/15-acetyldeoxynivalenol/neosolaniol/calonectrin/apotrichodiol/isotrichotriol/15-deacetylcalonectrin/T-2 toxin/3-acetyl T-2 toxin/trichodie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3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407c1" xlink:type="simple">Region 407.1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</text:p>
          </table:table-cell>
          <table:table-cell office:value-type="float" office:value="1" calcext:value-type="float">
            <text:p>1</text:p>
          </table:table-cell>
          <table:table-cell office:value-type="float" office:value="27411" calcext:value-type="float">
            <text:p>2741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421c1" xlink:type="simple">Region 421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44177" calcext:value-type="float">
            <text:p>4417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495c1" xlink:type="simple">Region 495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36210" calcext:value-type="float">
            <text:p>3621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531c1" xlink:type="simple">Region 531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579c1" xlink:type="simple">Region 579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41689" calcext:value-type="float">
            <text:p>4168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579c2" xlink:type="simple">Region 579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4288" calcext:value-type="float">
            <text:p>44288</text:p>
          </table:table-cell>
          <table:table-cell office:value-type="float" office:value="92000" calcext:value-type="float">
            <text:p>92000</text:p>
          </table:table-cell>
          <table:table-cell table:style-name="ce2" office:value-type="string" calcext:value-type="string">
            <text:p><text:a xlink:href="https://mibig.secondarymetabolites.org/go/BGC0001250/1" xlink:type="simple">epichloenin A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645c1" xlink:type="simple">Region 645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27987" calcext:value-type="float">
            <text:p>2798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671c1" xlink:type="simple">Region 671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680c1" xlink:type="simple">Region 680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237" calcext:value-type="float">
            <text:p>4237</text:p>
          </table:table-cell>
          <table:table-cell office:value-type="float" office:value="39847" calcext:value-type="float">
            <text:p>3984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<text:a xlink:href="https://fungismash.secondarymetabolites.org/upload/fungi-5d2eaf4c-6bd0-4589-b56b-12c2995f43b8/index.html#r865c1" xlink:type="simple">Region 865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14045" calcext:value-type="float">
            <text:p>14045</text:p>
          </table:table-cell>
          <table:table-cell table:style-name="Default"/>
          <table:table-cell table:number-columns-repeated="3"/>
        </table:table-row>
      </table:table>
      <table:table table:name="Bbassiana_ERL836" table:style-name="ta1">
        <table:table-column table:style-name="co18" table:default-cell-style-name="ce2"/>
        <table:table-column table:style-name="co33" table:default-cell-style-name="ce2"/>
        <table:table-column table:style-name="co18" table:number-columns-repeated="2" table:default-cell-style-name="ce2"/>
        <table:table-column table:style-name="co20" table:default-cell-style-name="ce3"/>
        <table:table-column table:style-name="co18" table:number-columns-repeated="2" table:default-cell-style-name="Default"/>
        <table:table-row table:style-name="ro6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632471" calcext:value-type="float">
            <text:p>632471</text:p>
          </table:table-cell>
          <table:table-cell office:value-type="float" office:value="678498" calcext:value-type="float">
            <text:p>67849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1226646" calcext:value-type="float">
            <text:p>1226646</text:p>
          </table:table-cell>
          <table:table-cell office:value-type="float" office:value="1261190" calcext:value-type="float">
            <text:p>1261190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290929" calcext:value-type="float">
            <text:p>1290929</text:p>
          </table:table-cell>
          <table:table-cell office:value-type="float" office:value="1340884" calcext:value-type="float">
            <text:p>134088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861082" calcext:value-type="float">
            <text:p>3861082</text:p>
          </table:table-cell>
          <table:table-cell office:value-type="float" office:value="3904985" calcext:value-type="float">
            <text:p>390498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932798" calcext:value-type="float">
            <text:p>3932798</text:p>
          </table:table-cell>
          <table:table-cell office:value-type="float" office:value="3977999" calcext:value-type="float">
            <text:p>397799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6" xlink:type="simple">Region 1.6</text:a></text:p>
          </table:table-cell>
          <table:table-cell office:value-type="string" calcext:value-type="string">
            <text:p><text:a xlink:href="https://docs.antismash.secondarymetabolites.org/glossary/#t3pks" xlink:type="simple">T3PKS</text:a></text:p>
          </table:table-cell>
          <table:table-cell office:value-type="float" office:value="4099218" calcext:value-type="float">
            <text:p>4099218</text:p>
          </table:table-cell>
          <table:table-cell office:value-type="float" office:value="4140140" calcext:value-type="float">
            <text:p>414014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7" xlink:type="simple">Region 1.7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800672" calcext:value-type="float">
            <text:p>5800672</text:p>
          </table:table-cell>
          <table:table-cell office:value-type="float" office:value="5848601" calcext:value-type="float">
            <text:p>584860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8" xlink:type="simple">Region 1.8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fungal-ripp-like" xlink:type="simple">fungal-RiPP-like</text:a></text:p>
          </table:table-cell>
          <table:table-cell office:value-type="float" office:value="6235760" calcext:value-type="float">
            <text:p>6235760</text:p>
          </table:table-cell>
          <table:table-cell office:value-type="float" office:value="6330867" calcext:value-type="float">
            <text:p>633086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50939" calcext:value-type="float">
            <text:p>350939</text:p>
          </table:table-cell>
          <table:table-cell office:value-type="float" office:value="401106" calcext:value-type="float">
            <text:p>401106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80%</text:p>
          </table:table-cell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34647" calcext:value-type="float">
            <text:p>434647</text:p>
          </table:table-cell>
          <table:table-cell office:value-type="float" office:value="495367" calcext:value-type="float">
            <text:p>49536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3" xlink:type="simple">Region 7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00341" calcext:value-type="float">
            <text:p>600341</text:p>
          </table:table-cell>
          <table:table-cell office:value-type="float" office:value="661185" calcext:value-type="float">
            <text:p>66118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4" xlink:type="simple">Region 7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971107" calcext:value-type="float">
            <text:p>971107</text:p>
          </table:table-cell>
          <table:table-cell office:value-type="float" office:value="1031323" calcext:value-type="float">
            <text:p>103132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5" xlink:type="simple">Region 7.5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4898823" calcext:value-type="float">
            <text:p>4898823</text:p>
          </table:table-cell>
          <table:table-cell office:value-type="float" office:value="4965821" calcext:value-type="float">
            <text:p>496582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6" xlink:type="simple">Region 7.6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324751" calcext:value-type="float">
            <text:p>5324751</text:p>
          </table:table-cell>
          <table:table-cell office:value-type="float" office:value="5346304" calcext:value-type="float">
            <text:p>5346304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7c7" xlink:type="simple">Region 7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139051" calcext:value-type="float">
            <text:p>6139051</text:p>
          </table:table-cell>
          <table:table-cell office:value-type="float" office:value="6204235" calcext:value-type="float">
            <text:p>6204235</text:p>
          </table:table-cell>
          <table:table-cell table:style-name="ce2" office:value-type="string" calcext:value-type="string">
            <text:p><text:a xlink:href="https://mibig.secondarymetabolites.org/go/BGC0001278/1" xlink:type="simple">nivalenol/deoxynivalenol/3-acetyldeoxynivalenol/15-acetyldeoxynivalenol/neosolaniol/calonectrin/apotrichodiol/isotrichotriol/15-decalonectrin/T-2 toxin/3-acetyl T-2 toxin/trichodie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8%</text:p>
          </table:table-cell>
        </table:table-row>
        <table:table-row table:style-name="ro5">
          <table:table-cell office:value-type="string" calcext:value-type="string">
            <text:p><text:a xlink:href="#r7c8" xlink:type="simple">Region 7.8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6213028" calcext:value-type="float">
            <text:p>6213028</text:p>
          </table:table-cell>
          <table:table-cell office:value-type="float" office:value="6236441" calcext:value-type="float">
            <text:p>6236441</text:p>
          </table:table-cell>
          <table:table-cell table:style-name="ce2" office:value-type="string" calcext:value-type="string">
            <text:p><text:a xlink:href="https://mibig.secondarymetabolites.org/go/BGC0001811/1" xlink:type="simple">trichodiene-11-o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8%</text:p>
          </table:table-cell>
        </table:table-row>
        <table:table-row table:style-name="ro5">
          <table:table-cell office:value-type="string" calcext:value-type="string">
            <text:p><text:a xlink:href="#r8c1" xlink:type="simple">Region 8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98691" calcext:value-type="float">
            <text:p>298691</text:p>
          </table:table-cell>
          <table:table-cell office:value-type="float" office:value="345487" calcext:value-type="float">
            <text:p>345487</text:p>
          </table:table-cell>
          <table:table-cell table:style-name="ce2" office:value-type="string" calcext:value-type="string">
            <text:p><text:a xlink:href="https://mibig.secondarymetabolites.org/go/BGC0002175/1" xlink:type="simple">YWA1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8c2" xlink:type="simple">Region 8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12303" calcext:value-type="float">
            <text:p>512303</text:p>
          </table:table-cell>
          <table:table-cell office:value-type="float" office:value="535566" calcext:value-type="float">
            <text:p>535566</text:p>
          </table:table-cell>
          <table:table-cell table:style-name="ce2" office:value-type="string" calcext:value-type="string">
            <text:p><text:a xlink:href="https://mibig.secondarymetabolites.org/go/BGC0001248/1" xlink:type="simple">clavar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8c3" xlink:type="simple">Region 8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297539" calcext:value-type="float">
            <text:p>1297539</text:p>
          </table:table-cell>
          <table:table-cell office:value-type="float" office:value="1347107" calcext:value-type="float">
            <text:p>1347107</text:p>
          </table:table-cell>
          <table:table-cell table:style-name="ce2" office:value-type="string" calcext:value-type="string">
            <text:p><text:a xlink:href="https://mibig.secondarymetabolites.org/go/BGC0000312/1" xlink:type="simple">bassianolid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66%</text:p>
          </table:table-cell>
        </table:table-row>
        <table:table-row table:style-name="ro5">
          <table:table-cell office:value-type="string" calcext:value-type="string">
            <text:p><text:a xlink:href="#r8c4" xlink:type="simple">Region 8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671352" calcext:value-type="float">
            <text:p>1671352</text:p>
          </table:table-cell>
          <table:table-cell office:value-type="float" office:value="1731923" calcext:value-type="float">
            <text:p>173192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5" xlink:type="simple">Region 8.5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719325" calcext:value-type="float">
            <text:p>2719325</text:p>
          </table:table-cell>
          <table:table-cell office:value-type="float" office:value="2766972" calcext:value-type="float">
            <text:p>276697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6" xlink:type="simple">Region 8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023335" calcext:value-type="float">
            <text:p>3023335</text:p>
          </table:table-cell>
          <table:table-cell office:value-type="float" office:value="3079672" calcext:value-type="float">
            <text:p>307967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7" xlink:type="simple">Region 8.7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546864" calcext:value-type="float">
            <text:p>3546864</text:p>
          </table:table-cell>
          <table:table-cell office:value-type="float" office:value="3591735" calcext:value-type="float">
            <text:p>359173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8" xlink:type="simple">Region 8.8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</text:p>
          </table:table-cell>
          <table:table-cell office:value-type="float" office:value="4238453" calcext:value-type="float">
            <text:p>4238453</text:p>
          </table:table-cell>
          <table:table-cell office:value-type="float" office:value="4298380" calcext:value-type="float">
            <text:p>429838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9" xlink:type="simple">Region 8.9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4329990" calcext:value-type="float">
            <text:p>4329990</text:p>
          </table:table-cell>
          <table:table-cell office:value-type="float" office:value="4372115" calcext:value-type="float">
            <text:p>437211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8c10" xlink:type="simple">Region 8.10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4567810" calcext:value-type="float">
            <text:p>4567810</text:p>
          </table:table-cell>
          <table:table-cell office:value-type="float" office:value="4611344" calcext:value-type="float">
            <text:p>461134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9c1" xlink:type="simple">Region 9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52460" calcext:value-type="float">
            <text:p>152460</text:p>
          </table:table-cell>
          <table:table-cell office:value-type="float" office:value="175233" calcext:value-type="float">
            <text:p>17523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9c2" xlink:type="simple">Region 9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843778" calcext:value-type="float">
            <text:p>843778</text:p>
          </table:table-cell>
          <table:table-cell office:value-type="float" office:value="890987" calcext:value-type="float">
            <text:p>89098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9c3" xlink:type="simple">Region 9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104761" calcext:value-type="float">
            <text:p>3104761</text:p>
          </table:table-cell>
          <table:table-cell office:value-type="float" office:value="3149011" calcext:value-type="float">
            <text:p>314901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a xlink:href="#r9c4" xlink:type="simple">Region 9.4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3561938" calcext:value-type="float">
            <text:p>3561938</text:p>
          </table:table-cell>
          <table:table-cell office:value-type="float" office:value="3614488" calcext:value-type="float">
            <text:p>3614488</text:p>
          </table:table-cell>
          <table:table-cell table:style-name="ce2" office:value-type="string" calcext:value-type="string">
            <text:p><text:a xlink:href="https://mibig.secondarymetabolites.org/go/BGC0001049/1" xlink:type="simple">tenellin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9c5" xlink:type="simple">Region 9.5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651002" calcext:value-type="float">
            <text:p>3651002</text:p>
          </table:table-cell>
          <table:table-cell office:value-type="float" office:value="3711740" calcext:value-type="float">
            <text:p>371174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9c6" xlink:type="simple">Region 9.6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</text:p>
          </table:table-cell>
          <table:table-cell office:value-type="float" office:value="3712811" calcext:value-type="float">
            <text:p>3712811</text:p>
          </table:table-cell>
          <table:table-cell office:value-type="float" office:value="3767699" calcext:value-type="float">
            <text:p>376769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0c1" xlink:type="simple">Region 10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952072" calcext:value-type="float">
            <text:p>952072</text:p>
          </table:table-cell>
          <table:table-cell office:value-type="float" office:value="995742" calcext:value-type="float">
            <text:p>99574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0c2" xlink:type="simple">Region 10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294954" calcext:value-type="float">
            <text:p>1294954</text:p>
          </table:table-cell>
          <table:table-cell office:value-type="float" office:value="1342054" calcext:value-type="float">
            <text:p>1342054</text:p>
          </table:table-cell>
          <table:table-cell table:style-name="ce2" office:value-type="string" calcext:value-type="string">
            <text:p><text:a xlink:href="https://mibig.secondarymetabolites.org/go/BGC0001720/1" xlink:type="simple">oospore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85%</text:p>
          </table:table-cell>
        </table:table-row>
        <table:table-row table:style-name="ro6">
          <table:table-cell office:value-type="string" calcext:value-type="string">
            <text:p><text:a xlink:href="#r10c3" xlink:type="simple">Region 10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416405" calcext:value-type="float">
            <text:p>1416405</text:p>
          </table:table-cell>
          <table:table-cell office:value-type="float" office:value="1484805" calcext:value-type="float">
            <text:p>1484805</text:p>
          </table:table-cell>
          <table:table-cell table:style-name="ce2" office:value-type="string" calcext:value-type="string">
            <text:p><text:a xlink:href="https://mibig.secondarymetabolites.org/go/BGC0002203/1" xlink:type="simple">beauveriolide B/beauveriolide C/beauveriolide D</text:a></text:p>
          </table:table-cell>
          <table:table-cell table:style-name="ce2" office:value-type="string" calcext:value-type="string">
            <text:p>NRP+Polyketide+Other</text:p>
          </table:table-cell>
          <table:table-cell table:style-name="ce4" office:value-type="string" calcext:value-type="string">
            <text:p>83%</text:p>
          </table:table-cell>
        </table:table-row>
        <table:table-row table:style-name="ro5">
          <table:table-cell office:value-type="string" calcext:value-type="string">
            <text:p><text:a xlink:href="#r10c4" xlink:type="simple">Region 10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369248" calcext:value-type="float">
            <text:p>3369248</text:p>
          </table:table-cell>
          <table:table-cell office:value-type="float" office:value="3414608" calcext:value-type="float">
            <text:p>341460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c1" xlink:type="simple">Region 11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793079" calcext:value-type="float">
            <text:p>793079</text:p>
          </table:table-cell>
          <table:table-cell office:value-type="float" office:value="840278" calcext:value-type="float">
            <text:p>84027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c2" xlink:type="simple">Region 11.2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963708" calcext:value-type="float">
            <text:p>963708</text:p>
          </table:table-cell>
          <table:table-cell office:value-type="float" office:value="1025627" calcext:value-type="float">
            <text:p>102562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c3" xlink:type="simple">Region 11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494207" calcext:value-type="float">
            <text:p>2494207</text:p>
          </table:table-cell>
          <table:table-cell office:value-type="float" office:value="2560600" calcext:value-type="float">
            <text:p>256060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1c4" xlink:type="simple">Region 11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008672" calcext:value-type="float">
            <text:p>3008672</text:p>
          </table:table-cell>
          <table:table-cell office:value-type="float" office:value="3052541" calcext:value-type="float">
            <text:p>3052541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2c1" xlink:type="simple">Region 12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99736" calcext:value-type="float">
            <text:p>199736</text:p>
          </table:table-cell>
          <table:table-cell office:value-type="float" office:value="243339" calcext:value-type="float">
            <text:p>24333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2c2" xlink:type="simple">Region 12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871896" calcext:value-type="float">
            <text:p>1871896</text:p>
          </table:table-cell>
          <table:table-cell office:value-type="float" office:value="1918779" calcext:value-type="float">
            <text:p>191877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3c1" xlink:type="simple">Region 13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2331" calcext:value-type="float">
            <text:p>22331</text:p>
          </table:table-cell>
          <table:table-cell office:value-type="float" office:value="43461" calcext:value-type="float">
            <text:p>4346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3c2" xlink:type="simple">Region 13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435818" calcext:value-type="float">
            <text:p>1435818</text:p>
          </table:table-cell>
          <table:table-cell office:value-type="float" office:value="1481527" calcext:value-type="float">
            <text:p>1481527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75%</text:p>
          </table:table-cell>
        </table:table-row>
        <table:table-row table:style-name="ro7">
          <table:table-cell office:value-type="string" calcext:value-type="string">
            <text:p><text:a xlink:href="#r13c3" xlink:type="simple">Region 13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2347411" calcext:value-type="float">
            <text:p>2347411</text:p>
          </table:table-cell>
          <table:table-cell office:value-type="float" office:value="2432845" calcext:value-type="float">
            <text:p>2432845</text:p>
          </table:table-cell>
          <table:table-cell table:style-name="ce2" office:value-type="string" calcext:value-type="string">
            <text:p><text:a xlink:href="https://mibig.secondarymetabolites.org/go/BGC0001141/1" xlink:type="simple">4-epi-15-epi-brefeldin A</text:a></text:p>
          </table:table-cell>
          <table:table-cell table:style-name="ce2" office:value-type="string" calcext:value-type="string">
            <text:p>Polyketide:Iterative type I polyketide</text:p>
          </table:table-cell>
          <table:table-cell table:style-name="ce4" office:value-type="string" calcext:value-type="string">
            <text:p>20%</text:p>
          </table:table-cell>
        </table:table-row>
        <table:table-row table:style-name="ro5">
          <table:table-cell office:value-type="string" calcext:value-type="string">
            <text:p><text:a xlink:href="#r14c1" xlink:type="simple">Region 14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577062" calcext:value-type="float">
            <text:p>577062</text:p>
          </table:table-cell>
          <table:table-cell office:value-type="float" office:value="637596" calcext:value-type="float">
            <text:p>63759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4c2" xlink:type="simple">Region 14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758931" calcext:value-type="float">
            <text:p>758931</text:p>
          </table:table-cell>
          <table:table-cell office:value-type="float" office:value="819679" calcext:value-type="float">
            <text:p>819679</text:p>
          </table:table-cell>
          <table:table-cell table:style-name="Default"/>
          <table:table-cell table:number-columns-repeated="2"/>
        </table:table-row>
      </table:table>
      <table:table table:name="Bbassiana_JEF-350" table:style-name="ta1">
        <table:table-column table:style-name="co18" table:number-columns-repeated="4" table:default-cell-style-name="ce2"/>
        <table:table-column table:style-name="co34" table:default-cell-style-name="ce3"/>
        <table:table-column table:style-name="co35" table:default-cell-style-name="Default"/>
        <table:table-column table:style-name="co18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6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nrps" xlink:type="simple">NRPS</text:a></text:p>
          </table:table-cell>
          <table:table-cell office:value-type="float" office:value="48045" calcext:value-type="float">
            <text:p>48045</text:p>
          </table:table-cell>
          <table:table-cell office:value-type="float" office:value="143152" calcext:value-type="float">
            <text:p>14315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30314" calcext:value-type="float">
            <text:p>530314</text:p>
          </table:table-cell>
          <table:table-cell office:value-type="float" office:value="578242" calcext:value-type="float">
            <text:p>57824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t3pks" xlink:type="simple">T3PKS</text:a></text:p>
          </table:table-cell>
          <table:table-cell office:value-type="float" office:value="2238853" calcext:value-type="float">
            <text:p>2238853</text:p>
          </table:table-cell>
          <table:table-cell office:value-type="float" office:value="2279775" calcext:value-type="float">
            <text:p>227977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395725" calcext:value-type="float">
            <text:p>2395725</text:p>
          </table:table-cell>
          <table:table-cell office:value-type="float" office:value="2443882" calcext:value-type="float">
            <text:p>244388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474021" calcext:value-type="float">
            <text:p>2474021</text:p>
          </table:table-cell>
          <table:table-cell office:value-type="float" office:value="2517924" calcext:value-type="float">
            <text:p>251792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6" xlink:type="simple">Region 1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038256" calcext:value-type="float">
            <text:p>5038256</text:p>
          </table:table-cell>
          <table:table-cell office:value-type="float" office:value="5088211" calcext:value-type="float">
            <text:p>508821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7" xlink:type="simple">Region 1.7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5118244" calcext:value-type="float">
            <text:p>5118244</text:p>
          </table:table-cell>
          <table:table-cell office:value-type="float" office:value="5152499" calcext:value-type="float">
            <text:p>5152499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c8" xlink:type="simple">Region 1.8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701426" calcext:value-type="float">
            <text:p>5701426</text:p>
          </table:table-cell>
          <table:table-cell office:value-type="float" office:value="5746814" calcext:value-type="float">
            <text:p>574681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68177" calcext:value-type="float">
            <text:p>368177</text:p>
          </table:table-cell>
          <table:table-cell office:value-type="float" office:value="418344" calcext:value-type="float">
            <text:p>418344</text:p>
          </table:table-cell>
          <table:table-cell table:style-name="ce2" office:value-type="string" calcext:value-type="string">
            <text:p><text:a xlink:href="https://mibig.secondarymetabolites.org/go/BGC0000313/1" xlink:type="simple">beauveric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80%</text:p>
          </table:table-cell>
        </table:table-row>
        <table:table-row table:style-name="ro5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51888" calcext:value-type="float">
            <text:p>451888</text:p>
          </table:table-cell>
          <table:table-cell office:value-type="float" office:value="512608" calcext:value-type="float">
            <text:p>51260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17599" calcext:value-type="float">
            <text:p>617599</text:p>
          </table:table-cell>
          <table:table-cell office:value-type="float" office:value="678443" calcext:value-type="float">
            <text:p>67844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4" xlink:type="simple">Region 2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988357" calcext:value-type="float">
            <text:p>988357</text:p>
          </table:table-cell>
          <table:table-cell office:value-type="float" office:value="1048573" calcext:value-type="float">
            <text:p>104857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5" xlink:type="simple">Region 2.5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4916227" calcext:value-type="float">
            <text:p>4916227</text:p>
          </table:table-cell>
          <table:table-cell office:value-type="float" office:value="4983225" calcext:value-type="float">
            <text:p>498322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6" xlink:type="simple">Region 2.6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342184" calcext:value-type="float">
            <text:p>5342184</text:p>
          </table:table-cell>
          <table:table-cell office:value-type="float" office:value="5363737" calcext:value-type="float">
            <text:p>5363737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2c7" xlink:type="simple">Region 2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6156507" calcext:value-type="float">
            <text:p>6156507</text:p>
          </table:table-cell>
          <table:table-cell office:value-type="float" office:value="6221691" calcext:value-type="float">
            <text:p>6221691</text:p>
          </table:table-cell>
          <table:table-cell table:style-name="ce2" office:value-type="string" calcext:value-type="string">
            <text:p><text:a xlink:href="https://mibig.secondarymetabolites.org/go/BGC0001278/1" xlink:type="simple">nivalenol/deoxynivalenol/3-acetyldeoxynivalenol/15-acetyldeoxynivalenol/neosolaniol/calonectrin/apotrichodiol/isotrichotriol/15-decalonectrin/T-2 toxin/3-acetyl T-2 toxin/trichodie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8%</text:p>
          </table:table-cell>
        </table:table-row>
        <table:table-row table:style-name="ro5">
          <table:table-cell office:value-type="string" calcext:value-type="string">
            <text:p><text:a xlink:href="#r2c8" xlink:type="simple">Region 2.8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6230485" calcext:value-type="float">
            <text:p>6230485</text:p>
          </table:table-cell>
          <table:table-cell office:value-type="float" office:value="6253898" calcext:value-type="float">
            <text:p>6253898</text:p>
          </table:table-cell>
          <table:table-cell table:style-name="ce2" office:value-type="string" calcext:value-type="string">
            <text:p><text:a xlink:href="https://mibig.secondarymetabolites.org/go/BGC0001811/1" xlink:type="simple">trichodiene-11-o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8%</text:p>
          </table:table-cell>
        </table:table-row>
        <table:table-row table:style-name="ro5">
          <table:table-cell office:value-type="string" calcext:value-type="string">
            <text:p><text:a xlink:href="#r3c1" xlink:type="simple">Region 3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356085" calcext:value-type="float">
            <text:p>1356085</text:p>
          </table:table-cell>
          <table:table-cell office:value-type="float" office:value="1399625" calcext:value-type="float">
            <text:p>139962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2" xlink:type="simple">Region 3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733944" calcext:value-type="float">
            <text:p>2733944</text:p>
          </table:table-cell>
          <table:table-cell office:value-type="float" office:value="2781143" calcext:value-type="float">
            <text:p>278114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3" xlink:type="simple">Region 3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2904574" calcext:value-type="float">
            <text:p>2904574</text:p>
          </table:table-cell>
          <table:table-cell office:value-type="float" office:value="2966490" calcext:value-type="float">
            <text:p>296649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4" xlink:type="simple">Region 3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435132" calcext:value-type="float">
            <text:p>4435132</text:p>
          </table:table-cell>
          <table:table-cell office:value-type="float" office:value="4501526" calcext:value-type="float">
            <text:p>450152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5" xlink:type="simple">Region 3.5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4949632" calcext:value-type="float">
            <text:p>4949632</text:p>
          </table:table-cell>
          <table:table-cell office:value-type="float" office:value="4993501" calcext:value-type="float">
            <text:p>4993501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4c1" xlink:type="simple">Region 4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27623" calcext:value-type="float">
            <text:p>327623</text:p>
          </table:table-cell>
          <table:table-cell office:value-type="float" office:value="372983" calcext:value-type="float">
            <text:p>37298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2" xlink:type="simple">Region 4.2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2257280" calcext:value-type="float">
            <text:p>2257280</text:p>
          </table:table-cell>
          <table:table-cell office:value-type="float" office:value="2326779" calcext:value-type="float">
            <text:p>2326779</text:p>
          </table:table-cell>
          <table:table-cell table:style-name="ce2" office:value-type="string" calcext:value-type="string">
            <text:p><text:a xlink:href="https://mibig.secondarymetabolites.org/go/BGC0002203/1" xlink:type="simple">beauveriolide B/beauveriolide C/beauveriolide D</text:a></text:p>
          </table:table-cell>
          <table:table-cell table:style-name="ce2" office:value-type="string" calcext:value-type="string">
            <text:p>NRP+Polyketide+Other</text:p>
          </table:table-cell>
          <table:table-cell table:style-name="ce4" office:value-type="string" calcext:value-type="string">
            <text:p>66%</text:p>
          </table:table-cell>
        </table:table-row>
        <table:table-row table:style-name="ro5">
          <table:table-cell office:value-type="string" calcext:value-type="string">
            <text:p><text:a xlink:href="#r4c3" xlink:type="simple">Region 4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400244" calcext:value-type="float">
            <text:p>2400244</text:p>
          </table:table-cell>
          <table:table-cell office:value-type="float" office:value="2447344" calcext:value-type="float">
            <text:p>2447344</text:p>
          </table:table-cell>
          <table:table-cell table:style-name="ce2" office:value-type="string" calcext:value-type="string">
            <text:p><text:a xlink:href="https://mibig.secondarymetabolites.org/go/BGC0001720/1" xlink:type="simple">oospore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85%</text:p>
          </table:table-cell>
        </table:table-row>
        <table:table-row table:style-name="ro5">
          <table:table-cell office:value-type="string" calcext:value-type="string">
            <text:p><text:a xlink:href="#r4c4" xlink:type="simple">Region 4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746561" calcext:value-type="float">
            <text:p>2746561</text:p>
          </table:table-cell>
          <table:table-cell office:value-type="float" office:value="2790231" calcext:value-type="float">
            <text:p>279023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5" xlink:type="simple">Region 4.5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734693" calcext:value-type="float">
            <text:p>3734693</text:p>
          </table:table-cell>
          <table:table-cell office:value-type="float" office:value="3796740" calcext:value-type="float">
            <text:p>379674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6" xlink:type="simple">Region 4.6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245240" calcext:value-type="float">
            <text:p>4245240</text:p>
          </table:table-cell>
          <table:table-cell office:value-type="float" office:value="4305988" calcext:value-type="float">
            <text:p>430598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7" xlink:type="simple">Region 4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427358" calcext:value-type="float">
            <text:p>4427358</text:p>
          </table:table-cell>
          <table:table-cell office:value-type="float" office:value="4489081" calcext:value-type="float">
            <text:p>448908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17504" calcext:value-type="float">
            <text:p>317504</text:p>
          </table:table-cell>
          <table:table-cell office:value-type="float" office:value="364300" calcext:value-type="float">
            <text:p>364300</text:p>
          </table:table-cell>
          <table:table-cell table:style-name="ce2" office:value-type="string" calcext:value-type="string">
            <text:p><text:a xlink:href="https://mibig.secondarymetabolites.org/go/BGC0002175/1" xlink:type="simple">YWA1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31129" calcext:value-type="float">
            <text:p>531129</text:p>
          </table:table-cell>
          <table:table-cell office:value-type="float" office:value="554392" calcext:value-type="float">
            <text:p>554392</text:p>
          </table:table-cell>
          <table:table-cell table:style-name="ce2" office:value-type="string" calcext:value-type="string">
            <text:p><text:a xlink:href="https://mibig.secondarymetabolites.org/go/BGC0001248/1" xlink:type="simple">clavar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5c3" xlink:type="simple">Region 5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316394" calcext:value-type="float">
            <text:p>1316394</text:p>
          </table:table-cell>
          <table:table-cell office:value-type="float" office:value="1365962" calcext:value-type="float">
            <text:p>1365962</text:p>
          </table:table-cell>
          <table:table-cell table:style-name="ce2" office:value-type="string" calcext:value-type="string">
            <text:p><text:a xlink:href="https://mibig.secondarymetabolites.org/go/BGC0000312/1" xlink:type="simple">bassianolid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66%</text:p>
          </table:table-cell>
        </table:table-row>
        <table:table-row table:style-name="ro5">
          <table:table-cell office:value-type="string" calcext:value-type="string">
            <text:p><text:a xlink:href="#r5c4" xlink:type="simple">Region 5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690230" calcext:value-type="float">
            <text:p>1690230</text:p>
          </table:table-cell>
          <table:table-cell office:value-type="float" office:value="1750801" calcext:value-type="float">
            <text:p>175080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5" xlink:type="simple">Region 5.5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738257" calcext:value-type="float">
            <text:p>2738257</text:p>
          </table:table-cell>
          <table:table-cell office:value-type="float" office:value="2785904" calcext:value-type="float">
            <text:p>278590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6" xlink:type="simple">Region 5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042285" calcext:value-type="float">
            <text:p>3042285</text:p>
          </table:table-cell>
          <table:table-cell office:value-type="float" office:value="3098625" calcext:value-type="float">
            <text:p>309862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7" xlink:type="simple">Region 5.7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567082" calcext:value-type="float">
            <text:p>3567082</text:p>
          </table:table-cell>
          <table:table-cell office:value-type="float" office:value="3610671" calcext:value-type="float">
            <text:p>361067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5c8" xlink:type="simple">Region 5.8</text:a></text:p>
          </table:table-cell>
          <table:table-cell office:value-type="string" calcext:value-type="string">
            <text:p><text:a xlink:href="https://docs.antismash.secondarymetabolites.org/glossary/#nrp-metallophore" xlink:type="simple">NRP-metallophore</text:a>,<text:a xlink:href="https://docs.antismash.secondarymetabolites.org/glossary/#nrps" xlink:type="simple">NRPS</text:a></text:p>
          </table:table-cell>
          <table:table-cell office:value-type="float" office:value="4257421" calcext:value-type="float">
            <text:p>4257421</text:p>
          </table:table-cell>
          <table:table-cell office:value-type="float" office:value="4317347" calcext:value-type="float">
            <text:p>431734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9" xlink:type="simple">Region 5.9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4348960" calcext:value-type="float">
            <text:p>4348960</text:p>
          </table:table-cell>
          <table:table-cell office:value-type="float" office:value="4391085" calcext:value-type="float">
            <text:p>439108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10" xlink:type="simple">Region 5.10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4586794" calcext:value-type="float">
            <text:p>4586794</text:p>
          </table:table-cell>
          <table:table-cell office:value-type="float" office:value="4630328" calcext:value-type="float">
            <text:p>463032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</text:p>
          </table:table-cell>
          <table:table-cell office:value-type="float" office:value="221188" calcext:value-type="float">
            <text:p>221188</text:p>
          </table:table-cell>
          <table:table-cell office:value-type="float" office:value="276076" calcext:value-type="float">
            <text:p>27607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2" xlink:type="simple">Region 6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76865" calcext:value-type="float">
            <text:p>276865</text:p>
          </table:table-cell>
          <table:table-cell office:value-type="float" office:value="337882" calcext:value-type="float">
            <text:p>33788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6c3" xlink:type="simple">Region 6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373965" calcext:value-type="float">
            <text:p>373965</text:p>
          </table:table-cell>
          <table:table-cell office:value-type="float" office:value="426949" calcext:value-type="float">
            <text:p>426949</text:p>
          </table:table-cell>
          <table:table-cell table:style-name="ce2" office:value-type="string" calcext:value-type="string">
            <text:p><text:a xlink:href="https://mibig.secondarymetabolites.org/go/BGC0001049/1" xlink:type="simple">tenellin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6c4" xlink:type="simple">Region 6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594524" calcext:value-type="float">
            <text:p>594524</text:p>
          </table:table-cell>
          <table:table-cell office:value-type="float" office:value="657071" calcext:value-type="float">
            <text:p>65707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5" xlink:type="simple">Region 6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839905" calcext:value-type="float">
            <text:p>839905</text:p>
          </table:table-cell>
          <table:table-cell office:value-type="float" office:value="884155" calcext:value-type="float">
            <text:p>88415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6" xlink:type="simple">Region 6.6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097978" calcext:value-type="float">
            <text:p>3097978</text:p>
          </table:table-cell>
          <table:table-cell office:value-type="float" office:value="3145368" calcext:value-type="float">
            <text:p>314536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7" xlink:type="simple">Region 6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570863" calcext:value-type="float">
            <text:p>3570863</text:p>
          </table:table-cell>
          <table:table-cell office:value-type="float" office:value="3631695" calcext:value-type="float">
            <text:p>363169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8" xlink:type="simple">Region 6.8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3813802" calcext:value-type="float">
            <text:p>3813802</text:p>
          </table:table-cell>
          <table:table-cell office:value-type="float" office:value="3836575" calcext:value-type="float">
            <text:p>383657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9" xlink:type="simple">Region 6.9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976721" calcext:value-type="float">
            <text:p>3976721</text:p>
          </table:table-cell>
          <table:table-cell office:value-type="float" office:value="4007226" calcext:value-type="float">
            <text:p>400722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44679" calcext:value-type="float">
            <text:p>44679</text:p>
          </table:table-cell>
          <table:table-cell office:value-type="float" office:value="65809" calcext:value-type="float">
            <text:p>6580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458226" calcext:value-type="float">
            <text:p>1458226</text:p>
          </table:table-cell>
          <table:table-cell office:value-type="float" office:value="1503935" calcext:value-type="float">
            <text:p>1503935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75%</text:p>
          </table:table-cell>
        </table:table-row>
        <table:table-row table:style-name="ro6">
          <table:table-cell office:value-type="string" calcext:value-type="string">
            <text:p><text:a xlink:href="#r7c3" xlink:type="simple">Region 7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2369824" calcext:value-type="float">
            <text:p>2369824</text:p>
          </table:table-cell>
          <table:table-cell office:value-type="float" office:value="2455224" calcext:value-type="float">
            <text:p>2455224</text:p>
          </table:table-cell>
          <table:table-cell table:style-name="ce2" office:value-type="string" calcext:value-type="string">
            <text:p><text:a xlink:href="https://mibig.secondarymetabolites.org/go/BGC0001141/1" xlink:type="simple">4-epi-15-epi-brefeldin A</text:a></text:p>
          </table:table-cell>
          <table:table-cell table:style-name="ce2" office:value-type="string" calcext:value-type="string">
            <text:p>Polyketide:Iterative type I polyketide</text:p>
          </table:table-cell>
          <table:table-cell table:style-name="ce4" office:value-type="string" calcext:value-type="string">
            <text:p>20%</text:p>
          </table:table-cell>
        </table:table-row>
        <table:table-row table:style-name="ro5">
          <table:table-cell office:value-type="string" calcext:value-type="string">
            <text:p><text:a xlink:href="#r8c1" xlink:type="simple">Region 8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92927" calcext:value-type="float">
            <text:p>592927</text:p>
          </table:table-cell>
          <table:table-cell office:value-type="float" office:value="637723" calcext:value-type="float">
            <text:p>637723</text:p>
          </table:table-cell>
          <table:table-cell table:style-name="Default"/>
          <table:table-cell table:number-columns-repeated="2"/>
        </table:table-row>
      </table:table>
      <table:table table:name="Mbrunneum4556" table:style-name="ta1">
        <table:table-column table:style-name="co18" table:number-columns-repeated="4" table:default-cell-style-name="ce2"/>
        <table:table-column table:style-name="co36" table:default-cell-style-name="ce3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1773" calcext:value-type="float">
            <text:p>11773</text:p>
          </table:table-cell>
          <table:table-cell office:value-type="float" office:value="53675" calcext:value-type="float">
            <text:p>5367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54738" calcext:value-type="float">
            <text:p>354738</text:p>
          </table:table-cell>
          <table:table-cell office:value-type="float" office:value="396505" calcext:value-type="float">
            <text:p>39650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37620" calcext:value-type="float">
            <text:p>537620</text:p>
          </table:table-cell>
          <table:table-cell office:value-type="float" office:value="608596" calcext:value-type="float">
            <text:p>60859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009410" calcext:value-type="float">
            <text:p>1009410</text:p>
          </table:table-cell>
          <table:table-cell office:value-type="float" office:value="1070458" calcext:value-type="float">
            <text:p>107045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625760" calcext:value-type="float">
            <text:p>1625760</text:p>
          </table:table-cell>
          <table:table-cell office:value-type="float" office:value="1673321" calcext:value-type="float">
            <text:p>1673321</text:p>
          </table:table-cell>
          <table:table-cell table:style-name="ce2" office:value-type="string" calcext:value-type="string">
            <text:p><text:a xlink:href="https://mibig.secondarymetabolites.org/go/BGC0001976/1" xlink:type="simple">eupenifeldin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27%</text:p>
          </table:table-cell>
        </table:table-row>
        <table:table-row table:style-name="ro5">
          <table:table-cell office:value-type="string" calcext:value-type="string">
            <text:p><text:a xlink:href="#r1c6" xlink:type="simple">Region 1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686479" calcext:value-type="float">
            <text:p>2686479</text:p>
          </table:table-cell>
          <table:table-cell office:value-type="float" office:value="2732427" calcext:value-type="float">
            <text:p>2732427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75%</text:p>
          </table:table-cell>
        </table:table-row>
        <table:table-row table:style-name="ro5">
          <table:table-cell office:value-type="string" calcext:value-type="string">
            <text:p><text:a xlink:href="#r1c7" xlink:type="simple">Region 1.7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</text:p>
          </table:table-cell>
          <table:table-cell office:value-type="float" office:value="3169880" calcext:value-type="float">
            <text:p>3169880</text:p>
          </table:table-cell>
          <table:table-cell office:value-type="float" office:value="3225557" calcext:value-type="float">
            <text:p>322555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8" xlink:type="simple">Region 1.8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296981" calcext:value-type="float">
            <text:p>3296981</text:p>
          </table:table-cell>
          <table:table-cell office:value-type="float" office:value="3346132" calcext:value-type="float">
            <text:p>334613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1c9" xlink:type="simple">Region 1.9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3769247" calcext:value-type="float">
            <text:p>3769247</text:p>
          </table:table-cell>
          <table:table-cell office:value-type="float" office:value="3821322" calcext:value-type="float">
            <text:p>3821322</text:p>
          </table:table-cell>
          <table:table-cell table:style-name="ce2" office:value-type="string" calcext:value-type="string">
            <text:p><text:a xlink:href="https://mibig.secondarymetabolites.org/go/BGC0002210/1" xlink:type="simple">pyranoviolin A</text:a></text:p>
          </table:table-cell>
          <table:table-cell table:style-name="ce2" office:value-type="string" calcext:value-type="string">
            <text:p>Polyketide+NRP</text:p>
          </table:table-cell>
          <table:table-cell table:style-name="ce4" office:value-type="string" calcext:value-type="string">
            <text:p>25%</text:p>
          </table:table-cell>
        </table:table-row>
        <table:table-row table:style-name="ro5">
          <table:table-cell office:value-type="string" calcext:value-type="string">
            <text:p><text:a xlink:href="#r1c10" xlink:type="simple">Region 1.10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5605107" calcext:value-type="float">
            <text:p>5605107</text:p>
          </table:table-cell>
          <table:table-cell office:value-type="float" office:value="5722668" calcext:value-type="float">
            <text:p>5722668</text:p>
          </table:table-cell>
          <table:table-cell table:style-name="ce2" office:value-type="string" calcext:value-type="string">
            <text:p><text:a xlink:href="https://mibig.secondarymetabolites.org/go/BGC0001240/1" xlink:type="simple">serinocyclin A/serinocyclin B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c11" xlink:type="simple">Region 1.1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5857166" calcext:value-type="float">
            <text:p>5857166</text:p>
          </table:table-cell>
          <table:table-cell office:value-type="float" office:value="5901758" calcext:value-type="float">
            <text:p>5901758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c12" xlink:type="simple">Region 1.1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9178661" calcext:value-type="float">
            <text:p>9178661</text:p>
          </table:table-cell>
          <table:table-cell office:value-type="float" office:value="9200627" calcext:value-type="float">
            <text:p>920062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13" xlink:type="simple">Region 1.1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9527029" calcext:value-type="float">
            <text:p>9527029</text:p>
          </table:table-cell>
          <table:table-cell office:value-type="float" office:value="9575805" calcext:value-type="float">
            <text:p>9575805</text:p>
          </table:table-cell>
          <table:table-cell table:style-name="ce2" office:value-type="string" calcext:value-type="string">
            <text:p><text:a xlink:href="https://mibig.secondarymetabolites.org/go/BGC0002240/1" xlink:type="simple">BAB/BAA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1647" calcext:value-type="float">
            <text:p>31647</text:p>
          </table:table-cell>
          <table:table-cell office:value-type="float" office:value="79952" calcext:value-type="float">
            <text:p>7995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-like" xlink:type="simple">NRPS-like</text:a></text:p>
          </table:table-cell>
          <table:table-cell office:value-type="float" office:value="464803" calcext:value-type="float">
            <text:p>464803</text:p>
          </table:table-cell>
          <table:table-cell office:value-type="float" office:value="562062" calcext:value-type="float">
            <text:p>562062</text:p>
          </table:table-cell>
          <table:table-cell table:style-name="ce2" office:value-type="string" calcext:value-type="string">
            <text:p><text:a xlink:href="https://mibig.secondarymetabolites.org/go/BGC0001037/1" xlink:type="simple">pseurotin/azaspirene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80%</text:p>
          </table:table-cell>
        </table:table-row>
        <table:table-row table:style-name="ro6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-like" xlink:type="simple">NRPS-like</text:a></text:p>
          </table:table-cell>
          <table:table-cell office:value-type="float" office:value="805199" calcext:value-type="float">
            <text:p>805199</text:p>
          </table:table-cell>
          <table:table-cell office:value-type="float" office:value="853045" calcext:value-type="float">
            <text:p>853045</text:p>
          </table:table-cell>
          <table:table-cell table:style-name="ce2" office:value-type="string" calcext:value-type="string">
            <text:p><text:a xlink:href="https://mibig.secondarymetabolites.org/go/BGC0002270/1" xlink:type="simple">swainsonine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78%</text:p>
          </table:table-cell>
        </table:table-row>
        <table:table-row table:style-name="ro5">
          <table:table-cell office:value-type="string" calcext:value-type="string">
            <text:p><text:a xlink:href="#r2c4" xlink:type="simple">Region 2.4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1006015" calcext:value-type="float">
            <text:p>1006015</text:p>
          </table:table-cell>
          <table:table-cell office:value-type="float" office:value="1040016" calcext:value-type="float">
            <text:p>1040016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2c5" xlink:type="simple">Region 2.5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1964701" calcext:value-type="float">
            <text:p>1964701</text:p>
          </table:table-cell>
          <table:table-cell office:value-type="float" office:value="2006841" calcext:value-type="float">
            <text:p>200684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6" xlink:type="simple">Region 2.6</text:a></text:p>
          </table:table-cell>
          <table:table-cell office:value-type="string" calcext:value-type="string">
            <text:p><text:a xlink:href="https://docs.antismash.secondarymetabolites.org/glossary/#phosphonate" xlink:type="simple">phosphonate</text:a></text:p>
          </table:table-cell>
          <table:table-cell office:value-type="float" office:value="6423303" calcext:value-type="float">
            <text:p>6423303</text:p>
          </table:table-cell>
          <table:table-cell office:value-type="float" office:value="6437109" calcext:value-type="float">
            <text:p>643710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2c7" xlink:type="simple">Region 2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t1pks" xlink:type="simple">T1PKS</text:a></text:p>
          </table:table-cell>
          <table:table-cell office:value-type="float" office:value="7042383" calcext:value-type="float">
            <text:p>7042383</text:p>
          </table:table-cell>
          <table:table-cell office:value-type="float" office:value="7108878" calcext:value-type="float">
            <text:p>710887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8" xlink:type="simple">Region 2.8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7311535" calcext:value-type="float">
            <text:p>7311535</text:p>
          </table:table-cell>
          <table:table-cell office:value-type="float" office:value="7368130" calcext:value-type="float">
            <text:p>7368130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9" xlink:type="simple">Region 2.9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7396962" calcext:value-type="float">
            <text:p>7396962</text:p>
          </table:table-cell>
          <table:table-cell office:value-type="float" office:value="7448202" calcext:value-type="float">
            <text:p>744820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7">
          <table:table-cell office:value-type="string" calcext:value-type="string">
            <text:p><text:a xlink:href="#r3c1" xlink:type="simple">Region 3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fungal-ripp-like" xlink:type="simple">fungal-RiPP-like</text:a>,<text:a xlink:href="https://docs.antismash.secondarymetabolites.org/glossary/#nrps-like" xlink:type="simple">NRPS-like</text:a></text:p>
          </table:table-cell>
          <table:table-cell office:value-type="float" office:value="87053" calcext:value-type="float">
            <text:p>87053</text:p>
          </table:table-cell>
          <table:table-cell office:value-type="float" office:value="231317" calcext:value-type="float">
            <text:p>231317</text:p>
          </table:table-cell>
          <table:table-cell table:style-name="ce2" office:value-type="string" calcext:value-type="string">
            <text:p><text:a xlink:href="https://mibig.secondarymetabolites.org/go/BGC0000686/1" xlink:type="simple">helvol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3c2" xlink:type="simple">Region 3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658452" calcext:value-type="float">
            <text:p>658452</text:p>
          </table:table-cell>
          <table:table-cell office:value-type="float" office:value="704569" calcext:value-type="float">
            <text:p>704569</text:p>
          </table:table-cell>
          <table:table-cell table:style-name="ce2" office:value-type="string" calcext:value-type="string">
            <text:p><text:a xlink:href="https://mibig.secondarymetabolites.org/go/BGC0001267/1" xlink:type="simple">lysergic acid/elymoclavi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30%</text:p>
          </table:table-cell>
        </table:table-row>
        <table:table-row table:style-name="ro5">
          <table:table-cell office:value-type="string" calcext:value-type="string">
            <text:p><text:a xlink:href="#r3c3" xlink:type="simple">Region 3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099633" calcext:value-type="float">
            <text:p>1099633</text:p>
          </table:table-cell>
          <table:table-cell office:value-type="float" office:value="1150031" calcext:value-type="float">
            <text:p>115003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7">
          <table:table-cell office:value-type="string" calcext:value-type="string">
            <text:p><text:a xlink:href="#r3c4" xlink:type="simple">Region 3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317604" calcext:value-type="float">
            <text:p>1317604</text:p>
          </table:table-cell>
          <table:table-cell office:value-type="float" office:value="1363094" calcext:value-type="float">
            <text:p>1363094</text:p>
          </table:table-cell>
          <table:table-cell table:style-name="ce2" office:value-type="string" calcext:value-type="string">
            <text:p><text:a xlink:href="https://mibig.secondarymetabolites.org/go/BGC0000168/1" xlink:type="simple">viridicatumtoxin/previridicatumtoxin/5-hydroxyanthrotainin/8-O-desmethylanthrotainin</text:a></text:p>
          </table:table-cell>
          <table:table-cell table:style-name="ce2" office:value-type="string" calcext:value-type="string">
            <text:p>Polyketide:Iterative type I polyketide</text:p>
          </table:table-cell>
          <table:table-cell table:style-name="ce4" office:value-type="string" calcext:value-type="string">
            <text:p>31%</text:p>
          </table:table-cell>
        </table:table-row>
        <table:table-row table:style-name="ro5">
          <table:table-cell office:value-type="string" calcext:value-type="string">
            <text:p><text:a xlink:href="#r3c5" xlink:type="simple">Region 3.5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460955" calcext:value-type="float">
            <text:p>2460955</text:p>
          </table:table-cell>
          <table:table-cell office:value-type="float" office:value="2508489" calcext:value-type="float">
            <text:p>250848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6" xlink:type="simple">Region 3.6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3561143" calcext:value-type="float">
            <text:p>3561143</text:p>
          </table:table-cell>
          <table:table-cell office:value-type="float" office:value="3585428" calcext:value-type="float">
            <text:p>358542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7" xlink:type="simple">Region 3.7</text:a></text:p>
          </table:table-cell>
          <table:table-cell office:value-type="string" calcext:value-type="string">
            <text:p><text:a xlink:href="https://docs.antismash.secondarymetabolites.org/glossary/#indole" xlink:type="simple">indole</text:a></text:p>
          </table:table-cell>
          <table:table-cell office:value-type="float" office:value="4048696" calcext:value-type="float">
            <text:p>4048696</text:p>
          </table:table-cell>
          <table:table-cell office:value-type="float" office:value="4071343" calcext:value-type="float">
            <text:p>407134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8" xlink:type="simple">Region 3.8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182909" calcext:value-type="float">
            <text:p>4182909</text:p>
          </table:table-cell>
          <table:table-cell office:value-type="float" office:value="4230725" calcext:value-type="float">
            <text:p>4230725</text:p>
          </table:table-cell>
          <table:table-cell table:style-name="ce2" office:value-type="string" calcext:value-type="string">
            <text:p><text:a xlink:href="https://mibig.secondarymetabolites.org/go/BGC0002139/1" xlink:type="simple">burnettiene A/preburnettiene B/preburnettiene A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25%</text:p>
          </table:table-cell>
        </table:table-row>
        <table:table-row table:style-name="ro6">
          <table:table-cell office:value-type="string" calcext:value-type="string">
            <text:p><text:a xlink:href="#r4c1" xlink:type="simple">Region 4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fungal-ripp-like" xlink:type="simple">fungal-RiPP-like</text:a></text:p>
          </table:table-cell>
          <table:table-cell office:value-type="float" office:value="260184" calcext:value-type="float">
            <text:p>260184</text:p>
          </table:table-cell>
          <table:table-cell office:value-type="float" office:value="367215" calcext:value-type="float">
            <text:p>36721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2" xlink:type="simple">Region 4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991159" calcext:value-type="float">
            <text:p>991159</text:p>
          </table:table-cell>
          <table:table-cell office:value-type="float" office:value="1037226" calcext:value-type="float">
            <text:p>103722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4c3" xlink:type="simple">Region 4.3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nrps-like" xlink:type="simple">NRPS-like</text:a></text:p>
          </table:table-cell>
          <table:table-cell office:value-type="float" office:value="1051145" calcext:value-type="float">
            <text:p>1051145</text:p>
          </table:table-cell>
          <table:table-cell office:value-type="float" office:value="1136284" calcext:value-type="float">
            <text:p>113628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#r4c4" xlink:type="simple">Region 4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,<text:a xlink:href="https://docs.antismash.secondarymetabolites.org/glossary/#terpene" xlink:type="simple">terpene</text:a></text:p>
          </table:table-cell>
          <table:table-cell office:value-type="float" office:value="3138648" calcext:value-type="float">
            <text:p>3138648</text:p>
          </table:table-cell>
          <table:table-cell office:value-type="float" office:value="3197191" calcext:value-type="float">
            <text:p>319719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5" xlink:type="simple">Region 4.5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969704" calcext:value-type="float">
            <text:p>3969704</text:p>
          </table:table-cell>
          <table:table-cell office:value-type="float" office:value="4015920" calcext:value-type="float">
            <text:p>4015920</text:p>
          </table:table-cell>
          <table:table-cell table:style-name="ce2" office:value-type="string" calcext:value-type="string">
            <text:p><text:a xlink:href="https://mibig.secondarymetabolites.org/go/BGC0002175/1" xlink:type="simple">YWA1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4c6" xlink:type="simple">Region 4.6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151146" calcext:value-type="float">
            <text:p>4151146</text:p>
          </table:table-cell>
          <table:table-cell office:value-type="float" office:value="4200828" calcext:value-type="float">
            <text:p>4200828</text:p>
          </table:table-cell>
          <table:table-cell table:style-name="ce2" office:value-type="string" calcext:value-type="string">
            <text:p><text:a xlink:href="https://mibig.secondarymetabolites.org/go/BGC0002227/1" xlink:type="simple">AKML B/AKML D/AKML A/AKML C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4c7" xlink:type="simple">Region 4.7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402091" calcext:value-type="float">
            <text:p>4402091</text:p>
          </table:table-cell>
          <table:table-cell office:value-type="float" office:value="4466289" calcext:value-type="float">
            <text:p>446628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206307" calcext:value-type="float">
            <text:p>206307</text:p>
          </table:table-cell>
          <table:table-cell table:style-name="ce2" office:value-type="string" calcext:value-type="string">
            <text:p><text:a xlink:href="https://mibig.secondarymetabolites.org/go/BGC0002206/1" xlink:type="simple">harziphilone/t22azaphilone/isoharziphilone-1/isoharziphilone-2/compound 4/compound 1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247998" calcext:value-type="float">
            <text:p>247998</text:p>
          </table:table-cell>
          <table:table-cell office:value-type="float" office:value="299104" calcext:value-type="float">
            <text:p>299104</text:p>
          </table:table-cell>
          <table:table-cell table:style-name="ce2" office:value-type="string" calcext:value-type="string">
            <text:p><text:a xlink:href="https://mibig.secondarymetabolites.org/go/BGC0002261/1" xlink:type="simple">lucilactaene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46%</text:p>
          </table:table-cell>
        </table:table-row>
        <table:table-row table:style-name="ro5">
          <table:table-cell office:value-type="string" calcext:value-type="string">
            <text:p><text:a xlink:href="#r5c3" xlink:type="simple">Region 5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33625" calcext:value-type="float">
            <text:p>533625</text:p>
          </table:table-cell>
          <table:table-cell office:value-type="float" office:value="577291" calcext:value-type="float">
            <text:p>577291</text:p>
          </table:table-cell>
          <table:table-cell table:style-name="ce2" office:value-type="string" calcext:value-type="string">
            <text:p><text:a xlink:href="https://mibig.secondarymetabolites.org/go/BGC0002164/1" xlink:type="simple">peram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5c4" xlink:type="simple">Region 5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365098" calcext:value-type="float">
            <text:p>1365098</text:p>
          </table:table-cell>
          <table:table-cell office:value-type="float" office:value="1408422" calcext:value-type="float">
            <text:p>140842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5" xlink:type="simple">Region 5.5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2988089" calcext:value-type="float">
            <text:p>2988089</text:p>
          </table:table-cell>
          <table:table-cell office:value-type="float" office:value="3034123" calcext:value-type="float">
            <text:p>303412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a xlink:href="#r5c6" xlink:type="simple">Region 5.6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4236872" calcext:value-type="float">
            <text:p>4236872</text:p>
          </table:table-cell>
          <table:table-cell office:value-type="float" office:value="4290503" calcext:value-type="float">
            <text:p>4290503</text:p>
          </table:table-cell>
          <table:table-cell table:style-name="ce2" office:value-type="string" calcext:value-type="string">
            <text:p><text:a xlink:href="https://mibig.secondarymetabolites.org/go/BGC0001881/1" xlink:type="simple">pyrichalasin H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27%</text:p>
          </table:table-cell>
        </table:table-row>
        <table:table-row table:style-name="ro6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8501" calcext:value-type="float">
            <text:p>8501</text:p>
          </table:table-cell>
          <table:table-cell office:value-type="float" office:value="56873" calcext:value-type="float">
            <text:p>56873</text:p>
          </table:table-cell>
          <table:table-cell table:style-name="ce2" office:value-type="string" calcext:value-type="string">
            <text:p><text:a xlink:href="https://mibig.secondarymetabolites.org/go/BGC0000064/1" xlink:type="simple">fusarin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6c2" xlink:type="simple">Region 6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82766" calcext:value-type="float">
            <text:p>82766</text:p>
          </table:table-cell>
          <table:table-cell office:value-type="float" office:value="126958" calcext:value-type="float">
            <text:p>12695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3" xlink:type="simple">Region 6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38231" calcext:value-type="float">
            <text:p>138231</text:p>
          </table:table-cell>
          <table:table-cell office:value-type="float" office:value="186053" calcext:value-type="float">
            <text:p>18605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4" xlink:type="simple">Region 6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54396" calcext:value-type="float">
            <text:p>254396</text:p>
          </table:table-cell>
          <table:table-cell office:value-type="float" office:value="315559" calcext:value-type="float">
            <text:p>31555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5" xlink:type="simple">Region 6.5</text:a></text:p>
          </table:table-cell>
          <table:table-cell office:value-type="string" calcext:value-type="string">
            <text:p><text:a xlink:href="https://docs.antismash.secondarymetabolites.org/glossary/#terpene" xlink:type="simple">terpene</text:a>,<text:a xlink:href="https://docs.antismash.secondarymetabolites.org/glossary/#indole" xlink:type="simple">indole</text:a></text:p>
          </table:table-cell>
          <table:table-cell office:value-type="float" office:value="3886357" calcext:value-type="float">
            <text:p>3886357</text:p>
          </table:table-cell>
          <table:table-cell office:value-type="float" office:value="3915197" calcext:value-type="float">
            <text:p>3915197</text:p>
          </table:table-cell>
          <table:table-cell table:style-name="ce2" office:value-type="string" calcext:value-type="string">
            <text:p><text:a xlink:href="https://mibig.secondarymetabolites.org/go/BGC0001777/1" xlink:type="simple">shearinine 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66%</text:p>
          </table:table-cell>
        </table:table-row>
        <table:table-row table:style-name="ro5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34312" calcext:value-type="float">
            <text:p>3431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92158" calcext:value-type="float">
            <text:p>392158</text:p>
          </table:table-cell>
          <table:table-cell office:value-type="float" office:value="434123" calcext:value-type="float">
            <text:p>43412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3" xlink:type="simple">Region 7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770138" calcext:value-type="float">
            <text:p>1770138</text:p>
          </table:table-cell>
          <table:table-cell office:value-type="float" office:value="1830961" calcext:value-type="float">
            <text:p>183096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4" xlink:type="simple">Region 7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978993" calcext:value-type="float">
            <text:p>1978993</text:p>
          </table:table-cell>
          <table:table-cell office:value-type="float" office:value="2021507" calcext:value-type="float">
            <text:p>2021507</text:p>
          </table:table-cell>
          <table:table-cell table:style-name="ce2" office:value-type="string" calcext:value-type="string">
            <text:p><text:a xlink:href="https://mibig.secondarymetabolites.org/go/BGC0002164/1" xlink:type="simple">peram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7c5" xlink:type="simple">Region 7.5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2719929" calcext:value-type="float">
            <text:p>2719929</text:p>
          </table:table-cell>
          <table:table-cell office:value-type="float" office:value="2819886" calcext:value-type="float">
            <text:p>2819886</text:p>
          </table:table-cell>
          <table:table-cell table:style-name="ce2" office:value-type="string" calcext:value-type="string">
            <text:p><text:a xlink:href="https://mibig.secondarymetabolites.org/go/BGC0000337/1" xlink:type="simple">destruxin A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28%</text:p>
          </table:table-cell>
        </table:table-row>
      </table:table>
      <table:table table:name="Mbrunneum_3297" table:style-name="ta1">
        <table:table-column table:style-name="co18" table:number-columns-repeated="4" table:default-cell-style-name="ce2"/>
        <table:table-column table:style-name="co37" table:default-cell-style-name="ce3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 table:number-columns-spanned="2" table:number-rows-spanned="1">
            <text:p>Most similar known cluster</text:p>
          </table:table-cell>
          <table:covered-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105389" calcext:value-type="float">
            <text:p>3105389</text:p>
          </table:table-cell>
          <table:table-cell office:value-type="float" office:value="3149234" calcext:value-type="float">
            <text:p>3149234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7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-like" xlink:type="simple">NRPS-like</text:a>,<text:a xlink:href="https://docs.antismash.secondarymetabolites.org/glossary/#nrps" xlink:type="simple">NRPS</text:a></text:p>
          </table:table-cell>
          <table:table-cell office:value-type="float" office:value="3283617" calcext:value-type="float">
            <text:p>3283617</text:p>
          </table:table-cell>
          <table:table-cell office:value-type="float" office:value="3399558" calcext:value-type="float">
            <text:p>339955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5184554" calcext:value-type="float">
            <text:p>5184554</text:p>
          </table:table-cell>
          <table:table-cell office:value-type="float" office:value="5236629" calcext:value-type="float">
            <text:p>5236629</text:p>
          </table:table-cell>
          <table:table-cell table:style-name="ce2" office:value-type="string" calcext:value-type="string">
            <text:p><text:a xlink:href="https://mibig.secondarymetabolites.org/go/BGC0002210/1" xlink:type="simple">pyranoviolin A</text:a></text:p>
          </table:table-cell>
          <table:table-cell table:style-name="ce2" office:value-type="string" calcext:value-type="string">
            <text:p>Polyketide+NRP</text:p>
          </table:table-cell>
          <table:table-cell table:style-name="ce4" office:value-type="string" calcext:value-type="string">
            <text:p>25%</text:p>
          </table:table-cell>
        </table:table-row>
        <table:table-row table:style-name="ro5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659630" calcext:value-type="float">
            <text:p>5659630</text:p>
          </table:table-cell>
          <table:table-cell office:value-type="float" office:value="5708644" calcext:value-type="float">
            <text:p>570864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</text:p>
          </table:table-cell>
          <table:table-cell office:value-type="float" office:value="5780538" calcext:value-type="float">
            <text:p>5780538</text:p>
          </table:table-cell>
          <table:table-cell office:value-type="float" office:value="5835868" calcext:value-type="float">
            <text:p>583586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c6" xlink:type="simple">Region 1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6273212" calcext:value-type="float">
            <text:p>6273212</text:p>
          </table:table-cell>
          <table:table-cell office:value-type="float" office:value="6319160" calcext:value-type="float">
            <text:p>6319160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75%</text:p>
          </table:table-cell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93737" calcext:value-type="float">
            <text:p>393737</text:p>
          </table:table-cell>
          <table:table-cell office:value-type="float" office:value="464713" calcext:value-type="float">
            <text:p>46471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605339" calcext:value-type="float">
            <text:p>605339</text:p>
          </table:table-cell>
          <table:table-cell office:value-type="float" office:value="647358" calcext:value-type="float">
            <text:p>64735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948114" calcext:value-type="float">
            <text:p>948114</text:p>
          </table:table-cell>
          <table:table-cell office:value-type="float" office:value="988759" calcext:value-type="float">
            <text:p>98875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43943" calcext:value-type="float">
            <text:p>4394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98654" calcext:value-type="float">
            <text:p>598654</text:p>
          </table:table-cell>
          <table:table-cell office:value-type="float" office:value="646215" calcext:value-type="float">
            <text:p>646215</text:p>
          </table:table-cell>
          <table:table-cell table:style-name="ce2" office:value-type="string" calcext:value-type="string">
            <text:p><text:a xlink:href="https://mibig.secondarymetabolites.org/go/BGC0001976/1" xlink:type="simple">eupenifeldin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27%</text:p>
          </table:table-cell>
        </table:table-row>
        <table:table-row table:style-name="ro8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721898" calcext:value-type="float">
            <text:p>721898</text:p>
          </table:table-cell>
          <table:table-cell office:value-type="float" office:value="774873" calcext:value-type="float">
            <text:p>774873</text:p>
          </table:table-cell>
          <table:table-cell table:style-name="ce2" office:value-type="string" calcext:value-type="string">
            <text:p><text:a xlink:href="https://mibig.secondarymetabolites.org/go/BGC0001881/1" xlink:type="simple">pyrichalasin H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27%</text:p>
          </table:table-cell>
        </table:table-row>
        <table:table-row table:style-name="ro5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224579" calcext:value-type="float">
            <text:p>224579</text:p>
          </table:table-cell>
          <table:table-cell office:value-type="float" office:value="270613" calcext:value-type="float">
            <text:p>27061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8c1" xlink:type="simple">Region 8.1</text:a></text:p>
          </table:table-cell>
          <table:table-cell office:value-type="string" calcext:value-type="string">
            <text:p><text:a xlink:href="https://docs.antismash.secondarymetabolites.org/glossary/#terpene" xlink:type="simple">terpene</text:a>,<text:a xlink:href="https://docs.antismash.secondarymetabolites.org/glossary/#indole" xlink:type="simple">indole</text:a></text:p>
          </table:table-cell>
          <table:table-cell office:value-type="float" office:value="392577" calcext:value-type="float">
            <text:p>392577</text:p>
          </table:table-cell>
          <table:table-cell office:value-type="float" office:value="421417" calcext:value-type="float">
            <text:p>421417</text:p>
          </table:table-cell>
          <table:table-cell table:style-name="ce2" office:value-type="string" calcext:value-type="string">
            <text:p><text:a xlink:href="https://mibig.secondarymetabolites.org/go/BGC0001777/1" xlink:type="simple">shearinine 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66%</text:p>
          </table:table-cell>
        </table:table-row>
        <table:table-row table:style-name="ro5">
          <table:table-cell office:value-type="string" calcext:value-type="string">
            <text:p><text:a xlink:href="#r9c1" xlink:type="simple">Region 9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1415" calcext:value-type="float">
            <text:p>11415</text:p>
          </table:table-cell>
          <table:table-cell office:value-type="float" office:value="55042" calcext:value-type="float">
            <text:p>5504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9c2" xlink:type="simple">Region 9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13638" calcext:value-type="float">
            <text:p>113638</text:p>
          </table:table-cell>
          <table:table-cell office:value-type="float" office:value="174740" calcext:value-type="float">
            <text:p>17474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9c3" xlink:type="simple">Region 9.3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386678" calcext:value-type="float">
            <text:p>386678</text:p>
          </table:table-cell>
          <table:table-cell office:value-type="float" office:value="408644" calcext:value-type="float">
            <text:p>40864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0c1" xlink:type="simple">Region 10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52224" calcext:value-type="float">
            <text:p>152224</text:p>
          </table:table-cell>
          <table:table-cell office:value-type="float" office:value="195548" calcext:value-type="float">
            <text:p>19554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1c1" xlink:type="simple">Region 11.1</text:a></text:p>
          </table:table-cell>
          <table:table-cell office:value-type="string" calcext:value-type="string">
            <text:p><text:a xlink:href="https://docs.antismash.secondarymetabolites.org/glossary/#indole" xlink:type="simple">indole</text:a></text:p>
          </table:table-cell>
          <table:table-cell office:value-type="float" office:value="254369" calcext:value-type="float">
            <text:p>254369</text:p>
          </table:table-cell>
          <table:table-cell office:value-type="float" office:value="275760" calcext:value-type="float">
            <text:p>275760</text:p>
          </table:table-cell>
          <table:table-cell table:style-name="ce2" office:value-type="string" calcext:value-type="string">
            <text:p><text:a xlink:href="https://mibig.secondarymetabolites.org/go/BGC0001267/1" xlink:type="simple">lysergic acid/elymoclavi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23%</text:p>
          </table:table-cell>
        </table:table-row>
        <table:table-row table:style-name="ro5">
          <table:table-cell office:value-type="string" calcext:value-type="string">
            <text:p><text:a xlink:href="#r12c1" xlink:type="simple">Region 12.1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477041" calcext:value-type="float">
            <text:p>477041</text:p>
          </table:table-cell>
          <table:table-cell office:value-type="float" office:value="519181" calcext:value-type="float">
            <text:p>51918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3c1" xlink:type="simple">Region 13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35004" calcext:value-type="float">
            <text:p>3500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3c2" xlink:type="simple">Region 13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6277" calcext:value-type="float">
            <text:p>46277</text:p>
          </table:table-cell>
          <table:table-cell office:value-type="float" office:value="94099" calcext:value-type="float">
            <text:p>9409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3c3" xlink:type="simple">Region 13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62452" calcext:value-type="float">
            <text:p>162452</text:p>
          </table:table-cell>
          <table:table-cell office:value-type="float" office:value="223615" calcext:value-type="float">
            <text:p>22361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14c1" xlink:type="simple">Region 14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,<text:a xlink:href="https://docs.antismash.secondarymetabolites.org/glossary/#nrps" xlink:type="simple">NRPS</text:a></text:p>
          </table:table-cell>
          <table:table-cell office:value-type="float" office:value="234910" calcext:value-type="float">
            <text:p>234910</text:p>
          </table:table-cell>
          <table:table-cell office:value-type="float" office:value="320560" calcext:value-type="float">
            <text:p>32056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4c2" xlink:type="simple">Region 14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33762" calcext:value-type="float">
            <text:p>333762</text:p>
          </table:table-cell>
          <table:table-cell office:value-type="float" office:value="380546" calcext:value-type="float">
            <text:p>38054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15c1" xlink:type="simple">Region 15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fungal-ripp-like" xlink:type="simple">fungal-RiPP-like</text:a></text:p>
          </table:table-cell>
          <table:table-cell office:value-type="float" office:value="42783" calcext:value-type="float">
            <text:p>42783</text:p>
          </table:table-cell>
          <table:table-cell office:value-type="float" office:value="149814" calcext:value-type="float">
            <text:p>14981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7">
          <table:table-cell office:value-type="string" calcext:value-type="string">
            <text:p><text:a xlink:href="#r16c1" xlink:type="simple">Region 16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fungal-ripp-like" xlink:type="simple">fungal-RiPP-like</text:a>,<text:a xlink:href="https://docs.antismash.secondarymetabolites.org/glossary/#nrps-like" xlink:type="simple">NRPS-like</text:a></text:p>
          </table:table-cell>
          <table:table-cell office:value-type="float" office:value="86180" calcext:value-type="float">
            <text:p>86180</text:p>
          </table:table-cell>
          <table:table-cell office:value-type="float" office:value="230225" calcext:value-type="float">
            <text:p>230225</text:p>
          </table:table-cell>
          <table:table-cell table:style-name="ce2" office:value-type="string" calcext:value-type="string">
            <text:p><text:a xlink:href="https://mibig.secondarymetabolites.org/go/BGC0000686/1" xlink:type="simple">helvol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8c1" xlink:type="simple">Region 18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12997" calcext:value-type="float">
            <text:p>312997</text:p>
          </table:table-cell>
          <table:table-cell office:value-type="float" office:value="360813" calcext:value-type="float">
            <text:p>36081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19c1" xlink:type="simple">Region 19.1</text:a></text:p>
          </table:table-cell>
          <table:table-cell office:value-type="string" calcext:value-type="string">
            <text:p><text:a xlink:href="https://docs.antismash.secondarymetabolites.org/glossary/#indole" xlink:type="simple">indole</text:a></text:p>
          </table:table-cell>
          <table:table-cell office:value-type="float" office:value="91909" calcext:value-type="float">
            <text:p>91909</text:p>
          </table:table-cell>
          <table:table-cell office:value-type="float" office:value="114556" calcext:value-type="float">
            <text:p>11455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1c1" xlink:type="simple">Region 21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79688" calcext:value-type="float">
            <text:p>79688</text:p>
          </table:table-cell>
          <table:table-cell office:value-type="float" office:value="129370" calcext:value-type="float">
            <text:p>129370</text:p>
          </table:table-cell>
          <table:table-cell table:style-name="ce2" office:value-type="string" calcext:value-type="string">
            <text:p><text:a xlink:href="https://mibig.secondarymetabolites.org/go/BGC0002227/1" xlink:type="simple">AKML B/AKML D/AKML A/AKML C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22c1" xlink:type="simple">Region 22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57297" calcext:value-type="float">
            <text:p>157297</text:p>
          </table:table-cell>
          <table:table-cell office:value-type="float" office:value="199262" calcext:value-type="float">
            <text:p>19926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#r24c1" xlink:type="simple">Region 24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54608" calcext:value-type="float">
            <text:p>5460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6c1" xlink:type="simple">Region 26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9827" calcext:value-type="float">
            <text:p>29827</text:p>
          </table:table-cell>
          <table:table-cell office:value-type="float" office:value="78132" calcext:value-type="float">
            <text:p>7813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27c1" xlink:type="simple">Region 27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40360" calcext:value-type="float">
            <text:p>40360</text:p>
          </table:table-cell>
          <table:table-cell office:value-type="float" office:value="158297" calcext:value-type="float">
            <text:p>158297</text:p>
          </table:table-cell>
          <table:table-cell table:style-name="ce2" office:value-type="string" calcext:value-type="string">
            <text:p><text:a xlink:href="https://mibig.secondarymetabolites.org/go/BGC0000337/1" xlink:type="simple">destruxin A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42%</text:p>
          </table:table-cell>
        </table:table-row>
        <table:table-row table:style-name="ro5">
          <table:table-cell office:value-type="string" calcext:value-type="string">
            <text:p><text:a xlink:href="#r32c1" xlink:type="simple">Region 32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8545" calcext:value-type="float">
            <text:p>38545</text:p>
          </table:table-cell>
          <table:table-cell office:value-type="float" office:value="95140" calcext:value-type="float">
            <text:p>9514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34c1" xlink:type="simple">Region 34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870" calcext:value-type="float">
            <text:p>1870</text:p>
          </table:table-cell>
          <table:table-cell office:value-type="float" office:value="47630" calcext:value-type="float">
            <text:p>47630</text:p>
          </table:table-cell>
          <table:table-cell table:style-name="ce2" office:value-type="string" calcext:value-type="string">
            <text:p><text:a xlink:href="https://mibig.secondarymetabolites.org/go/BGC0002175/1" xlink:type="simple">YWA1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6">
          <table:table-cell office:value-type="string" calcext:value-type="string">
            <text:p><text:a xlink:href="#r34c2" xlink:type="simple">Region 34.2</text:a></text:p>
          </table:table-cell>
          <table:table-cell office:value-type="string" calcext:value-type="string">
            <text:p><text:a xlink:href="https://docs.antismash.secondarymetabolites.org/glossary/#terpene" xlink:type="simple">terpene</text:a>,<text:a xlink:href="https://docs.antismash.secondarymetabolites.org/glossary/#nrps-like" xlink:type="simple">NRPS-like</text:a></text:p>
          </table:table-cell>
          <table:table-cell office:value-type="float" office:value="819785" calcext:value-type="float">
            <text:p>819785</text:p>
          </table:table-cell>
          <table:table-cell office:value-type="float" office:value="878328" calcext:value-type="float">
            <text:p>87832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34c3" xlink:type="simple">Region 34.3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885894" calcext:value-type="float">
            <text:p>1885894</text:p>
          </table:table-cell>
          <table:table-cell office:value-type="float" office:value="1929268" calcext:value-type="float">
            <text:p>192926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35c1" xlink:type="simple">Region 35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" calcext:value-type="float">
            <text:p>1</text:p>
          </table:table-cell>
          <table:table-cell office:value-type="float" office:value="87060" calcext:value-type="float">
            <text:p>8706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36c1" xlink:type="simple">Region 36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6177" calcext:value-type="float">
            <text:p>26177</text:p>
          </table:table-cell>
          <table:table-cell office:value-type="float" office:value="74549" calcext:value-type="float">
            <text:p>7454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37c1" xlink:type="simple">Region 37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50024" calcext:value-type="float">
            <text:p>5002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45c1" xlink:type="simple">Region 45.1</text:a></text:p>
          </table:table-cell>
          <table:table-cell office:value-type="string" calcext:value-type="string">
            <text:p><text:a xlink:href="https://docs.antismash.secondarymetabolites.org/glossary/#phosphonate" xlink:type="simple">phosphonate</text:a></text:p>
          </table:table-cell>
          <table:table-cell office:value-type="float" office:value="1274033" calcext:value-type="float">
            <text:p>1274033</text:p>
          </table:table-cell>
          <table:table-cell office:value-type="float" office:value="1287839" calcext:value-type="float">
            <text:p>128783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47c1" xlink:type="simple">Region 47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32329" calcext:value-type="float">
            <text:p>3232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48c1" xlink:type="simple">Region 48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1" calcext:value-type="float">
            <text:p>1</text:p>
          </table:table-cell>
          <table:table-cell office:value-type="float" office:value="31805" calcext:value-type="float">
            <text:p>3180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56c1" xlink:type="simple">Region 56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69934" calcext:value-type="float">
            <text:p>169934</text:p>
          </table:table-cell>
          <table:table-cell office:value-type="float" office:value="220332" calcext:value-type="float">
            <text:p>22033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7">
          <table:table-cell office:value-type="string" calcext:value-type="string">
            <text:p><text:a xlink:href="#r56c2" xlink:type="simple">Region 56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87670" calcext:value-type="float">
            <text:p>387670</text:p>
          </table:table-cell>
          <table:table-cell office:value-type="float" office:value="433160" calcext:value-type="float">
            <text:p>433160</text:p>
          </table:table-cell>
          <table:table-cell table:style-name="ce2" office:value-type="string" calcext:value-type="string">
            <text:p><text:a xlink:href="https://mibig.secondarymetabolites.org/go/BGC0000168/1" xlink:type="simple">viridicatumtoxin/previridicatumtoxin/5-hydroxyanthrotainin/8-O-desmethylanthrotainin</text:a></text:p>
          </table:table-cell>
          <table:table-cell table:style-name="ce2" office:value-type="string" calcext:value-type="string">
            <text:p>Polyketide:Iterative type I polyketide</text:p>
          </table:table-cell>
          <table:table-cell table:style-name="ce4" office:value-type="string" calcext:value-type="string">
            <text:p>31%</text:p>
          </table:table-cell>
        </table:table-row>
        <table:table-row table:style-name="ro5">
          <table:table-cell office:value-type="string" calcext:value-type="string">
            <text:p><text:a xlink:href="#r56c3" xlink:type="simple">Region 56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529498" calcext:value-type="float">
            <text:p>1529498</text:p>
          </table:table-cell>
          <table:table-cell office:value-type="float" office:value="1577032" calcext:value-type="float">
            <text:p>157703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67c1" xlink:type="simple">Region 67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74794" calcext:value-type="float">
            <text:p>74794</text:p>
          </table:table-cell>
          <table:table-cell office:value-type="float" office:value="118534" calcext:value-type="float">
            <text:p>118534</text:p>
          </table:table-cell>
          <table:table-cell table:style-name="ce2" office:value-type="string" calcext:value-type="string">
            <text:p><text:a xlink:href="https://mibig.secondarymetabolites.org/go/BGC0001402/1" xlink:type="simple">cyclochlorotine/hydroxycyclochlorotine A/cyclotine/cyclochlorotine B/deoxy-Cyclochlorot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33%</text:p>
          </table:table-cell>
        </table:table-row>
        <table:table-row table:style-name="ro5">
          <table:table-cell office:value-type="string" calcext:value-type="string">
            <text:p><text:a xlink:href="#r67c2" xlink:type="simple">Region 67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65724" calcext:value-type="float">
            <text:p>265724</text:p>
          </table:table-cell>
          <table:table-cell office:value-type="float" office:value="326547" calcext:value-type="float">
            <text:p>32654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#r78c1" xlink:type="simple">Region 78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" calcext:value-type="float">
            <text:p>1</text:p>
          </table:table-cell>
          <table:table-cell office:value-type="float" office:value="103458" calcext:value-type="float">
            <text:p>103458</text:p>
          </table:table-cell>
          <table:table-cell table:style-name="ce2" office:value-type="string" calcext:value-type="string">
            <text:p><text:a xlink:href="https://mibig.secondarymetabolites.org/go/BGC0002206/1" xlink:type="simple">harziphilone/t22azaphilone/isoharziphilone-1/isoharziphilone-2/compound 4/compound 1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#r78c2" xlink:type="simple">Region 78.2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45153" calcext:value-type="float">
            <text:p>145153</text:p>
          </table:table-cell>
          <table:table-cell office:value-type="float" office:value="196259" calcext:value-type="float">
            <text:p>196259</text:p>
          </table:table-cell>
          <table:table-cell table:style-name="ce2" office:value-type="string" calcext:value-type="string">
            <text:p><text:a xlink:href="https://mibig.secondarymetabolites.org/go/BGC0002261/1" xlink:type="simple">lucilactaene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46%</text:p>
          </table:table-cell>
        </table:table-row>
        <table:table-row table:style-name="ro5">
          <table:table-cell office:value-type="string" calcext:value-type="string">
            <text:p><text:a xlink:href="#r78c3" xlink:type="simple">Region 78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30896" calcext:value-type="float">
            <text:p>430896</text:p>
          </table:table-cell>
          <table:table-cell office:value-type="float" office:value="474562" calcext:value-type="float">
            <text:p>474562</text:p>
          </table:table-cell>
          <table:table-cell table:style-name="ce2" office:value-type="string" calcext:value-type="string">
            <text:p><text:a xlink:href="https://mibig.secondarymetabolites.org/go/BGC0002164/1" xlink:type="simple">peram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8">
          <table:table-cell office:value-type="string" calcext:value-type="string">
            <text:p><text:a xlink:href="#r89c1" xlink:type="simple">Region 89.1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-like" xlink:type="simple">NRPS-like</text:a></text:p>
          </table:table-cell>
          <table:table-cell office:value-type="float" office:value="1104" calcext:value-type="float">
            <text:p>1104</text:p>
          </table:table-cell>
          <table:table-cell office:value-type="float" office:value="98363" calcext:value-type="float">
            <text:p>98363</text:p>
          </table:table-cell>
          <table:table-cell table:style-name="ce2" office:value-type="string" calcext:value-type="string">
            <text:p><text:a xlink:href="https://mibig.secondarymetabolites.org/go/BGC0001037/1" xlink:type="simple">pseurotin/azaspirene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80%</text:p>
          </table:table-cell>
        </table:table-row>
        <table:table-row table:style-name="ro6">
          <table:table-cell office:value-type="string" calcext:value-type="string">
            <text:p><text:a xlink:href="#r89c2" xlink:type="simple">Region 89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,<text:a xlink:href="https://docs.antismash.secondarymetabolites.org/glossary/#t1pks" xlink:type="simple">T1PKS</text:a></text:p>
          </table:table-cell>
          <table:table-cell office:value-type="float" office:value="341315" calcext:value-type="float">
            <text:p>341315</text:p>
          </table:table-cell>
          <table:table-cell office:value-type="float" office:value="389161" calcext:value-type="float">
            <text:p>389161</text:p>
          </table:table-cell>
          <table:table-cell table:style-name="ce2" office:value-type="string" calcext:value-type="string">
            <text:p><text:a xlink:href="https://mibig.secondarymetabolites.org/go/BGC0002270/1" xlink:type="simple">swainsonine</text:a></text:p>
          </table:table-cell>
          <table:table-cell table:style-name="ce2" office:value-type="string" calcext:value-type="string">
            <text:p>NRP+Polyketide</text:p>
          </table:table-cell>
          <table:table-cell table:style-name="ce4" office:value-type="string" calcext:value-type="string">
            <text:p>78%</text:p>
          </table:table-cell>
        </table:table-row>
        <table:table-row table:style-name="ro5">
          <table:table-cell office:value-type="string" calcext:value-type="string">
            <text:p><text:a xlink:href="#r89c3" xlink:type="simple">Region 89.3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541227" calcext:value-type="float">
            <text:p>541227</text:p>
          </table:table-cell>
          <table:table-cell office:value-type="float" office:value="575017" calcext:value-type="float">
            <text:p>575017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</table:table>
      <table:table table:name="Efestucae_Fl1" table:style-name="ta1">
        <table:table-column table:style-name="co18" table:number-columns-repeated="4" table:default-cell-style-name="ce2"/>
        <table:table-column table:style-name="co18" table:default-cell-style-name="ce3"/>
        <table:table-column table:style-name="co18" table:number-columns-repeated="2" table:default-cell-style-name="Default"/>
        <table:table-row table:style-name="ro6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Most similar known cluster</text:p>
          </table:table-cell>
          <table: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#r1c1" xlink:type="simple">Region 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810440" calcext:value-type="float">
            <text:p>1810440</text:p>
          </table:table-cell>
          <table:table-cell office:value-type="float" office:value="1853589" calcext:value-type="float">
            <text:p>185358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2" xlink:type="simple">Region 1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2794423" calcext:value-type="float">
            <text:p>2794423</text:p>
          </table:table-cell>
          <table:table-cell office:value-type="float" office:value="2837759" calcext:value-type="float">
            <text:p>283775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3" xlink:type="simple">Region 1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985597" calcext:value-type="float">
            <text:p>3985597</text:p>
          </table:table-cell>
          <table:table-cell office:value-type="float" office:value="4033733" calcext:value-type="float">
            <text:p>4033733</text:p>
          </table:table-cell>
          <table:table-cell table:style-name="ce2" office:value-type="string" calcext:value-type="string">
            <text:p><text:a xlink:href="https://mibig.secondarymetabolites.org/go/BGC0002164/1" xlink:type="simple">peram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1c4" xlink:type="simple">Region 1.4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7335228" calcext:value-type="float">
            <text:p>7335228</text:p>
          </table:table-cell>
          <table:table-cell office:value-type="float" office:value="7357441" calcext:value-type="float">
            <text:p>735744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1c5" xlink:type="simple">Region 1.5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indole" xlink:type="simple">indole</text:a></text:p>
          </table:table-cell>
          <table:table-cell office:value-type="float" office:value="7406550" calcext:value-type="float">
            <text:p>7406550</text:p>
          </table:table-cell>
          <table:table-cell office:value-type="float" office:value="7454406" calcext:value-type="float">
            <text:p>7454406</text:p>
          </table:table-cell>
          <table:table-cell table:style-name="ce2" office:value-type="string" calcext:value-type="string">
            <text:p><text:a xlink:href="https://mibig.secondarymetabolites.org/go/BGC0001988/1" xlink:type="simple">neosartor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0%</text:p>
          </table:table-cell>
        </table:table-row>
        <table:table-row table:style-name="ro5">
          <table:table-cell office:value-type="string" calcext:value-type="string">
            <text:p><text:a xlink:href="#r1c6" xlink:type="simple">Region 1.6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indole" xlink:type="simple">indole</text:a></text:p>
          </table:table-cell>
          <table:table-cell office:value-type="float" office:value="7771298" calcext:value-type="float">
            <text:p>7771298</text:p>
          </table:table-cell>
          <table:table-cell office:value-type="float" office:value="7835203" calcext:value-type="float">
            <text:p>7835203</text:p>
          </table:table-cell>
          <table:table-cell table:style-name="ce2" office:value-type="string" calcext:value-type="string">
            <text:p><text:a xlink:href="https://mibig.secondarymetabolites.org/go/BGC0001241/1" xlink:type="simple">ergotamine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29%</text:p>
          </table:table-cell>
        </table:table-row>
        <table:table-row table:style-name="ro5">
          <table:table-cell office:value-type="string" calcext:value-type="string">
            <text:p><text:a xlink:href="#r1c7" xlink:type="simple">Region 1.7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7843507" calcext:value-type="float">
            <text:p>7843507</text:p>
          </table:table-cell>
          <table:table-cell office:value-type="float" office:value="7872678" calcext:value-type="float">
            <text:p>7872678</text:p>
          </table:table-cell>
          <table:table-cell table:style-name="ce2" office:value-type="string" calcext:value-type="string">
            <text:p><text:a xlink:href="https://mibig.secondarymetabolites.org/go/BGC0000348/1" xlink:type="simple">ergova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66%</text:p>
          </table:table-cell>
        </table:table-row>
        <table:table-row table:style-name="ro5">
          <table:table-cell office:value-type="string" calcext:value-type="string">
            <text:p><text:a xlink:href="#r2c1" xlink:type="simple">Region 2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404271" calcext:value-type="float">
            <text:p>404271</text:p>
          </table:table-cell>
          <table:table-cell office:value-type="float" office:value="426022" calcext:value-type="float">
            <text:p>42602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2" xlink:type="simple">Region 2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073302" calcext:value-type="float">
            <text:p>1073302</text:p>
          </table:table-cell>
          <table:table-cell office:value-type="float" office:value="1116595" calcext:value-type="float">
            <text:p>111659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3" xlink:type="simple">Region 2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194116" calcext:value-type="float">
            <text:p>2194116</text:p>
          </table:table-cell>
          <table:table-cell office:value-type="float" office:value="2241658" calcext:value-type="float">
            <text:p>224165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4" xlink:type="simple">Region 2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350885" calcext:value-type="float">
            <text:p>2350885</text:p>
          </table:table-cell>
          <table:table-cell office:value-type="float" office:value="2403114" calcext:value-type="float">
            <text:p>2403114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5" xlink:type="simple">Region 2.5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729246" calcext:value-type="float">
            <text:p>2729246</text:p>
          </table:table-cell>
          <table:table-cell office:value-type="float" office:value="2753178" calcext:value-type="float">
            <text:p>275317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6" xlink:type="simple">Region 2.6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197801" calcext:value-type="float">
            <text:p>3197801</text:p>
          </table:table-cell>
          <table:table-cell office:value-type="float" office:value="3245397" calcext:value-type="float">
            <text:p>3245397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7" xlink:type="simple">Region 2.7</text:a></text:p>
          </table:table-cell>
          <table:table-cell office:value-type="string" calcext:value-type="string">
            <text:p><text:a xlink:href="https://docs.antismash.secondarymetabolites.org/glossary/#isocyanide-nrp" xlink:type="simple">isocyanide-nrp</text:a></text:p>
          </table:table-cell>
          <table:table-cell office:value-type="float" office:value="6513540" calcext:value-type="float">
            <text:p>6513540</text:p>
          </table:table-cell>
          <table:table-cell office:value-type="float" office:value="6571365" calcext:value-type="float">
            <text:p>657136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2c8" xlink:type="simple">Region 2.8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6989066" calcext:value-type="float">
            <text:p>6989066</text:p>
          </table:table-cell>
          <table:table-cell office:value-type="float" office:value="7036703" calcext:value-type="float">
            <text:p>703670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1" xlink:type="simple">Region 3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82412" calcext:value-type="float">
            <text:p>82412</text:p>
          </table:table-cell>
          <table:table-cell office:value-type="float" office:value="143558" calcext:value-type="float">
            <text:p>14355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2" xlink:type="simple">Region 3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81658" calcext:value-type="float">
            <text:p>281658</text:p>
          </table:table-cell>
          <table:table-cell office:value-type="float" office:value="332703" calcext:value-type="float">
            <text:p>332703</text:p>
          </table:table-cell>
          <table:table-cell table:style-name="ce2" office:value-type="string" calcext:value-type="string">
            <text:p><text:a xlink:href="https://mibig.secondarymetabolites.org/go/BGC0001251/1" xlink:type="simple">epichloenin A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3c3" xlink:type="simple">Region 3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715105" calcext:value-type="float">
            <text:p>4715105</text:p>
          </table:table-cell>
          <table:table-cell office:value-type="float" office:value="4759848" calcext:value-type="float">
            <text:p>475984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4" xlink:type="simple">Region 3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044334" calcext:value-type="float">
            <text:p>5044334</text:p>
          </table:table-cell>
          <table:table-cell office:value-type="float" office:value="5091129" calcext:value-type="float">
            <text:p>5091129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5" xlink:type="simple">Region 3.5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5426944" calcext:value-type="float">
            <text:p>5426944</text:p>
          </table:table-cell>
          <table:table-cell office:value-type="float" office:value="5471105" calcext:value-type="float">
            <text:p>5471105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3c6" xlink:type="simple">Region 3.6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533358" calcext:value-type="float">
            <text:p>5533358</text:p>
          </table:table-cell>
          <table:table-cell office:value-type="float" office:value="5580483" calcext:value-type="float">
            <text:p>558048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3c7" xlink:type="simple">Region 3.7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876526" calcext:value-type="float">
            <text:p>5876526</text:p>
          </table:table-cell>
          <table:table-cell office:value-type="float" office:value="5923586" calcext:value-type="float">
            <text:p>5923586</text:p>
          </table:table-cell>
          <table:table-cell table:style-name="ce2" office:value-type="string" calcext:value-type="string">
            <text:p><text:a xlink:href="https://mibig.secondarymetabolites.org/go/BGC0002227/1" xlink:type="simple">AKML B/AKML D/AKML A/AKML C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<text:a xlink:href="#r4c1" xlink:type="simple">Region 4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777331" calcext:value-type="float">
            <text:p>777331</text:p>
          </table:table-cell>
          <table:table-cell office:value-type="float" office:value="837805" calcext:value-type="float">
            <text:p>83780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2" xlink:type="simple">Region 4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947445" calcext:value-type="float">
            <text:p>947445</text:p>
          </table:table-cell>
          <table:table-cell office:value-type="float" office:value="991542" calcext:value-type="float">
            <text:p>99154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4c3" xlink:type="simple">Region 4.3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500727" calcext:value-type="float">
            <text:p>1500727</text:p>
          </table:table-cell>
          <table:table-cell office:value-type="float" office:value="1544748" calcext:value-type="float">
            <text:p>1544748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7">
          <table:table-cell office:value-type="string" calcext:value-type="string">
            <text:p><text:a xlink:href="#r4c4" xlink:type="simple">Region 4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,<text:a xlink:href="https://docs.antismash.secondarymetabolites.org/glossary/#fungal-ripp-like" xlink:type="simple">fungal-RiPP-like</text:a>,<text:a xlink:href="https://docs.antismash.secondarymetabolites.org/glossary/#nrps" xlink:type="simple">NRPS</text:a></text:p>
          </table:table-cell>
          <table:table-cell office:value-type="float" office:value="2990849" calcext:value-type="float">
            <text:p>2990849</text:p>
          </table:table-cell>
          <table:table-cell office:value-type="float" office:value="3053625" calcext:value-type="float">
            <text:p>3053625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1" xlink:type="simple">Region 5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indole" xlink:type="simple">indole</text:a></text:p>
          </table:table-cell>
          <table:table-cell office:value-type="float" office:value="1984478" calcext:value-type="float">
            <text:p>1984478</text:p>
          </table:table-cell>
          <table:table-cell office:value-type="float" office:value="2026904" calcext:value-type="float">
            <text:p>2026904</text:p>
          </table:table-cell>
          <table:table-cell table:style-name="ce2" office:value-type="string" calcext:value-type="string">
            <text:p><text:a xlink:href="https://mibig.secondarymetabolites.org/go/BGC0001365/1" xlink:type="simple">clapurines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45%</text:p>
          </table:table-cell>
        </table:table-row>
        <table:table-row table:style-name="ro5">
          <table:table-cell office:value-type="string" calcext:value-type="string">
            <text:p><text:a xlink:href="#r5c2" xlink:type="simple">Region 5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083402" calcext:value-type="float">
            <text:p>2083402</text:p>
          </table:table-cell>
          <table:table-cell office:value-type="float" office:value="2141341" calcext:value-type="float">
            <text:p>2141341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3" xlink:type="simple">Region 5.3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247038" calcext:value-type="float">
            <text:p>2247038</text:p>
          </table:table-cell>
          <table:table-cell office:value-type="float" office:value="2268096" calcext:value-type="float">
            <text:p>2268096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5c4" xlink:type="simple">Region 5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969121" calcext:value-type="float">
            <text:p>2969121</text:p>
          </table:table-cell>
          <table:table-cell office:value-type="float" office:value="3030993" calcext:value-type="float">
            <text:p>303099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1" xlink:type="simple">Region 6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0572" calcext:value-type="float">
            <text:p>50572</text:p>
          </table:table-cell>
          <table:table-cell office:value-type="float" office:value="98263" calcext:value-type="float">
            <text:p>98263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6c2" xlink:type="simple">Region 6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59478" calcext:value-type="float">
            <text:p>159478</text:p>
          </table:table-cell>
          <table:table-cell office:value-type="float" office:value="230682" calcext:value-type="float">
            <text:p>230682</text:p>
          </table:table-cell>
          <table:table-cell office:value-type="string" calcext:value-type="string">
            <text:p/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#r7c1" xlink:type="simple">Region 7.1</text:a></text:p>
          </table:table-cell>
          <table:table-cell office:value-type="string" calcext:value-type="string">
            <text:p><text:a xlink:href="https://docs.antismash.secondarymetabolites.org/glossary/#napaa" xlink:type="simple">NAPAA</text:a></text:p>
          </table:table-cell>
          <table:table-cell office:value-type="float" office:value="2021622" calcext:value-type="float">
            <text:p>2021622</text:p>
          </table:table-cell>
          <table:table-cell office:value-type="float" office:value="2060258" calcext:value-type="float">
            <text:p>2060258</text:p>
          </table:table-cell>
          <table:table-cell table:style-name="ce2" office:value-type="string" calcext:value-type="string">
            <text:p><text:a xlink:href="https://mibig.secondarymetabolites.org/go/BGC0002174/1" xlink:type="simple">ε-Poly-L-lys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#r7c2" xlink:type="simple">Region 7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088397" calcext:value-type="float">
            <text:p>3088397</text:p>
          </table:table-cell>
          <table:table-cell office:value-type="float" office:value="3132903" calcext:value-type="float">
            <text:p>3132903</text:p>
          </table:table-cell>
          <table:table-cell table:style-name="Default"/>
          <table:table-cell table:number-columns-repeated="2"/>
        </table:table-row>
      </table:table>
      <table:table table:name="Efestucae_RoseCity" table:style-name="ta1">
        <table:table-column table:style-name="co18" table:number-columns-repeated="4" table:default-cell-style-name="ce2"/>
        <table:table-column table:style-name="co18" table:default-cell-style-name="ce3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 table:number-columns-spanned="2" table:number-rows-spanned="1">
            <text:p>Most similar known cluster</text:p>
          </table:table-cell>
          <table:covered-table-cell/>
          <table:table-cell table:style-name="ce1" office:value-type="string" calcext:value-type="string">
            <text:p>Similarity</text:p>
          </table:table-cell>
        </table:table-row>
        <table:table-row table:style-name="ro6">
          <table:table-cell office:value-type="string" calcext:value-type="string">
            <text:p><text:a xlink:href="https://fungismash.secondarymetabolites.org/upload/fungi-b6c3e1fe-af34-4cfd-b612-6247ab7f5c22/index.html#r1c1" xlink:type="simple">Region 1.1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nrps-like" xlink:type="simple">NRPS-like</text:a></text:p>
          </table:table-cell>
          <table:table-cell office:value-type="float" office:value="436091" calcext:value-type="float">
            <text:p>436091</text:p>
          </table:table-cell>
          <table:table-cell office:value-type="float" office:value="478963" calcext:value-type="float">
            <text:p>47896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c2" xlink:type="simple">Region 1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501711" calcext:value-type="float">
            <text:p>501711</text:p>
          </table:table-cell>
          <table:table-cell office:value-type="float" office:value="545429" calcext:value-type="float">
            <text:p>54542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c3" xlink:type="simple">Region 1.3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1140850" calcext:value-type="float">
            <text:p>1140850</text:p>
          </table:table-cell>
          <table:table-cell office:value-type="float" office:value="1223761" calcext:value-type="float">
            <text:p>1223761</text:p>
          </table:table-cell>
          <table:table-cell table:style-name="ce2" office:value-type="string" calcext:value-type="string">
            <text:p><text:a xlink:href="https://mibig.secondarymetabolites.org/go/BGC0002164/1" xlink:type="simple">peram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c4" xlink:type="simple">Region 1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869535" calcext:value-type="float">
            <text:p>1869535</text:p>
          </table:table-cell>
          <table:table-cell office:value-type="float" office:value="1912684" calcext:value-type="float">
            <text:p>191268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c5" xlink:type="simple">Region 1.5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2949525" calcext:value-type="float">
            <text:p>2949525</text:p>
          </table:table-cell>
          <table:table-cell office:value-type="float" office:value="2993051" calcext:value-type="float">
            <text:p>299305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c6" xlink:type="simple">Region 1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037238" calcext:value-type="float">
            <text:p>4037238</text:p>
          </table:table-cell>
          <table:table-cell office:value-type="float" office:value="4084536" calcext:value-type="float">
            <text:p>4084536</text:p>
          </table:table-cell>
          <table:table-cell table:style-name="ce2" office:value-type="string" calcext:value-type="string">
            <text:p><text:a xlink:href="https://mibig.secondarymetabolites.org/go/BGC0002164/1" xlink:type="simple">peram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2c1" xlink:type="simple">Region 2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3227511" calcext:value-type="float">
            <text:p>3227511</text:p>
          </table:table-cell>
          <table:table-cell office:value-type="float" office:value="3249180" calcext:value-type="float">
            <text:p>324918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2c2" xlink:type="simple">Region 2.2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indole" xlink:type="simple">indole</text:a></text:p>
          </table:table-cell>
          <table:table-cell office:value-type="float" office:value="3371100" calcext:value-type="float">
            <text:p>3371100</text:p>
          </table:table-cell>
          <table:table-cell office:value-type="float" office:value="3418363" calcext:value-type="float">
            <text:p>3418363</text:p>
          </table:table-cell>
          <table:table-cell table:style-name="ce2" office:value-type="string" calcext:value-type="string">
            <text:p><text:a xlink:href="https://mibig.secondarymetabolites.org/go/BGC0001988/1" xlink:type="simple">neosartor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2c3" xlink:type="simple">Region 2.3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indole" xlink:type="simple">indole</text:a></text:p>
          </table:table-cell>
          <table:table-cell office:value-type="float" office:value="3840402" calcext:value-type="float">
            <text:p>3840402</text:p>
          </table:table-cell>
          <table:table-cell office:value-type="float" office:value="3904445" calcext:value-type="float">
            <text:p>3904445</text:p>
          </table:table-cell>
          <table:table-cell table:style-name="ce2"/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29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2c4" xlink:type="simple">Region 2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913220" calcext:value-type="float">
            <text:p>3913220</text:p>
          </table:table-cell>
          <table:table-cell office:value-type="float" office:value="3954943" calcext:value-type="float">
            <text:p>3954943</text:p>
          </table:table-cell>
          <table:table-cell table:style-name="ce2" office:value-type="string" calcext:value-type="string">
            <text:p><text:a xlink:href="https://mibig.secondarymetabolites.org/go/BGC0000348/1" xlink:type="simple">ergova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66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2c5" xlink:type="simple">Region 2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973787" calcext:value-type="float">
            <text:p>3973787</text:p>
          </table:table-cell>
          <table:table-cell office:value-type="float" office:value="4019861" calcext:value-type="float">
            <text:p>401986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3c1" xlink:type="simple">Region 3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62003" calcext:value-type="float">
            <text:p>62003</text:p>
          </table:table-cell>
          <table:table-cell office:value-type="float" office:value="110414" calcext:value-type="float">
            <text:p>11041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3c2" xlink:type="simple">Region 3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76576" calcext:value-type="float">
            <text:p>176576</text:p>
          </table:table-cell>
          <table:table-cell office:value-type="float" office:value="247793" calcext:value-type="float">
            <text:p>24779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4c1" xlink:type="simple">Region 4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82365" calcext:value-type="float">
            <text:p>182365</text:p>
          </table:table-cell>
          <table:table-cell office:value-type="float" office:value="204185" calcext:value-type="float">
            <text:p>20418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4c2" xlink:type="simple">Region 4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678294" calcext:value-type="float">
            <text:p>678294</text:p>
          </table:table-cell>
          <table:table-cell office:value-type="float" office:value="721585" calcext:value-type="float">
            <text:p>72158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4c3" xlink:type="simple">Region 4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859896" calcext:value-type="float">
            <text:p>1859896</text:p>
          </table:table-cell>
          <table:table-cell office:value-type="float" office:value="1907438" calcext:value-type="float">
            <text:p>190743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4c4" xlink:type="simple">Region 4.4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011689" calcext:value-type="float">
            <text:p>2011689</text:p>
          </table:table-cell>
          <table:table-cell office:value-type="float" office:value="2064297" calcext:value-type="float">
            <text:p>206429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4c5" xlink:type="simple">Region 4.5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390931" calcext:value-type="float">
            <text:p>2390931</text:p>
          </table:table-cell>
          <table:table-cell office:value-type="float" office:value="2415283" calcext:value-type="float">
            <text:p>241528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5c1" xlink:type="simple">Region 5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396269" calcext:value-type="float">
            <text:p>2396269</text:p>
          </table:table-cell>
          <table:table-cell office:value-type="float" office:value="2447316" calcext:value-type="float">
            <text:p>244731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5c2" xlink:type="simple">Region 5.2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2587641" calcext:value-type="float">
            <text:p>2587641</text:p>
          </table:table-cell>
          <table:table-cell office:value-type="float" office:value="2648763" calcext:value-type="float">
            <text:p>264876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7c1" xlink:type="simple">Region 7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616639" calcext:value-type="float">
            <text:p>1616639</text:p>
          </table:table-cell>
          <table:table-cell office:value-type="float" office:value="1661381" calcext:value-type="float">
            <text:p>166138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7c2" xlink:type="simple">Region 7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911179" calcext:value-type="float">
            <text:p>1911179</text:p>
          </table:table-cell>
          <table:table-cell office:value-type="float" office:value="1957961" calcext:value-type="float">
            <text:p>195796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7c3" xlink:type="simple">Region 7.3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2251845" calcext:value-type="float">
            <text:p>2251845</text:p>
          </table:table-cell>
          <table:table-cell office:value-type="float" office:value="2296006" calcext:value-type="float">
            <text:p>2296006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7c4" xlink:type="simple">Region 7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369515" calcext:value-type="float">
            <text:p>2369515</text:p>
          </table:table-cell>
          <table:table-cell office:value-type="float" office:value="2416641" calcext:value-type="float">
            <text:p>241664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8c1" xlink:type="simple">Region 8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43109" calcext:value-type="float">
            <text:p>143109</text:p>
          </table:table-cell>
          <table:table-cell office:value-type="float" office:value="187130" calcext:value-type="float">
            <text:p>18713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8c2" xlink:type="simple">Region 8.2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759089" calcext:value-type="float">
            <text:p>759089</text:p>
          </table:table-cell>
          <table:table-cell office:value-type="float" office:value="804898" calcext:value-type="float">
            <text:p>80489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8c3" xlink:type="simple">Region 8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915170" calcext:value-type="float">
            <text:p>915170</text:p>
          </table:table-cell>
          <table:table-cell office:value-type="float" office:value="975644" calcext:value-type="float">
            <text:p>97564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9c1" xlink:type="simple">Region 9.1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469255" calcext:value-type="float">
            <text:p>469255</text:p>
          </table:table-cell>
          <table:table-cell office:value-type="float" office:value="512140" calcext:value-type="float">
            <text:p>51214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https://fungismash.secondarymetabolites.org/upload/fungi-b6c3e1fe-af34-4cfd-b612-6247ab7f5c22/index.html#r9c2" xlink:type="simple">Region 9.2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indole" xlink:type="simple">indole</text:a>,<text:a xlink:href="https://docs.antismash.secondarymetabolites.org/glossary/#t1pks" xlink:type="simple">T1PKS</text:a></text:p>
          </table:table-cell>
          <table:table-cell office:value-type="float" office:value="1107302" calcext:value-type="float">
            <text:p>1107302</text:p>
          </table:table-cell>
          <table:table-cell office:value-type="float" office:value="1186527" calcext:value-type="float">
            <text:p>1186527</text:p>
          </table:table-cell>
          <table:table-cell table:style-name="ce2" office:value-type="string" calcext:value-type="string">
            <text:p><text:a xlink:href="https://mibig.secondarymetabolites.org/go/BGC0001365/1" xlink:type="simple">clapurines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72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9c3" xlink:type="simple">Region 9.3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1299315" calcext:value-type="float">
            <text:p>1299315</text:p>
          </table:table-cell>
          <table:table-cell office:value-type="float" office:value="1320367" calcext:value-type="float">
            <text:p>132036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0c1" xlink:type="simple">Region 10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24034" calcext:value-type="float">
            <text:p>424034</text:p>
          </table:table-cell>
          <table:table-cell office:value-type="float" office:value="491743" calcext:value-type="float">
            <text:p>49174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1c1" xlink:type="simple">Region 11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68056" calcext:value-type="float">
            <text:p>368056</text:p>
          </table:table-cell>
          <table:table-cell office:value-type="float" office:value="416223" calcext:value-type="float">
            <text:p>416223</text:p>
          </table:table-cell>
          <table:table-cell table:style-name="ce2" office:value-type="string" calcext:value-type="string">
            <text:p><text:a xlink:href="https://mibig.secondarymetabolites.org/go/BGC0000334/1" xlink:type="simple">cyclosporin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1c2" xlink:type="simple">Region 11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491468" calcext:value-type="float">
            <text:p>491468</text:p>
          </table:table-cell>
          <table:table-cell office:value-type="float" office:value="534113" calcext:value-type="float">
            <text:p>53411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3c1" xlink:type="simple">Region 13.1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14463" calcext:value-type="float">
            <text:p>414463</text:p>
          </table:table-cell>
          <table:table-cell office:value-type="float" office:value="475428" calcext:value-type="float">
            <text:p>47542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9">
          <table:table-cell office:value-type="string" calcext:value-type="string">
            <text:p><text:a xlink:href="https://fungismash.secondarymetabolites.org/upload/fungi-b6c3e1fe-af34-4cfd-b612-6247ab7f5c22/index.html#r15c1" xlink:type="simple">Region 15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22804" calcext:value-type="float">
            <text:p>422804</text:p>
          </table:table-cell>
          <table:table-cell office:value-type="float" office:value="468740" calcext:value-type="float">
            <text:p>46874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b6c3e1fe-af34-4cfd-b612-6247ab7f5c22/index.html#r17c1" xlink:type="simple">Region 17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90798" calcext:value-type="float">
            <text:p>90798</text:p>
          </table:table-cell>
          <table:table-cell office:value-type="float" office:value="137188" calcext:value-type="float">
            <text:p>137188</text:p>
          </table:table-cell>
          <table:table-cell table:style-name="ce2" office:value-type="string" calcext:value-type="string">
            <text:p><text:a xlink:href="https://mibig.secondarymetabolites.org/go/BGC0002227/1" xlink:type="simple">AKML B/AKML D/AKML A/AKML C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75%</text:p>
          </table:table-cell>
        </table:table-row>
      </table:table>
      <table:table table:name="TrichodermaReesei_CBS999.97" table:style-name="ta1">
        <table:table-column table:style-name="co18" table:number-columns-repeated="4" table:default-cell-style-name="ce2"/>
        <table:table-column table:style-name="co38" table:default-cell-style-name="ce3"/>
        <table:table-column table:style-name="co18" table:number-columns-repeated="2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 table:number-columns-spanned="2" table:number-rows-spanned="1">
            <text:p>Most similar known cluster</text:p>
          </table:table-cell>
          <table:covered-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1c1" xlink:type="simple">Region 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77109" calcext:value-type="float">
            <text:p>77109</text:p>
          </table:table-cell>
          <table:table-cell office:value-type="float" office:value="123774" calcext:value-type="float">
            <text:p>12377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1c2" xlink:type="simple">Region 1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69120" calcext:value-type="float">
            <text:p>469120</text:p>
          </table:table-cell>
          <table:table-cell office:value-type="float" office:value="517008" calcext:value-type="float">
            <text:p>51700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1c3" xlink:type="simple">Region 1.3</text:a></text:p>
          </table:table-cell>
          <table:table-cell office:value-type="string" calcext:value-type="string">
            <text:p><text:a xlink:href="https://docs.antismash.secondarymetabolites.org/glossary/#other" xlink:type="simple">other</text:a></text:p>
          </table:table-cell>
          <table:table-cell office:value-type="float" office:value="623914" calcext:value-type="float">
            <text:p>623914</text:p>
          </table:table-cell>
          <table:table-cell office:value-type="float" office:value="666762" calcext:value-type="float">
            <text:p>66676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1c4" xlink:type="simple">Region 1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275270" calcext:value-type="float">
            <text:p>1275270</text:p>
          </table:table-cell>
          <table:table-cell office:value-type="float" office:value="1324269" calcext:value-type="float">
            <text:p>132426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8">
          <table:table-cell office:value-type="string" calcext:value-type="string">
            <text:p><text:a xlink:href="https://fungismash.secondarymetabolites.org/upload/fungi-60b3841d-2e61-41aa-9b1c-bfd225f11cf8/index.html#r1c5" xlink:type="simple">Region 1.5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6758692" calcext:value-type="float">
            <text:p>6758692</text:p>
          </table:table-cell>
          <table:table-cell office:value-type="float" office:value="6810847" calcext:value-type="float">
            <text:p>6810847</text:p>
          </table:table-cell>
          <table:table-cell table:style-name="ce2" office:value-type="string" calcext:value-type="string">
            <text:p><text:a xlink:href="https://mibig.secondarymetabolites.org/go/BGC0001136/1" xlink:type="simple">desmethylbassianin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6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2c1" xlink:type="simple">Region 2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5763" calcext:value-type="float">
            <text:p>25763</text:p>
          </table:table-cell>
          <table:table-cell office:value-type="float" office:value="47502" calcext:value-type="float">
            <text:p>47502</text:p>
          </table:table-cell>
          <table:table-cell table:style-name="ce2" office:value-type="string" calcext:value-type="string">
            <text:p><text:a xlink:href="https://mibig.secondarymetabolites.org/go/BGC0002260/1" xlink:type="simple">trichobrasilenol/xylarenic acid B/brasilane A/brasilane F/brasilane E/brasilane 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6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2c2" xlink:type="simple">Region 2.2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63321" calcext:value-type="float">
            <text:p>63321</text:p>
          </table:table-cell>
          <table:table-cell office:value-type="float" office:value="107147" calcext:value-type="float">
            <text:p>10714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2c3" xlink:type="simple">Region 2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56991" calcext:value-type="float">
            <text:p>156991</text:p>
          </table:table-cell>
          <table:table-cell office:value-type="float" office:value="210526" calcext:value-type="float">
            <text:p>21052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https://fungismash.secondarymetabolites.org/upload/fungi-60b3841d-2e61-41aa-9b1c-bfd225f11cf8/index.html#r2c4" xlink:type="simple">Region 2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nrps-like" xlink:type="simple">NRPS-like</text:a></text:p>
          </table:table-cell>
          <table:table-cell office:value-type="float" office:value="1147656" calcext:value-type="float">
            <text:p>1147656</text:p>
          </table:table-cell>
          <table:table-cell office:value-type="float" office:value="1208547" calcext:value-type="float">
            <text:p>120854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2c5" xlink:type="simple">Region 2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575665" calcext:value-type="float">
            <text:p>2575665</text:p>
          </table:table-cell>
          <table:table-cell office:value-type="float" office:value="2620804" calcext:value-type="float">
            <text:p>262080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2c6" xlink:type="simple">Region 2.6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3883170" calcext:value-type="float">
            <text:p>3883170</text:p>
          </table:table-cell>
          <table:table-cell office:value-type="float" office:value="3973539" calcext:value-type="float">
            <text:p>397353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2c7" xlink:type="simple">Region 2.7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4769368" calcext:value-type="float">
            <text:p>4769368</text:p>
          </table:table-cell>
          <table:table-cell office:value-type="float" office:value="4790941" calcext:value-type="float">
            <text:p>4790941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2c8" xlink:type="simple">Region 2.8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129593" calcext:value-type="float">
            <text:p>5129593</text:p>
          </table:table-cell>
          <table:table-cell office:value-type="float" office:value="5152525" calcext:value-type="float">
            <text:p>515252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3c1" xlink:type="simple">Region 3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860193" calcext:value-type="float">
            <text:p>1860193</text:p>
          </table:table-cell>
          <table:table-cell office:value-type="float" office:value="1905246" calcext:value-type="float">
            <text:p>190524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3c2" xlink:type="simple">Region 3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745824" calcext:value-type="float">
            <text:p>4745824</text:p>
          </table:table-cell>
          <table:table-cell office:value-type="float" office:value="4792873" calcext:value-type="float">
            <text:p>479287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3c3" xlink:type="simple">Region 3.3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071661" calcext:value-type="float">
            <text:p>5071661</text:p>
          </table:table-cell>
          <table:table-cell office:value-type="float" office:value="5093023" calcext:value-type="float">
            <text:p>509302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7">
          <table:table-cell office:value-type="string" calcext:value-type="string">
            <text:p><text:a xlink:href="https://fungismash.secondarymetabolites.org/upload/fungi-60b3841d-2e61-41aa-9b1c-bfd225f11cf8/index.html#r3c4" xlink:type="simple">Region 3.4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-like" xlink:type="simple">NRPS-like</text:a>,<text:a xlink:href="https://docs.antismash.secondarymetabolites.org/glossary/#nrps" xlink:type="simple">NRPS</text:a></text:p>
          </table:table-cell>
          <table:table-cell office:value-type="float" office:value="5175400" calcext:value-type="float">
            <text:p>5175400</text:p>
          </table:table-cell>
          <table:table-cell office:value-type="float" office:value="5250857" calcext:value-type="float">
            <text:p>5250857</text:p>
          </table:table-cell>
          <table:table-cell table:style-name="ce2" office:value-type="string" calcext:value-type="string">
            <text:p><text:a xlink:href="https://mibig.secondarymetabolites.org/go/BGC0002169/1" xlink:type="simple">acurin A</text:a></text:p>
          </table:table-cell>
          <table:table-cell table:style-name="ce2" office:value-type="string" calcext:value-type="string">
            <text:p>Polyketide+NRP</text:p>
          </table:table-cell>
          <table:table-cell table:style-name="ce4" office:value-type="string" calcext:value-type="string">
            <text:p>23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4c1" xlink:type="simple">Region 4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275092" calcext:value-type="float">
            <text:p>1275092</text:p>
          </table:table-cell>
          <table:table-cell office:value-type="float" office:value="1323130" calcext:value-type="float">
            <text:p>132313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4c2" xlink:type="simple">Region 4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679904" calcext:value-type="float">
            <text:p>1679904</text:p>
          </table:table-cell>
          <table:table-cell office:value-type="float" office:value="1725345" calcext:value-type="float">
            <text:p>1725345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62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4c3" xlink:type="simple">Region 4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062703" calcext:value-type="float">
            <text:p>4062703</text:p>
          </table:table-cell>
          <table:table-cell office:value-type="float" office:value="4123383" calcext:value-type="float">
            <text:p>412338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4c4" xlink:type="simple">Region 4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342681" calcext:value-type="float">
            <text:p>4342681</text:p>
          </table:table-cell>
          <table:table-cell office:value-type="float" office:value="4370367" calcext:value-type="float">
            <text:p>4370367</text:p>
          </table:table-cell>
          <table:table-cell table:style-name="ce2" office:value-type="string" calcext:value-type="string">
            <text:p><text:a xlink:href="https://mibig.secondarymetabolites.org/go/BGC0002709/1" xlink:type="simple">aurofusar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8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5c1" xlink:type="simple">Region 5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2779" calcext:value-type="float">
            <text:p>22779</text:p>
          </table:table-cell>
          <table:table-cell office:value-type="float" office:value="69092" calcext:value-type="float">
            <text:p>6909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5c2" xlink:type="simple">Region 5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089895" calcext:value-type="float">
            <text:p>2089895</text:p>
          </table:table-cell>
          <table:table-cell office:value-type="float" office:value="2150690" calcext:value-type="float">
            <text:p>2150690</text:p>
          </table:table-cell>
          <table:table-cell table:style-name="ce2" office:value-type="string" calcext:value-type="string">
            <text:p><text:a xlink:href="https://mibig.secondarymetabolites.org/go/BGC0002190/1" xlink:type="simple">sorbicillin/2'3'-dihydrosorbicillin/sorbicillinol/oxosorbicillinol/bisvertinolone (spelled bisvertinolon in paper)/dihydrobisvertinolone/tetrahydrobisvertinolone/bisorbicillinol/2'3'-dihydrosorbicillinol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62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5c3" xlink:type="simple">Region 5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3949043" calcext:value-type="float">
            <text:p>3949043</text:p>
          </table:table-cell>
          <table:table-cell office:value-type="float" office:value="4010310" calcext:value-type="float">
            <text:p>401031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5c4" xlink:type="simple">Region 5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4029118" calcext:value-type="float">
            <text:p>4029118</text:p>
          </table:table-cell>
          <table:table-cell office:value-type="float" office:value="4072425" calcext:value-type="float">
            <text:p>407242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6c1" xlink:type="simple">Region 6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89502" calcext:value-type="float">
            <text:p>89502</text:p>
          </table:table-cell>
          <table:table-cell office:value-type="float" office:value="138936" calcext:value-type="float">
            <text:p>13893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6c2" xlink:type="simple">Region 6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583998" calcext:value-type="float">
            <text:p>583998</text:p>
          </table:table-cell>
          <table:table-cell office:value-type="float" office:value="631608" calcext:value-type="float">
            <text:p>631608</text:p>
          </table:table-cell>
          <table:table-cell table:style-name="ce2" office:value-type="string" calcext:value-type="string">
            <text:p><text:a xlink:href="https://mibig.secondarymetabolites.org/go/BGC0002233/1" xlink:type="simple">trichoxide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66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6c3" xlink:type="simple">Region 6.3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766053" calcext:value-type="float">
            <text:p>766053</text:p>
          </table:table-cell>
          <table:table-cell office:value-type="float" office:value="787541" calcext:value-type="float">
            <text:p>78754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10">
          <table:table-cell office:value-type="string" calcext:value-type="string">
            <text:p><text:a xlink:href="https://fungismash.secondarymetabolites.org/upload/fungi-60b3841d-2e61-41aa-9b1c-bfd225f11cf8/index.html#r6c4" xlink:type="simple">Region 6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nrps" xlink:type="simple">NRPS</text:a></text:p>
          </table:table-cell>
          <table:table-cell office:value-type="float" office:value="1147737" calcext:value-type="float">
            <text:p>1147737</text:p>
          </table:table-cell>
          <table:table-cell office:value-type="float" office:value="1243786" calcext:value-type="float">
            <text:p>1243786</text:p>
          </table:table-cell>
          <table:table-cell table:style-name="ce2" office:value-type="string" calcext:value-type="string">
            <text:p><text:a xlink:href="https://mibig.secondarymetabolites.org/go/BGC0001585/1" xlink:type="simple">melinacidin IV</text:a></text:p>
          </table:table-cell>
          <table:table-cell table:style-name="ce2" office:value-type="string" calcext:value-type="string">
            <text:p>Alkaloid</text:p>
          </table:table-cell>
          <table:table-cell table:style-name="ce4" office:value-type="string" calcext:value-type="string">
            <text:p>81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6c5" xlink:type="simple">Region 6.5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473719" calcext:value-type="float">
            <text:p>1473719</text:p>
          </table:table-cell>
          <table:table-cell office:value-type="float" office:value="1517057" calcext:value-type="float">
            <text:p>151705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6c6" xlink:type="simple">Region 6.6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237151" calcext:value-type="float">
            <text:p>3237151</text:p>
          </table:table-cell>
          <table:table-cell office:value-type="float" office:value="3281058" calcext:value-type="float">
            <text:p>3281058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6c7" xlink:type="simple">Region 6.7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3354174" calcext:value-type="float">
            <text:p>3354174</text:p>
          </table:table-cell>
          <table:table-cell office:value-type="float" office:value="3375584" calcext:value-type="float">
            <text:p>337558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7c1" xlink:type="simple">Region 7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56455" calcext:value-type="float">
            <text:p>356455</text:p>
          </table:table-cell>
          <table:table-cell office:value-type="float" office:value="402366" calcext:value-type="float">
            <text:p>402366</text:p>
          </table:table-cell>
          <table:table-cell table:style-name="ce2" office:value-type="string" calcext:value-type="string">
            <text:p><text:a xlink:href="https://mibig.secondarymetabolites.org/go/BGC0002237/1" xlink:type="simple">dichlorodiaporth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9">
          <table:table-cell office:value-type="string" calcext:value-type="string">
            <text:p><text:a xlink:href="https://fungismash.secondarymetabolites.org/upload/fungi-60b3841d-2e61-41aa-9b1c-bfd225f11cf8/index.html#r7c2" xlink:type="simple">Region 7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624069" calcext:value-type="float">
            <text:p>624069</text:p>
          </table:table-cell>
          <table:table-cell office:value-type="float" office:value="645181" calcext:value-type="float">
            <text:p>64518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60b3841d-2e61-41aa-9b1c-bfd225f11cf8/index.html#r7c3" xlink:type="simple">Region 7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788835" calcext:value-type="float">
            <text:p>788835</text:p>
          </table:table-cell>
          <table:table-cell office:value-type="float" office:value="898358" calcext:value-type="float">
            <text:p>898358</text:p>
          </table:table-cell>
          <table:table-cell table:style-name="Default"/>
          <table:table-cell table:number-columns-repeated="2"/>
        </table:table-row>
      </table:table>
      <table:table table:name="TrichodermaReesei_QM6a" table:style-name="ta1">
        <table:table-column table:style-name="co18" table:number-columns-repeated="4" table:default-cell-style-name="ce2"/>
        <table:table-column table:style-name="co39" table:default-cell-style-name="ce3"/>
        <table:table-column table:style-name="co40" table:default-cell-style-name="Default"/>
        <table:table-column table:style-name="co18" table:default-cell-style-name="Default"/>
        <table:table-row table:style-name="ro5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 table:number-columns-spanned="2" table:number-rows-spanned="1">
            <text:p>Most similar known cluster</text:p>
          </table:table-cell>
          <table:covered-table-cell/>
          <table:table-cell table:style-name="ce1" office:value-type="string" calcext:value-type="string">
            <text:p>Similarity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1c1" xlink:type="simple">Region 1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56952" calcext:value-type="float">
            <text:p>56952</text:p>
          </table:table-cell>
          <table:table-cell office:value-type="float" office:value="103617" calcext:value-type="float">
            <text:p>10361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1c2" xlink:type="simple">Region 1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40177" calcext:value-type="float">
            <text:p>440177</text:p>
          </table:table-cell>
          <table:table-cell office:value-type="float" office:value="488065" calcext:value-type="float">
            <text:p>488065</text:p>
          </table:table-cell>
          <table:table-cell table:style-name="ce2" office:value-type="string" calcext:value-type="string">
            <text:p><text:a xlink:href="https://mibig.secondarymetabolites.org/go/BGC0001248/1" xlink:type="simple">clavaric aci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1c3" xlink:type="simple">Region 1.3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185205" calcext:value-type="float">
            <text:p>1185205</text:p>
          </table:table-cell>
          <table:table-cell office:value-type="float" office:value="1234200" calcext:value-type="float">
            <text:p>1234200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<text:a xlink:href="https://fungismash.secondarymetabolites.org/upload/fungi-48cc6f3f-58ae-42a0-a7f5-ee71818b5a5d/index.html#r1c4" xlink:type="simple">Region 1.4</text:a></text:p>
          </table:table-cell>
          <table:table-cell office:value-type="string" calcext:value-type="string">
            <text:p><text:a xlink:href="https://docs.antismash.secondarymetabolites.org/glossary/#nrps" xlink:type="simple">NRPS</text:a>,<text:a xlink:href="https://docs.antismash.secondarymetabolites.org/glossary/#t1pks" xlink:type="simple">T1PKS</text:a>,<text:a xlink:href="https://docs.antismash.secondarymetabolites.org/glossary/#fungal-ripp-like" xlink:type="simple">fungal-RiPP-like</text:a></text:p>
          </table:table-cell>
          <table:table-cell office:value-type="float" office:value="6770150" calcext:value-type="float">
            <text:p>6770150</text:p>
          </table:table-cell>
          <table:table-cell office:value-type="float" office:value="6835803" calcext:value-type="float">
            <text:p>6835803</text:p>
          </table:table-cell>
          <table:table-cell table:style-name="ce2" office:value-type="string" calcext:value-type="string">
            <text:p><text:a xlink:href="https://mibig.secondarymetabolites.org/go/BGC0001136/1" xlink:type="simple">desmethylbassianin</text:a></text:p>
          </table:table-cell>
          <table:table-cell table:style-name="ce2" office:value-type="string" calcext:value-type="string">
            <text:p>NRP+Polyketide:Iterative type I polyketide</text:p>
          </table:table-cell>
          <table:table-cell table:style-name="ce4" office:value-type="string" calcext:value-type="string">
            <text:p>6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2c1" xlink:type="simple">Region 2.1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21140" calcext:value-type="float">
            <text:p>21140</text:p>
          </table:table-cell>
          <table:table-cell office:value-type="float" office:value="42880" calcext:value-type="float">
            <text:p>42880</text:p>
          </table:table-cell>
          <table:table-cell table:style-name="ce2" office:value-type="string" calcext:value-type="string">
            <text:p><text:a xlink:href="https://mibig.secondarymetabolites.org/go/BGC0002260/1" xlink:type="simple">trichobrasilenol/xylarenic acid B/brasilane A/brasilane F/brasilane E/brasilane D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6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2c2" xlink:type="simple">Region 2.2</text:a></text:p>
          </table:table-cell>
          <table:table-cell office:value-type="string" calcext:value-type="string">
            <text:p><text:a xlink:href="https://docs.antismash.secondarymetabolites.org/glossary/#isocyanide" xlink:type="simple">isocyanide</text:a></text:p>
          </table:table-cell>
          <table:table-cell office:value-type="float" office:value="57312" calcext:value-type="float">
            <text:p>57312</text:p>
          </table:table-cell>
          <table:table-cell office:value-type="float" office:value="102364" calcext:value-type="float">
            <text:p>10236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2c3" xlink:type="simple">Region 2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49346" calcext:value-type="float">
            <text:p>149346</text:p>
          </table:table-cell>
          <table:table-cell office:value-type="float" office:value="204116" calcext:value-type="float">
            <text:p>20411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https://fungismash.secondarymetabolites.org/upload/fungi-48cc6f3f-58ae-42a0-a7f5-ee71818b5a5d/index.html#r2c4" xlink:type="simple">Region 2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nrps-like" xlink:type="simple">NRPS-like</text:a></text:p>
          </table:table-cell>
          <table:table-cell office:value-type="float" office:value="1180186" calcext:value-type="float">
            <text:p>1180186</text:p>
          </table:table-cell>
          <table:table-cell office:value-type="float" office:value="1240909" calcext:value-type="float">
            <text:p>124090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2c5" xlink:type="simple">Region 2.5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2602153" calcext:value-type="float">
            <text:p>2602153</text:p>
          </table:table-cell>
          <table:table-cell office:value-type="float" office:value="2647284" calcext:value-type="float">
            <text:p>264728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2c6" xlink:type="simple">Region 2.6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" xlink:type="simple">NRPS</text:a></text:p>
          </table:table-cell>
          <table:table-cell office:value-type="float" office:value="3942457" calcext:value-type="float">
            <text:p>3942457</text:p>
          </table:table-cell>
          <table:table-cell office:value-type="float" office:value="4034846" calcext:value-type="float">
            <text:p>403484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2c7" xlink:type="simple">Region 2.7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4835400" calcext:value-type="float">
            <text:p>4835400</text:p>
          </table:table-cell>
          <table:table-cell office:value-type="float" office:value="4856973" calcext:value-type="float">
            <text:p>4856973</text:p>
          </table:table-cell>
          <table:table-cell table:style-name="ce2" office:value-type="string" calcext:value-type="string">
            <text:p><text:a xlink:href="https://mibig.secondarymetabolites.org/go/BGC0001839/1" xlink:type="simple">squalestatin S1</text:a></text:p>
          </table:table-cell>
          <table:table-cell table:style-name="ce2" office:value-type="string" calcext:value-type="string">
            <text:p>Terpene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2c8" xlink:type="simple">Region 2.8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217993" calcext:value-type="float">
            <text:p>5217993</text:p>
          </table:table-cell>
          <table:table-cell office:value-type="float" office:value="5239773" calcext:value-type="float">
            <text:p>523977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3c1" xlink:type="simple">Region 3.1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935637" calcext:value-type="float">
            <text:p>1935637</text:p>
          </table:table-cell>
          <table:table-cell office:value-type="float" office:value="1980478" calcext:value-type="float">
            <text:p>198047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3c2" xlink:type="simple">Region 3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794700" calcext:value-type="float">
            <text:p>4794700</text:p>
          </table:table-cell>
          <table:table-cell office:value-type="float" office:value="4841741" calcext:value-type="float">
            <text:p>484174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3c3" xlink:type="simple">Region 3.3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123088" calcext:value-type="float">
            <text:p>5123088</text:p>
          </table:table-cell>
          <table:table-cell office:value-type="float" office:value="5144447" calcext:value-type="float">
            <text:p>5144447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12">
          <table:table-cell office:value-type="string" calcext:value-type="string">
            <text:p><text:a xlink:href="https://fungismash.secondarymetabolites.org/upload/fungi-48cc6f3f-58ae-42a0-a7f5-ee71818b5a5d/index.html#r3c4" xlink:type="simple">Region 3.4</text:a></text:p>
          </table:table-cell>
          <table:table-cell office:value-type="string" calcext:value-type="string">
            <text:p><text:a xlink:href="https://docs.antismash.secondarymetabolites.org/glossary/#t1pks" xlink:type="simple">T1PKS</text:a>,<text:a xlink:href="https://docs.antismash.secondarymetabolites.org/glossary/#nrps-like" xlink:type="simple">NRPS-like</text:a>,<text:a xlink:href="https://docs.antismash.secondarymetabolites.org/glossary/#nrps" xlink:type="simple">NRPS</text:a></text:p>
          </table:table-cell>
          <table:table-cell office:value-type="float" office:value="5222644" calcext:value-type="float">
            <text:p>5222644</text:p>
          </table:table-cell>
          <table:table-cell office:value-type="float" office:value="5298528" calcext:value-type="float">
            <text:p>5298528</text:p>
          </table:table-cell>
          <table:table-cell table:style-name="ce2" office:value-type="string" calcext:value-type="string">
            <text:p><text:a xlink:href="https://mibig.secondarymetabolites.org/go/BGC0001923/1" xlink:type="simple">ascochlorin</text:a></text:p>
          </table:table-cell>
          <table:table-cell table:style-name="ce2" office:value-type="string" calcext:value-type="string">
            <text:p>Terpene+Polyketide</text:p>
          </table:table-cell>
          <table:table-cell table:style-name="ce4" office:value-type="string" calcext:value-type="string">
            <text:p>37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4c1" xlink:type="simple">Region 4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298902" calcext:value-type="float">
            <text:p>1298902</text:p>
          </table:table-cell>
          <table:table-cell office:value-type="float" office:value="1346541" calcext:value-type="float">
            <text:p>134654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4c2" xlink:type="simple">Region 4.2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1724900" calcext:value-type="float">
            <text:p>1724900</text:p>
          </table:table-cell>
          <table:table-cell office:value-type="float" office:value="1770341" calcext:value-type="float">
            <text:p>1770341</text:p>
          </table:table-cell>
          <table:table-cell table:style-name="ce2" office:value-type="string" calcext:value-type="string">
            <text:p><text:a xlink:href="https://mibig.secondarymetabolites.org/go/BGC0002710/1" xlink:type="simple">metachelin C/metachelin A/metachelin A-CE/metachelin B/dimerumic acid 11-mannoside/dimerumic acid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62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4c3" xlink:type="simple">Region 4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172082" calcext:value-type="float">
            <text:p>4172082</text:p>
          </table:table-cell>
          <table:table-cell office:value-type="float" office:value="4233393" calcext:value-type="float">
            <text:p>4233393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4c4" xlink:type="simple">Region 4.4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4514373" calcext:value-type="float">
            <text:p>4514373</text:p>
          </table:table-cell>
          <table:table-cell office:value-type="float" office:value="4556834" calcext:value-type="float">
            <text:p>4556834</text:p>
          </table:table-cell>
          <table:table-cell table:style-name="ce2" office:value-type="string" calcext:value-type="string">
            <text:p><text:a xlink:href="https://mibig.secondarymetabolites.org/go/BGC0002709/1" xlink:type="simple">aurofusar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18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5c1" xlink:type="simple">Region 5.1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6699" calcext:value-type="float">
            <text:p>6699</text:p>
          </table:table-cell>
          <table:table-cell office:value-type="float" office:value="53012" calcext:value-type="float">
            <text:p>53012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5c2" xlink:type="simple">Region 5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2158254" calcext:value-type="float">
            <text:p>2158254</text:p>
          </table:table-cell>
          <table:table-cell office:value-type="float" office:value="2217697" calcext:value-type="float">
            <text:p>2217697</text:p>
          </table:table-cell>
          <table:table-cell table:style-name="ce2" office:value-type="string" calcext:value-type="string">
            <text:p><text:a xlink:href="https://mibig.secondarymetabolites.org/go/BGC0001404/1" xlink:type="simple">sorbicill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57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5c3" xlink:type="simple">Region 5.3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</text:p>
          </table:table-cell>
          <table:table-cell office:value-type="float" office:value="4005213" calcext:value-type="float">
            <text:p>4005213</text:p>
          </table:table-cell>
          <table:table-cell office:value-type="float" office:value="4065654" calcext:value-type="float">
            <text:p>4065654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5c4" xlink:type="simple">Region 5.4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4085641" calcext:value-type="float">
            <text:p>4085641</text:p>
          </table:table-cell>
          <table:table-cell office:value-type="float" office:value="4128948" calcext:value-type="float">
            <text:p>4128948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6c1" xlink:type="simple">Region 6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140128" calcext:value-type="float">
            <text:p>140128</text:p>
          </table:table-cell>
          <table:table-cell office:value-type="float" office:value="189565" calcext:value-type="float">
            <text:p>189565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6c2" xlink:type="simple">Region 6.2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635361" calcext:value-type="float">
            <text:p>635361</text:p>
          </table:table-cell>
          <table:table-cell office:value-type="float" office:value="682968" calcext:value-type="float">
            <text:p>682968</text:p>
          </table:table-cell>
          <table:table-cell table:style-name="ce2" office:value-type="string" calcext:value-type="string">
            <text:p><text:a xlink:href="https://mibig.secondarymetabolites.org/go/BGC0002233/1" xlink:type="simple">trichoxide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66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6c3" xlink:type="simple">Region 6.3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806228" calcext:value-type="float">
            <text:p>806228</text:p>
          </table:table-cell>
          <table:table-cell office:value-type="float" office:value="827716" calcext:value-type="float">
            <text:p>82771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6">
          <table:table-cell office:value-type="string" calcext:value-type="string">
            <text:p><text:a xlink:href="https://fungismash.secondarymetabolites.org/upload/fungi-48cc6f3f-58ae-42a0-a7f5-ee71818b5a5d/index.html#r6c4" xlink:type="simple">Region 6.4</text:a></text:p>
          </table:table-cell>
          <table:table-cell office:value-type="string" calcext:value-type="string">
            <text:p><text:a xlink:href="https://docs.antismash.secondarymetabolites.org/glossary/#fungal-ripp-like" xlink:type="simple">fungal-RiPP-like</text:a>,<text:a xlink:href="https://docs.antismash.secondarymetabolites.org/glossary/#nrps" xlink:type="simple">NRPS</text:a></text:p>
          </table:table-cell>
          <table:table-cell office:value-type="float" office:value="1296717" calcext:value-type="float">
            <text:p>1296717</text:p>
          </table:table-cell>
          <table:table-cell office:value-type="float" office:value="1392871" calcext:value-type="float">
            <text:p>1392871</text:p>
          </table:table-cell>
          <table:table-cell table:style-name="ce2" office:value-type="string" calcext:value-type="string">
            <text:p><text:a xlink:href="https://mibig.secondarymetabolites.org/go/BGC0001585/1" xlink:type="simple">melinacidin IV</text:a></text:p>
          </table:table-cell>
          <table:table-cell table:style-name="ce2" office:value-type="string" calcext:value-type="string">
            <text:p>Alkaloid</text:p>
          </table:table-cell>
          <table:table-cell table:style-name="ce4" office:value-type="string" calcext:value-type="string">
            <text:p>81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6c5" xlink:type="simple">Region 6.5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1660557" calcext:value-type="float">
            <text:p>1660557</text:p>
          </table:table-cell>
          <table:table-cell office:value-type="float" office:value="1703631" calcext:value-type="float">
            <text:p>1703631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6c6" xlink:type="simple">Region 6.6</text:a></text:p>
          </table:table-cell>
          <table:table-cell office:value-type="string" calcext:value-type="string">
            <text:p><text:a xlink:href="https://docs.antismash.secondarymetabolites.org/glossary/#nrps-like" xlink:type="simple">NRPS-like</text:a></text:p>
          </table:table-cell>
          <table:table-cell office:value-type="float" office:value="3464989" calcext:value-type="float">
            <text:p>3464989</text:p>
          </table:table-cell>
          <table:table-cell office:value-type="float" office:value="3508897" calcext:value-type="float">
            <text:p>3508897</text:p>
          </table:table-cell>
          <table:table-cell table:style-name="ce2" office:value-type="string" calcext:value-type="string">
            <text:p><text:a xlink:href="https://mibig.secondarymetabolites.org/go/BGC0002276/1" xlink:type="simple">choline</text:a></text:p>
          </table:table-cell>
          <table:table-cell table:style-name="ce2" office:value-type="string" calcext:value-type="string">
            <text:p>NRP</text:p>
          </table:table-cell>
          <table:table-cell table:style-name="ce4"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6c7" xlink:type="simple">Region 6.7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3584899" calcext:value-type="float">
            <text:p>3584899</text:p>
          </table:table-cell>
          <table:table-cell office:value-type="float" office:value="3606309" calcext:value-type="float">
            <text:p>3606309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7c1" xlink:type="simple">Region 7.1</text:a></text:p>
          </table:table-cell>
          <table:table-cell office:value-type="string" calcext:value-type="string">
            <text:p><text:a xlink:href="https://docs.antismash.secondarymetabolites.org/glossary/#t1pks" xlink:type="simple">T1PKS</text:a></text:p>
          </table:table-cell>
          <table:table-cell office:value-type="float" office:value="340027" calcext:value-type="float">
            <text:p>340027</text:p>
          </table:table-cell>
          <table:table-cell office:value-type="float" office:value="385937" calcext:value-type="float">
            <text:p>385937</text:p>
          </table:table-cell>
          <table:table-cell table:style-name="ce2" office:value-type="string" calcext:value-type="string">
            <text:p><text:a xlink:href="https://mibig.secondarymetabolites.org/go/BGC0002237/1" xlink:type="simple">dichlorodiaporthin</text:a></text:p>
          </table:table-cell>
          <table:table-cell table:style-name="ce2" office:value-type="string" calcext:value-type="string">
            <text:p>Polyketide</text:p>
          </table:table-cell>
          <table:table-cell table:style-name="ce4" office:value-type="string" calcext:value-type="string">
            <text:p>50%</text:p>
          </table:table-cell>
        </table:table-row>
        <table:table-row table:style-name="ro9">
          <table:table-cell office:value-type="string" calcext:value-type="string">
            <text:p><text:a xlink:href="https://fungismash.secondarymetabolites.org/upload/fungi-48cc6f3f-58ae-42a0-a7f5-ee71818b5a5d/index.html#r7c2" xlink:type="simple">Region 7.2</text:a></text:p>
          </table:table-cell>
          <table:table-cell office:value-type="string" calcext:value-type="string">
            <text:p><text:a xlink:href="https://docs.antismash.secondarymetabolites.org/glossary/#terpene" xlink:type="simple">terpene</text:a></text:p>
          </table:table-cell>
          <table:table-cell office:value-type="float" office:value="551861" calcext:value-type="float">
            <text:p>551861</text:p>
          </table:table-cell>
          <table:table-cell office:value-type="float" office:value="572966" calcext:value-type="float">
            <text:p>572966</text:p>
          </table:table-cell>
          <table:table-cell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<text:a xlink:href="https://fungismash.secondarymetabolites.org/upload/fungi-48cc6f3f-58ae-42a0-a7f5-ee71818b5a5d/index.html#r7c3" xlink:type="simple">Region 7.3</text:a></text:p>
          </table:table-cell>
          <table:table-cell office:value-type="string" calcext:value-type="string">
            <text:p><text:a xlink:href="https://docs.antismash.secondarymetabolites.org/glossary/#nrps" xlink:type="simple">NRPS</text:a></text:p>
          </table:table-cell>
          <table:table-cell office:value-type="float" office:value="700450" calcext:value-type="float">
            <text:p>700450</text:p>
          </table:table-cell>
          <table:table-cell office:value-type="float" office:value="809967" calcext:value-type="float">
            <text:p>809967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ComparisonTable.A1:ComparisonTable.N293">
          <table:sort>
            <table:sort-by table:field-number="0" table:data-type="automatic"/>
          </table:sort>
        </table:database-range>
        <table:database-range table:name="__Anonymous_Sheet_DB__11" table:target-range-address="Mbrunneum4556.A1:Mbrunneum4556.G5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 style:data-style-name="N2" text:time-value="14:35:24.592020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0:11:27.828907605</meta:creation-date>
    <dc:date>2024-03-02T18:56:12.231061438</dc:date>
    <meta:editing-duration>PT10H1M31S</meta:editing-duration>
    <meta:editing-cycles>22</meta:editing-cycles>
    <meta:generator>LibreOffice/24.2.0.1$Linux_X86_64 LibreOffice_project/420$Build-1</meta:generator>
    <meta:document-statistic meta:table-count="17" meta:cell-count="4245" meta:object-count="0"/>
  </office:meta>
</office:document-meta>
</file>